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automatic-styles>
    <style:style style:name="co1" style:family="table-column">
      <style:table-column-properties fo:break-before="auto" style:column-width="2.552cm"/>
    </style:style>
    <style:style style:name="co2" style:family="table-column">
      <style:table-column-properties fo:break-before="auto" style:column-width="5.604cm"/>
    </style:style>
    <style:style style:name="co3" style:family="table-column">
      <style:table-column-properties fo:break-before="auto" style:column-width="6.218cm"/>
    </style:style>
    <style:style style:name="co4" style:family="table-column">
      <style:table-column-properties fo:break-before="auto" style:column-width="1.478cm"/>
    </style:style>
    <style:style style:name="co5" style:family="table-column">
      <style:table-column-properties fo:break-before="auto" style:column-width="4.969cm"/>
    </style:style>
    <style:style style:name="co6" style:family="table-column">
      <style:table-column-properties fo:break-before="auto" style:column-width="1.871cm"/>
    </style:style>
    <style:style style:name="co7" style:family="table-column">
      <style:table-column-properties fo:break-before="auto" style:column-width="2.57cm"/>
    </style:style>
    <style:style style:name="co8" style:family="table-column">
      <style:table-column-properties fo:break-before="auto" style:column-width="3.011cm"/>
    </style:style>
    <style:style style:name="co9" style:family="table-column">
      <style:table-column-properties fo:break-before="auto" style:column-width="1.139cm"/>
    </style:style>
    <style:style style:name="co10" style:family="table-column">
      <style:table-column-properties fo:break-before="auto" style:column-width="1.173cm"/>
    </style:style>
    <style:style style:name="co11" style:family="table-column">
      <style:table-column-properties fo:break-before="auto" style:column-width="9.031cm"/>
    </style:style>
    <style:style style:name="co12" style:family="table-column">
      <style:table-column-properties fo:break-before="auto" style:column-width="8.941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Noto Sans Arabic U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cb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1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table:number-columns-repeated="3"/>
          <table:table-cell office:value-type="string" calcext:value-type="string">
            <text:p>item_name</text:p>
          </table:table-cell>
          <table:table-cell office:value-type="string" calcext:value-type="string">
            <text:p>item_category</text:p>
          </table:table-cell>
          <table:table-cell table:style-name="Default" office:value-type="string" calcext:value-type="string">
            <text:p>custom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subtype</text:p>
          </table:table-cell>
          <table:table-cell table:style-name="ce3" office:value-type="string" calcext:value-type="string">
            <text:p>prot_curve_type</text:p>
          </table:table-cell>
          <table:table-cell table:style-name="ce3" office:value-type="string" calcext:value-type="string">
            <text:p>prot_0_curve_type</text:p>
          </table:table-cell>
          <table:table-cell office:value-type="string" calcext:value-type="string">
            <text:p>In</text:p>
          </table:table-cell>
          <table:table-cell office:value-type="string" calcext:value-type="string">
            <text:p>I0</text:p>
          </table:table-cell>
          <table:table-cell office:value-type="string" calcext:value-type="string">
            <text:p>Isc</text:p>
          </table:table-cell>
          <table:table-cell office:value-type="string" calcext:value-type="string">
            <text:p>pcurve_l</text:p>
          </table:table-cell>
          <table:table-cell office:value-type="string" calcext:value-type="string">
            <text:p>pcurve_g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] &amp; &quot;A, &quot; &amp; [.C2]" office:value-type="string" office:string-value="6A, B Curve" calcext:value-type="string">
            <text:p>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]" office:value-type="string" office:string-value="B Curve" calcext:value-type="string">
            <text:p>B Curve</text:p>
          </table:table-cell>
          <table:table-cell/>
          <table:table-cell table:formula="of:=[.B2]" office:value-type="float" office:value="6" calcext:value-type="float">
            <text:p>6</text:p>
          </table:table-cell>
          <table:table-cell table:formula="of:=[.K2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] &amp; &quot;A, &quot; &amp; [.C3]" office:value-type="string" office:string-value="10A, B Curve" calcext:value-type="string">
            <text:p>1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3]" office:value-type="string" office:string-value="B Curve" calcext:value-type="string">
            <text:p>B Curve</text:p>
          </table:table-cell>
          <table:table-cell/>
          <table:table-cell table:formula="of:=[.B3]" office:value-type="float" office:value="10" calcext:value-type="float">
            <text:p>10</text:p>
          </table:table-cell>
          <table:table-cell table:formula="of:=[.K3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4] &amp; &quot;A, &quot; &amp; [.C4]" office:value-type="string" office:string-value="16A, B Curve" calcext:value-type="string">
            <text:p>16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4]" office:value-type="string" office:string-value="B Curve" calcext:value-type="string">
            <text:p>B Curve</text:p>
          </table:table-cell>
          <table:table-cell/>
          <table:table-cell table:formula="of:=[.B4]" office:value-type="float" office:value="16" calcext:value-type="float">
            <text:p>16</text:p>
          </table:table-cell>
          <table:table-cell table:formula="of:=[.K4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5] &amp; &quot;A, &quot; &amp; [.C5]" office:value-type="string" office:string-value="20A, B Curve" calcext:value-type="string">
            <text:p>2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5]" office:value-type="string" office:string-value="B Curve" calcext:value-type="string">
            <text:p>B Curve</text:p>
          </table:table-cell>
          <table:table-cell/>
          <table:table-cell table:formula="of:=[.B5]" office:value-type="float" office:value="20" calcext:value-type="float">
            <text:p>20</text:p>
          </table:table-cell>
          <table:table-cell table:formula="of:=[.K5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] &amp; &quot;A, &quot; &amp; [.C6]" office:value-type="string" office:string-value="25A, B Curve" calcext:value-type="string">
            <text:p>25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6]" office:value-type="string" office:string-value="B Curve" calcext:value-type="string">
            <text:p>B Curve</text:p>
          </table:table-cell>
          <table:table-cell/>
          <table:table-cell table:formula="of:=[.B6]" office:value-type="float" office:value="25" calcext:value-type="float">
            <text:p>25</text:p>
          </table:table-cell>
          <table:table-cell table:formula="of:=[.K6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7] &amp; &quot;A, &quot; &amp; [.C7]" office:value-type="string" office:string-value="32A, B Curve" calcext:value-type="string">
            <text:p>32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7]" office:value-type="string" office:string-value="B Curve" calcext:value-type="string">
            <text:p>B Curve</text:p>
          </table:table-cell>
          <table:table-cell/>
          <table:table-cell table:formula="of:=[.B7]" office:value-type="float" office:value="32" calcext:value-type="float">
            <text:p>32</text:p>
          </table:table-cell>
          <table:table-cell table:formula="of:=[.K7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8] &amp; &quot;A, &quot; &amp; [.C8]" office:value-type="string" office:string-value="40A, B Curve" calcext:value-type="string">
            <text:p>4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8]" office:value-type="string" office:string-value="B Curve" calcext:value-type="string">
            <text:p>B Curve</text:p>
          </table:table-cell>
          <table:table-cell/>
          <table:table-cell table:formula="of:=[.B8]" office:value-type="float" office:value="40" calcext:value-type="float">
            <text:p>40</text:p>
          </table:table-cell>
          <table:table-cell table:formula="of:=[.K8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9] &amp; &quot;A, &quot; &amp; [.C9]" office:value-type="string" office:string-value="50A, B Curve" calcext:value-type="string">
            <text:p>50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9]" office:value-type="string" office:string-value="B Curve" calcext:value-type="string">
            <text:p>B Curve</text:p>
          </table:table-cell>
          <table:table-cell/>
          <table:table-cell table:formula="of:=[.B9]" office:value-type="float" office:value="50" calcext:value-type="float">
            <text:p>50</text:p>
          </table:table-cell>
          <table:table-cell table:formula="of:=[.K9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10] &amp; &quot;A, &quot; &amp; [.C10]" office:value-type="string" office:string-value="63A, B Curve" calcext:value-type="string">
            <text:p>63A, B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0]" office:value-type="string" office:string-value="B Curve" calcext:value-type="string">
            <text:p>B Curve</text:p>
          </table:table-cell>
          <table:table-cell/>
          <table:table-cell table:formula="of:=[.B10]" office:value-type="float" office:value="63" calcext:value-type="float">
            <text:p>63</text:p>
          </table:table-cell>
          <table:table-cell table:formula="of:=[.K1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11] &amp; &quot;A, &quot; &amp; [.C11]" office:value-type="string" office:string-value="6A, C Curve" calcext:value-type="string">
            <text:p>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1]" office:value-type="string" office:string-value="C Curve" calcext:value-type="string">
            <text:p>C Curve</text:p>
          </table:table-cell>
          <table:table-cell/>
          <table:table-cell table:formula="of:=[.B11]" office:value-type="float" office:value="6" calcext:value-type="float">
            <text:p>6</text:p>
          </table:table-cell>
          <table:table-cell table:formula="of:=[.K11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12] &amp; &quot;A, &quot; &amp; [.C12]" office:value-type="string" office:string-value="10A, C Curve" calcext:value-type="string">
            <text:p>1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2]" office:value-type="string" office:string-value="C Curve" calcext:value-type="string">
            <text:p>C Curve</text:p>
          </table:table-cell>
          <table:table-cell/>
          <table:table-cell table:formula="of:=[.B12]" office:value-type="float" office:value="10" calcext:value-type="float">
            <text:p>10</text:p>
          </table:table-cell>
          <table:table-cell table:formula="of:=[.K12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13] &amp; &quot;A, &quot; &amp; [.C13]" office:value-type="string" office:string-value="16A, C Curve" calcext:value-type="string">
            <text:p>16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3]" office:value-type="string" office:string-value="C Curve" calcext:value-type="string">
            <text:p>C Curve</text:p>
          </table:table-cell>
          <table:table-cell/>
          <table:table-cell table:formula="of:=[.B13]" office:value-type="float" office:value="16" calcext:value-type="float">
            <text:p>16</text:p>
          </table:table-cell>
          <table:table-cell table:formula="of:=[.K13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14] &amp; &quot;A, &quot; &amp; [.C14]" office:value-type="string" office:string-value="20A, C Curve" calcext:value-type="string">
            <text:p>2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4]" office:value-type="string" office:string-value="C Curve" calcext:value-type="string">
            <text:p>C Curve</text:p>
          </table:table-cell>
          <table:table-cell/>
          <table:table-cell table:formula="of:=[.B14]" office:value-type="float" office:value="20" calcext:value-type="float">
            <text:p>20</text:p>
          </table:table-cell>
          <table:table-cell table:formula="of:=[.K14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15] &amp; &quot;A, &quot; &amp; [.C15]" office:value-type="string" office:string-value="25A, C Curve" calcext:value-type="string">
            <text:p>25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5]" office:value-type="string" office:string-value="C Curve" calcext:value-type="string">
            <text:p>C Curve</text:p>
          </table:table-cell>
          <table:table-cell/>
          <table:table-cell table:formula="of:=[.B15]" office:value-type="float" office:value="25" calcext:value-type="float">
            <text:p>25</text:p>
          </table:table-cell>
          <table:table-cell table:formula="of:=[.K15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16] &amp; &quot;A, &quot; &amp; [.C16]" office:value-type="string" office:string-value="32A, C Curve" calcext:value-type="string">
            <text:p>32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6]" office:value-type="string" office:string-value="C Curve" calcext:value-type="string">
            <text:p>C Curve</text:p>
          </table:table-cell>
          <table:table-cell/>
          <table:table-cell table:formula="of:=[.B16]" office:value-type="float" office:value="32" calcext:value-type="float">
            <text:p>32</text:p>
          </table:table-cell>
          <table:table-cell table:formula="of:=[.K16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17] &amp; &quot;A, &quot; &amp; [.C17]" office:value-type="string" office:string-value="40A, C Curve" calcext:value-type="string">
            <text:p>4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7]" office:value-type="string" office:string-value="C Curve" calcext:value-type="string">
            <text:p>C Curve</text:p>
          </table:table-cell>
          <table:table-cell/>
          <table:table-cell table:formula="of:=[.B17]" office:value-type="float" office:value="40" calcext:value-type="float">
            <text:p>40</text:p>
          </table:table-cell>
          <table:table-cell table:formula="of:=[.K17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18] &amp; &quot;A, &quot; &amp; [.C18]" office:value-type="string" office:string-value="50A, C Curve" calcext:value-type="string">
            <text:p>50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8]" office:value-type="string" office:string-value="C Curve" calcext:value-type="string">
            <text:p>C Curve</text:p>
          </table:table-cell>
          <table:table-cell/>
          <table:table-cell table:formula="of:=[.B18]" office:value-type="float" office:value="50" calcext:value-type="float">
            <text:p>50</text:p>
          </table:table-cell>
          <table:table-cell table:formula="of:=[.K18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19] &amp; &quot;A, &quot; &amp; [.C19]" office:value-type="string" office:string-value="63A, C Curve" calcext:value-type="string">
            <text:p>63A, C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19]" office:value-type="string" office:string-value="C Curve" calcext:value-type="string">
            <text:p>C Curve</text:p>
          </table:table-cell>
          <table:table-cell/>
          <table:table-cell table:formula="of:=[.B19]" office:value-type="float" office:value="63" calcext:value-type="float">
            <text:p>63</text:p>
          </table:table-cell>
          <table:table-cell table:formula="of:=[.K19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c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20] &amp; &quot;A, &quot; &amp; [.C20]" office:value-type="string" office:string-value="6A, D Curve" calcext:value-type="string">
            <text:p>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0]" office:value-type="string" office:string-value="D Curve" calcext:value-type="string">
            <text:p>D Curve</text:p>
          </table:table-cell>
          <table:table-cell/>
          <table:table-cell table:formula="of:=[.B20]" office:value-type="float" office:value="6" calcext:value-type="float">
            <text:p>6</text:p>
          </table:table-cell>
          <table:table-cell table:formula="of:=[.K2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21] &amp; &quot;A, &quot; &amp; [.C21]" office:value-type="string" office:string-value="10A, D Curve" calcext:value-type="string">
            <text:p>1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1]" office:value-type="string" office:string-value="D Curve" calcext:value-type="string">
            <text:p>D Curve</text:p>
          </table:table-cell>
          <table:table-cell/>
          <table:table-cell table:formula="of:=[.B21]" office:value-type="float" office:value="10" calcext:value-type="float">
            <text:p>10</text:p>
          </table:table-cell>
          <table:table-cell table:formula="of:=[.K2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22] &amp; &quot;A, &quot; &amp; [.C22]" office:value-type="string" office:string-value="16A, D Curve" calcext:value-type="string">
            <text:p>16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2]" office:value-type="string" office:string-value="D Curve" calcext:value-type="string">
            <text:p>D Curve</text:p>
          </table:table-cell>
          <table:table-cell/>
          <table:table-cell table:formula="of:=[.B22]" office:value-type="float" office:value="16" calcext:value-type="float">
            <text:p>16</text:p>
          </table:table-cell>
          <table:table-cell table:formula="of:=[.K2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23] &amp; &quot;A, &quot; &amp; [.C23]" office:value-type="string" office:string-value="20A, D Curve" calcext:value-type="string">
            <text:p>2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3]" office:value-type="string" office:string-value="D Curve" calcext:value-type="string">
            <text:p>D Curve</text:p>
          </table:table-cell>
          <table:table-cell/>
          <table:table-cell table:formula="of:=[.B23]" office:value-type="float" office:value="20" calcext:value-type="float">
            <text:p>20</text:p>
          </table:table-cell>
          <table:table-cell table:formula="of:=[.K2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24] &amp; &quot;A, &quot; &amp; [.C24]" office:value-type="string" office:string-value="25A, D Curve" calcext:value-type="string">
            <text:p>25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4]" office:value-type="string" office:string-value="D Curve" calcext:value-type="string">
            <text:p>D Curve</text:p>
          </table:table-cell>
          <table:table-cell/>
          <table:table-cell table:formula="of:=[.B24]" office:value-type="float" office:value="25" calcext:value-type="float">
            <text:p>25</text:p>
          </table:table-cell>
          <table:table-cell table:formula="of:=[.K2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25] &amp; &quot;A, &quot; &amp; [.C25]" office:value-type="string" office:string-value="32A, D Curve" calcext:value-type="string">
            <text:p>32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5]" office:value-type="string" office:string-value="D Curve" calcext:value-type="string">
            <text:p>D Curve</text:p>
          </table:table-cell>
          <table:table-cell/>
          <table:table-cell table:formula="of:=[.B25]" office:value-type="float" office:value="32" calcext:value-type="float">
            <text:p>32</text:p>
          </table:table-cell>
          <table:table-cell table:formula="of:=[.K2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26] &amp; &quot;A, &quot; &amp; [.C26]" office:value-type="string" office:string-value="40A, D Curve" calcext:value-type="string">
            <text:p>4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6]" office:value-type="string" office:string-value="D Curve" calcext:value-type="string">
            <text:p>D Curve</text:p>
          </table:table-cell>
          <table:table-cell/>
          <table:table-cell table:formula="of:=[.B26]" office:value-type="float" office:value="40" calcext:value-type="float">
            <text:p>40</text:p>
          </table:table-cell>
          <table:table-cell table:formula="of:=[.K2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27] &amp; &quot;A, &quot; &amp; [.C27]" office:value-type="string" office:string-value="50A, D Curve" calcext:value-type="string">
            <text:p>50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7]" office:value-type="string" office:string-value="D Curve" calcext:value-type="string">
            <text:p>D Curve</text:p>
          </table:table-cell>
          <table:table-cell/>
          <table:table-cell table:formula="of:=[.B27]" office:value-type="float" office:value="50" calcext:value-type="float">
            <text:p>50</text:p>
          </table:table-cell>
          <table:table-cell table:formula="of:=[.K2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28] &amp; &quot;A, &quot; &amp; [.C28]" office:value-type="string" office:string-value="63A, D Curve" calcext:value-type="string">
            <text:p>63A, D Curve</text:p>
          </table:table-cell>
          <table:table-cell office:value-type="string" calcext:value-type="string">
            <text:p>MCB - L&amp;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</text:p>
          </table:table-cell>
          <table:table-cell office:value-type="string" calcext:value-type="string">
            <text:p>MCB</text:p>
          </table:table-cell>
          <table:table-cell table:formula="of:=[.C28]" office:value-type="string" office:string-value="D Curve" calcext:value-type="string">
            <text:p>D Curve</text:p>
          </table:table-cell>
          <table:table-cell/>
          <table:table-cell table:formula="of:=[.B28]" office:value-type="float" office:value="63" calcext:value-type="float">
            <text:p>63</text:p>
          </table:table-cell>
          <table:table-cell table:formula="of:=[.K2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nt', '', 'lnt_mcb_d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29] &amp; &quot;A, &quot; &amp; [.C29]" office:value-type="string" office:string-value="6A, B Curve" calcext:value-type="string">
            <text:p>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29]" office:value-type="string" office:string-value="B Curve" calcext:value-type="string">
            <text:p>B Curve</text:p>
          </table:table-cell>
          <table:table-cell/>
          <table:table-cell table:formula="of:=[.B29]" office:value-type="float" office:value="6" calcext:value-type="float">
            <text:p>6</text:p>
          </table:table-cell>
          <table:table-cell table:formula="of:=[.K2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30] &amp; &quot;A, &quot; &amp; [.C30]" office:value-type="string" office:string-value="10A, B Curve" calcext:value-type="string">
            <text:p>1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0]" office:value-type="string" office:string-value="B Curve" calcext:value-type="string">
            <text:p>B Curve</text:p>
          </table:table-cell>
          <table:table-cell/>
          <table:table-cell table:formula="of:=[.B30]" office:value-type="float" office:value="10" calcext:value-type="float">
            <text:p>10</text:p>
          </table:table-cell>
          <table:table-cell table:formula="of:=[.K3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31] &amp; &quot;A, &quot; &amp; [.C31]" office:value-type="string" office:string-value="16A, B Curve" calcext:value-type="string">
            <text:p>16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1]" office:value-type="string" office:string-value="B Curve" calcext:value-type="string">
            <text:p>B Curve</text:p>
          </table:table-cell>
          <table:table-cell/>
          <table:table-cell table:formula="of:=[.B31]" office:value-type="float" office:value="16" calcext:value-type="float">
            <text:p>16</text:p>
          </table:table-cell>
          <table:table-cell table:formula="of:=[.K3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32] &amp; &quot;A, &quot; &amp; [.C32]" office:value-type="string" office:string-value="20A, B Curve" calcext:value-type="string">
            <text:p>2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2]" office:value-type="string" office:string-value="B Curve" calcext:value-type="string">
            <text:p>B Curve</text:p>
          </table:table-cell>
          <table:table-cell/>
          <table:table-cell table:formula="of:=[.B32]" office:value-type="float" office:value="20" calcext:value-type="float">
            <text:p>20</text:p>
          </table:table-cell>
          <table:table-cell table:formula="of:=[.K3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33] &amp; &quot;A, &quot; &amp; [.C33]" office:value-type="string" office:string-value="25A, B Curve" calcext:value-type="string">
            <text:p>25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3]" office:value-type="string" office:string-value="B Curve" calcext:value-type="string">
            <text:p>B Curve</text:p>
          </table:table-cell>
          <table:table-cell/>
          <table:table-cell table:formula="of:=[.B33]" office:value-type="float" office:value="25" calcext:value-type="float">
            <text:p>25</text:p>
          </table:table-cell>
          <table:table-cell table:formula="of:=[.K3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34] &amp; &quot;A, &quot; &amp; [.C34]" office:value-type="string" office:string-value="32A, B Curve" calcext:value-type="string">
            <text:p>32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4]" office:value-type="string" office:string-value="B Curve" calcext:value-type="string">
            <text:p>B Curve</text:p>
          </table:table-cell>
          <table:table-cell/>
          <table:table-cell table:formula="of:=[.B34]" office:value-type="float" office:value="32" calcext:value-type="float">
            <text:p>32</text:p>
          </table:table-cell>
          <table:table-cell table:formula="of:=[.K3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35] &amp; &quot;A, &quot; &amp; [.C35]" office:value-type="string" office:string-value="40A, B Curve" calcext:value-type="string">
            <text:p>4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5]" office:value-type="string" office:string-value="B Curve" calcext:value-type="string">
            <text:p>B Curve</text:p>
          </table:table-cell>
          <table:table-cell/>
          <table:table-cell table:formula="of:=[.B35]" office:value-type="float" office:value="40" calcext:value-type="float">
            <text:p>40</text:p>
          </table:table-cell>
          <table:table-cell table:formula="of:=[.K3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36] &amp; &quot;A, &quot; &amp; [.C36]" office:value-type="string" office:string-value="50A, B Curve" calcext:value-type="string">
            <text:p>50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6]" office:value-type="string" office:string-value="B Curve" calcext:value-type="string">
            <text:p>B Curve</text:p>
          </table:table-cell>
          <table:table-cell/>
          <table:table-cell table:formula="of:=[.B36]" office:value-type="float" office:value="50" calcext:value-type="float">
            <text:p>50</text:p>
          </table:table-cell>
          <table:table-cell table:formula="of:=[.K3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37] &amp; &quot;A, &quot; &amp; [.C37]" office:value-type="string" office:string-value="63A, B Curve" calcext:value-type="string">
            <text:p>63A, B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7]" office:value-type="string" office:string-value="B Curve" calcext:value-type="string">
            <text:p>B Curve</text:p>
          </table:table-cell>
          <table:table-cell/>
          <table:table-cell table:formula="of:=[.B37]" office:value-type="float" office:value="63" calcext:value-type="float">
            <text:p>63</text:p>
          </table:table-cell>
          <table:table-cell table:formula="of:=[.K3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b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38] &amp; &quot;A, &quot; &amp; [.C38]" office:value-type="string" office:string-value="6A, C Curve" calcext:value-type="string">
            <text:p>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8]" office:value-type="string" office:string-value="C Curve" calcext:value-type="string">
            <text:p>C Curve</text:p>
          </table:table-cell>
          <table:table-cell/>
          <table:table-cell table:formula="of:=[.B38]" office:value-type="float" office:value="6" calcext:value-type="float">
            <text:p>6</text:p>
          </table:table-cell>
          <table:table-cell table:formula="of:=[.K3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39] &amp; &quot;A, &quot; &amp; [.C39]" office:value-type="string" office:string-value="10A, C Curve" calcext:value-type="string">
            <text:p>1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39]" office:value-type="string" office:string-value="C Curve" calcext:value-type="string">
            <text:p>C Curve</text:p>
          </table:table-cell>
          <table:table-cell/>
          <table:table-cell table:formula="of:=[.B39]" office:value-type="float" office:value="10" calcext:value-type="float">
            <text:p>10</text:p>
          </table:table-cell>
          <table:table-cell table:formula="of:=[.K3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40] &amp; &quot;A, &quot; &amp; [.C40]" office:value-type="string" office:string-value="16A, C Curve" calcext:value-type="string">
            <text:p>16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0]" office:value-type="string" office:string-value="C Curve" calcext:value-type="string">
            <text:p>C Curve</text:p>
          </table:table-cell>
          <table:table-cell/>
          <table:table-cell table:formula="of:=[.B40]" office:value-type="float" office:value="16" calcext:value-type="float">
            <text:p>16</text:p>
          </table:table-cell>
          <table:table-cell table:formula="of:=[.K4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41] &amp; &quot;A, &quot; &amp; [.C41]" office:value-type="string" office:string-value="20A, C Curve" calcext:value-type="string">
            <text:p>2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1]" office:value-type="string" office:string-value="C Curve" calcext:value-type="string">
            <text:p>C Curve</text:p>
          </table:table-cell>
          <table:table-cell/>
          <table:table-cell table:formula="of:=[.B41]" office:value-type="float" office:value="20" calcext:value-type="float">
            <text:p>20</text:p>
          </table:table-cell>
          <table:table-cell table:formula="of:=[.K4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42] &amp; &quot;A, &quot; &amp; [.C42]" office:value-type="string" office:string-value="25A, C Curve" calcext:value-type="string">
            <text:p>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2]" office:value-type="string" office:string-value="C Curve" calcext:value-type="string">
            <text:p>C Curve</text:p>
          </table:table-cell>
          <table:table-cell/>
          <table:table-cell table:formula="of:=[.B42]" office:value-type="float" office:value="25" calcext:value-type="float">
            <text:p>25</text:p>
          </table:table-cell>
          <table:table-cell table:formula="of:=[.K4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43] &amp; &quot;A, &quot; &amp; [.C43]" office:value-type="string" office:string-value="32A, C Curve" calcext:value-type="string">
            <text:p>32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3]" office:value-type="string" office:string-value="C Curve" calcext:value-type="string">
            <text:p>C Curve</text:p>
          </table:table-cell>
          <table:table-cell/>
          <table:table-cell table:formula="of:=[.B43]" office:value-type="float" office:value="32" calcext:value-type="float">
            <text:p>32</text:p>
          </table:table-cell>
          <table:table-cell table:formula="of:=[.K4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44] &amp; &quot;A, &quot; &amp; [.C44]" office:value-type="string" office:string-value="40A, C Curve" calcext:value-type="string">
            <text:p>4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4]" office:value-type="string" office:string-value="C Curve" calcext:value-type="string">
            <text:p>C Curve</text:p>
          </table:table-cell>
          <table:table-cell/>
          <table:table-cell table:formula="of:=[.B44]" office:value-type="float" office:value="40" calcext:value-type="float">
            <text:p>40</text:p>
          </table:table-cell>
          <table:table-cell table:formula="of:=[.K4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45] &amp; &quot;A, &quot; &amp; [.C45]" office:value-type="string" office:string-value="50A, C Curve" calcext:value-type="string">
            <text:p>5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5]" office:value-type="string" office:string-value="C Curve" calcext:value-type="string">
            <text:p>C Curve</text:p>
          </table:table-cell>
          <table:table-cell/>
          <table:table-cell table:formula="of:=[.B45]" office:value-type="float" office:value="50" calcext:value-type="float">
            <text:p>50</text:p>
          </table:table-cell>
          <table:table-cell table:formula="of:=[.K4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46] &amp; &quot;A, &quot; &amp; [.C46]" office:value-type="string" office:string-value="63A, C Curve" calcext:value-type="string">
            <text:p>63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6]" office:value-type="string" office:string-value="C Curve" calcext:value-type="string">
            <text:p>C Curve</text:p>
          </table:table-cell>
          <table:table-cell/>
          <table:table-cell table:formula="of:=[.B46]" office:value-type="float" office:value="63" calcext:value-type="float">
            <text:p>63</text:p>
          </table:table-cell>
          <table:table-cell table:formula="of:=[.K4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.json')</text:p>
          </table:table-cell>
          <table:table-cell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47] &amp; &quot;A, &quot; &amp; [.C47]" office:value-type="string" office:string-value="80A, C Curve" calcext:value-type="string">
            <text:p>8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7]" office:value-type="string" office:string-value="C Curve" calcext:value-type="string">
            <text:p>C Curve</text:p>
          </table:table-cell>
          <table:table-cell/>
          <table:table-cell table:formula="of:=[.B47]" office:value-type="float" office:value="80" calcext:value-type="float">
            <text:p>80</text:p>
          </table:table-cell>
          <table:table-cell table:formula="of:=[.K4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48] &amp; &quot;A, &quot; &amp; [.C48]" office:value-type="string" office:string-value="100A, C Curve" calcext:value-type="string">
            <text:p>100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8]" office:value-type="string" office:string-value="C Curve" calcext:value-type="string">
            <text:p>C Curve</text:p>
          </table:table-cell>
          <table:table-cell/>
          <table:table-cell table:formula="of:=[.B48]" office:value-type="float" office:value="100" calcext:value-type="float">
            <text:p>100</text:p>
          </table:table-cell>
          <table:table-cell table:formula="of:=[.K4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49] &amp; &quot;A, &quot; &amp; [.C49]" office:value-type="string" office:string-value="125A, C Curve" calcext:value-type="string">
            <text:p>125A, C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49]" office:value-type="string" office:string-value="C Curve" calcext:value-type="string">
            <text:p>C Curve</text:p>
          </table:table-cell>
          <table:table-cell/>
          <table:table-cell table:formula="of:=[.B49]" office:value-type="float" office:value="125" calcext:value-type="float">
            <text:p>125</text:p>
          </table:table-cell>
          <table:table-cell table:formula="of:=[.K4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c_2.json')</text:p>
          </table:table-cell>
          <table:table-cell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50] &amp; &quot;A, &quot; &amp; [.C50]" office:value-type="string" office:string-value="6A, D Curve" calcext:value-type="string">
            <text:p>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0]" office:value-type="string" office:string-value="D Curve" calcext:value-type="string">
            <text:p>D Curve</text:p>
          </table:table-cell>
          <table:table-cell/>
          <table:table-cell table:formula="of:=[.B50]" office:value-type="float" office:value="6" calcext:value-type="float">
            <text:p>6</text:p>
          </table:table-cell>
          <table:table-cell table:formula="of:=[.K50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51] &amp; &quot;A, &quot; &amp; [.C51]" office:value-type="string" office:string-value="10A, D Curve" calcext:value-type="string">
            <text:p>1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1]" office:value-type="string" office:string-value="D Curve" calcext:value-type="string">
            <text:p>D Curve</text:p>
          </table:table-cell>
          <table:table-cell/>
          <table:table-cell table:formula="of:=[.B51]" office:value-type="float" office:value="10" calcext:value-type="float">
            <text:p>10</text:p>
          </table:table-cell>
          <table:table-cell table:formula="of:=[.K51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52] &amp; &quot;A, &quot; &amp; [.C52]" office:value-type="string" office:string-value="16A, D Curve" calcext:value-type="string">
            <text:p>16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2]" office:value-type="string" office:string-value="D Curve" calcext:value-type="string">
            <text:p>D Curve</text:p>
          </table:table-cell>
          <table:table-cell/>
          <table:table-cell table:formula="of:=[.B52]" office:value-type="float" office:value="16" calcext:value-type="float">
            <text:p>16</text:p>
          </table:table-cell>
          <table:table-cell table:formula="of:=[.K52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53] &amp; &quot;A, &quot; &amp; [.C53]" office:value-type="string" office:string-value="20A, D Curve" calcext:value-type="string">
            <text:p>2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3]" office:value-type="string" office:string-value="D Curve" calcext:value-type="string">
            <text:p>D Curve</text:p>
          </table:table-cell>
          <table:table-cell/>
          <table:table-cell table:formula="of:=[.B53]" office:value-type="float" office:value="20" calcext:value-type="float">
            <text:p>20</text:p>
          </table:table-cell>
          <table:table-cell table:formula="of:=[.K53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54] &amp; &quot;A, &quot; &amp; [.C54]" office:value-type="string" office:string-value="25A, D Curve" calcext:value-type="string">
            <text:p>25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4]" office:value-type="string" office:string-value="D Curve" calcext:value-type="string">
            <text:p>D Curve</text:p>
          </table:table-cell>
          <table:table-cell/>
          <table:table-cell table:formula="of:=[.B54]" office:value-type="float" office:value="25" calcext:value-type="float">
            <text:p>25</text:p>
          </table:table-cell>
          <table:table-cell table:formula="of:=[.K54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55] &amp; &quot;A, &quot; &amp; [.C55]" office:value-type="string" office:string-value="32A, D Curve" calcext:value-type="string">
            <text:p>32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5]" office:value-type="string" office:string-value="D Curve" calcext:value-type="string">
            <text:p>D Curve</text:p>
          </table:table-cell>
          <table:table-cell/>
          <table:table-cell table:formula="of:=[.B55]" office:value-type="float" office:value="32" calcext:value-type="float">
            <text:p>32</text:p>
          </table:table-cell>
          <table:table-cell table:formula="of:=[.K55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56] &amp; &quot;A, &quot; &amp; [.C56]" office:value-type="string" office:string-value="40A, D Curve" calcext:value-type="string">
            <text:p>4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6]" office:value-type="string" office:string-value="D Curve" calcext:value-type="string">
            <text:p>D Curve</text:p>
          </table:table-cell>
          <table:table-cell/>
          <table:table-cell table:formula="of:=[.B56]" office:value-type="float" office:value="40" calcext:value-type="float">
            <text:p>40</text:p>
          </table:table-cell>
          <table:table-cell table:formula="of:=[.K56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57] &amp; &quot;A, &quot; &amp; [.C57]" office:value-type="string" office:string-value="50A, D Curve" calcext:value-type="string">
            <text:p>50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7]" office:value-type="string" office:string-value="D Curve" calcext:value-type="string">
            <text:p>D Curve</text:p>
          </table:table-cell>
          <table:table-cell/>
          <table:table-cell table:formula="of:=[.B57]" office:value-type="float" office:value="50" calcext:value-type="float">
            <text:p>50</text:p>
          </table:table-cell>
          <table:table-cell table:formula="of:=[.K57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58] &amp; &quot;A, &quot; &amp; [.C58]" office:value-type="string" office:string-value="63A, D Curve" calcext:value-type="string">
            <text:p>63A, D Curve</text:p>
          </table:table-cell>
          <table:table-cell office:value-type="string" calcext:value-type="string">
            <text:p>MCB - Legrand D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X3</text:p>
          </table:table-cell>
          <table:table-cell office:value-type="string" calcext:value-type="string">
            <text:p>MCB</text:p>
          </table:table-cell>
          <table:table-cell table:formula="of:=[.C58]" office:value-type="string" office:string-value="D Curve" calcext:value-type="string">
            <text:p>D Curve</text:p>
          </table:table-cell>
          <table:table-cell/>
          <table:table-cell table:formula="of:=[.B58]" office:value-type="float" office:value="63" calcext:value-type="float">
            <text:p>63</text:p>
          </table:table-cell>
          <table:table-cell table:formula="of:=[.K58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legrand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 Curve</text:p>
          </table:table-cell>
          <table:table-cell table:formula="of:=[.B59] &amp; &quot;A, &quot; &amp; [.C59] &amp; &quot;, &quot; &amp; [.A59]" office:value-type="string" office:string-value="6A, B Curve, iC60a" calcext:value-type="string">
            <text:p>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59]" office:value-type="string" office:string-value="B Curve" calcext:value-type="string">
            <text:p>B Curve</text:p>
          </table:table-cell>
          <table:table-cell/>
          <table:table-cell table:formula="of:=[.B59]" office:value-type="float" office:value="6" calcext:value-type="float">
            <text:p>6</text:p>
          </table:table-cell>
          <table:table-cell table:formula="of:=[.K59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B Curve</text:p>
          </table:table-cell>
          <table:table-cell table:formula="of:=[.B60] &amp; &quot;A, &quot; &amp; [.C60] &amp; &quot;, &quot; &amp; [.A60]" office:value-type="string" office:string-value="10A, B Curve, iC60a" calcext:value-type="string">
            <text:p>1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0]" office:value-type="string" office:string-value="B Curve" calcext:value-type="string">
            <text:p>B Curve</text:p>
          </table:table-cell>
          <table:table-cell/>
          <table:table-cell table:formula="of:=[.B60]" office:value-type="float" office:value="10" calcext:value-type="float">
            <text:p>10</text:p>
          </table:table-cell>
          <table:table-cell table:formula="of:=[.K60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B Curve</text:p>
          </table:table-cell>
          <table:table-cell table:formula="of:=[.B61] &amp; &quot;A, &quot; &amp; [.C61] &amp; &quot;, &quot; &amp; [.A61]" office:value-type="string" office:string-value="16A, B Curve, iC60a" calcext:value-type="string">
            <text:p>16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1]" office:value-type="string" office:string-value="B Curve" calcext:value-type="string">
            <text:p>B Curve</text:p>
          </table:table-cell>
          <table:table-cell/>
          <table:table-cell table:formula="of:=[.B61]" office:value-type="float" office:value="16" calcext:value-type="float">
            <text:p>16</text:p>
          </table:table-cell>
          <table:table-cell table:formula="of:=[.K61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B Curve</text:p>
          </table:table-cell>
          <table:table-cell table:formula="of:=[.B62] &amp; &quot;A, &quot; &amp; [.C62] &amp; &quot;, &quot; &amp; [.A62]" office:value-type="string" office:string-value="20A, B Curve, iC60a" calcext:value-type="string">
            <text:p>2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2]" office:value-type="string" office:string-value="B Curve" calcext:value-type="string">
            <text:p>B Curve</text:p>
          </table:table-cell>
          <table:table-cell/>
          <table:table-cell table:formula="of:=[.B62]" office:value-type="float" office:value="20" calcext:value-type="float">
            <text:p>20</text:p>
          </table:table-cell>
          <table:table-cell table:formula="of:=[.K62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B Curve</text:p>
          </table:table-cell>
          <table:table-cell table:formula="of:=[.B63] &amp; &quot;A, &quot; &amp; [.C63] &amp; &quot;, &quot; &amp; [.A63]" office:value-type="string" office:string-value="25A, B Curve, iC60a" calcext:value-type="string">
            <text:p>25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3]" office:value-type="string" office:string-value="B Curve" calcext:value-type="string">
            <text:p>B Curve</text:p>
          </table:table-cell>
          <table:table-cell/>
          <table:table-cell table:formula="of:=[.B63]" office:value-type="float" office:value="25" calcext:value-type="float">
            <text:p>25</text:p>
          </table:table-cell>
          <table:table-cell table:formula="of:=[.K63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B Curve</text:p>
          </table:table-cell>
          <table:table-cell table:formula="of:=[.B64] &amp; &quot;A, &quot; &amp; [.C64] &amp; &quot;, &quot; &amp; [.A64]" office:value-type="string" office:string-value="32A, B Curve, iC60a" calcext:value-type="string">
            <text:p>32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4]" office:value-type="string" office:string-value="B Curve" calcext:value-type="string">
            <text:p>B Curve</text:p>
          </table:table-cell>
          <table:table-cell/>
          <table:table-cell table:formula="of:=[.B64]" office:value-type="float" office:value="32" calcext:value-type="float">
            <text:p>32</text:p>
          </table:table-cell>
          <table:table-cell table:formula="of:=[.K64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B Curve</text:p>
          </table:table-cell>
          <table:table-cell table:formula="of:=[.B65] &amp; &quot;A, &quot; &amp; [.C65] &amp; &quot;, &quot; &amp; [.A65]" office:value-type="string" office:string-value="40A, B Curve, iC60a" calcext:value-type="string">
            <text:p>4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5]" office:value-type="string" office:string-value="B Curve" calcext:value-type="string">
            <text:p>B Curve</text:p>
          </table:table-cell>
          <table:table-cell/>
          <table:table-cell table:formula="of:=[.B65]" office:value-type="float" office:value="40" calcext:value-type="float">
            <text:p>40</text:p>
          </table:table-cell>
          <table:table-cell table:formula="of:=[.K65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 Curve</text:p>
          </table:table-cell>
          <table:table-cell table:formula="of:=[.B66] &amp; &quot;A, &quot; &amp; [.C66] &amp; &quot;, &quot; &amp; [.A66]" office:value-type="string" office:string-value="50A, B Curve, iC60a" calcext:value-type="string">
            <text:p>50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6]" office:value-type="string" office:string-value="B Curve" calcext:value-type="string">
            <text:p>B Curve</text:p>
          </table:table-cell>
          <table:table-cell/>
          <table:table-cell table:formula="of:=[.B66]" office:value-type="float" office:value="50" calcext:value-type="float">
            <text:p>50</text:p>
          </table:table-cell>
          <table:table-cell table:formula="of:=[.K66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67] &amp; &quot;A, &quot; &amp; [.C67] &amp; &quot;, &quot; &amp; [.A67]" office:value-type="string" office:string-value="63A, B Curve, iC60a" calcext:value-type="string">
            <text:p>63A, B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7]" office:value-type="string" office:string-value="B Curve" calcext:value-type="string">
            <text:p>B Curve</text:p>
          </table:table-cell>
          <table:table-cell/>
          <table:table-cell table:formula="of:=[.B67]" office:value-type="float" office:value="63" calcext:value-type="float">
            <text:p>63</text:p>
          </table:table-cell>
          <table:table-cell table:formula="of:=[.K67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C Curve</text:p>
          </table:table-cell>
          <table:table-cell table:formula="of:=[.B68] &amp; &quot;A, &quot; &amp; [.C68] &amp; &quot;, &quot; &amp; [.A68]" office:value-type="string" office:string-value="6A, C Curve, iC60a" calcext:value-type="string">
            <text:p>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8]" office:value-type="string" office:string-value="C Curve" calcext:value-type="string">
            <text:p>C Curve</text:p>
          </table:table-cell>
          <table:table-cell/>
          <table:table-cell table:formula="of:=[.B68]" office:value-type="float" office:value="6" calcext:value-type="float">
            <text:p>6</text:p>
          </table:table-cell>
          <table:table-cell table:formula="of:=[.K68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C Curve</text:p>
          </table:table-cell>
          <table:table-cell table:formula="of:=[.B69] &amp; &quot;A, &quot; &amp; [.C69] &amp; &quot;, &quot; &amp; [.A69]" office:value-type="string" office:string-value="10A, C Curve, iC60a" calcext:value-type="string">
            <text:p>1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69]" office:value-type="string" office:string-value="C Curve" calcext:value-type="string">
            <text:p>C Curve</text:p>
          </table:table-cell>
          <table:table-cell/>
          <table:table-cell table:formula="of:=[.B69]" office:value-type="float" office:value="10" calcext:value-type="float">
            <text:p>10</text:p>
          </table:table-cell>
          <table:table-cell table:formula="of:=[.K69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C Curve</text:p>
          </table:table-cell>
          <table:table-cell table:formula="of:=[.B70] &amp; &quot;A, &quot; &amp; [.C70] &amp; &quot;, &quot; &amp; [.A70]" office:value-type="string" office:string-value="16A, C Curve, iC60a" calcext:value-type="string">
            <text:p>16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0]" office:value-type="string" office:string-value="C Curve" calcext:value-type="string">
            <text:p>C Curve</text:p>
          </table:table-cell>
          <table:table-cell/>
          <table:table-cell table:formula="of:=[.B70]" office:value-type="float" office:value="16" calcext:value-type="float">
            <text:p>16</text:p>
          </table:table-cell>
          <table:table-cell table:formula="of:=[.K70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 Curve</text:p>
          </table:table-cell>
          <table:table-cell table:formula="of:=[.B71] &amp; &quot;A, &quot; &amp; [.C71] &amp; &quot;, &quot; &amp; [.A71]" office:value-type="string" office:string-value="20A, C Curve, iC60a" calcext:value-type="string">
            <text:p>2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1]" office:value-type="string" office:string-value="C Curve" calcext:value-type="string">
            <text:p>C Curve</text:p>
          </table:table-cell>
          <table:table-cell/>
          <table:table-cell table:formula="of:=[.B71]" office:value-type="float" office:value="20" calcext:value-type="float">
            <text:p>20</text:p>
          </table:table-cell>
          <table:table-cell table:formula="of:=[.K71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C Curve</text:p>
          </table:table-cell>
          <table:table-cell table:formula="of:=[.B72] &amp; &quot;A, &quot; &amp; [.C72] &amp; &quot;, &quot; &amp; [.A72]" office:value-type="string" office:string-value="25A, C Curve, iC60a" calcext:value-type="string">
            <text:p>25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2]" office:value-type="string" office:string-value="C Curve" calcext:value-type="string">
            <text:p>C Curve</text:p>
          </table:table-cell>
          <table:table-cell/>
          <table:table-cell table:formula="of:=[.B72]" office:value-type="float" office:value="25" calcext:value-type="float">
            <text:p>25</text:p>
          </table:table-cell>
          <table:table-cell table:formula="of:=[.K72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C Curve</text:p>
          </table:table-cell>
          <table:table-cell table:formula="of:=[.B73] &amp; &quot;A, &quot; &amp; [.C73] &amp; &quot;, &quot; &amp; [.A73]" office:value-type="string" office:string-value="32A, C Curve, iC60a" calcext:value-type="string">
            <text:p>32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3]" office:value-type="string" office:string-value="C Curve" calcext:value-type="string">
            <text:p>C Curve</text:p>
          </table:table-cell>
          <table:table-cell/>
          <table:table-cell table:formula="of:=[.B73]" office:value-type="float" office:value="32" calcext:value-type="float">
            <text:p>32</text:p>
          </table:table-cell>
          <table:table-cell table:formula="of:=[.K73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C Curve</text:p>
          </table:table-cell>
          <table:table-cell table:formula="of:=[.B74] &amp; &quot;A, &quot; &amp; [.C74] &amp; &quot;, &quot; &amp; [.A74]" office:value-type="string" office:string-value="40A, C Curve, iC60a" calcext:value-type="string">
            <text:p>4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4]" office:value-type="string" office:string-value="C Curve" calcext:value-type="string">
            <text:p>C Curve</text:p>
          </table:table-cell>
          <table:table-cell/>
          <table:table-cell table:formula="of:=[.B74]" office:value-type="float" office:value="40" calcext:value-type="float">
            <text:p>40</text:p>
          </table:table-cell>
          <table:table-cell table:formula="of:=[.K74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C Curve</text:p>
          </table:table-cell>
          <table:table-cell table:formula="of:=[.B75] &amp; &quot;A, &quot; &amp; [.C75] &amp; &quot;, &quot; &amp; [.A75]" office:value-type="string" office:string-value="50A, C Curve, iC60a" calcext:value-type="string">
            <text:p>50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5]" office:value-type="string" office:string-value="C Curve" calcext:value-type="string">
            <text:p>C Curve</text:p>
          </table:table-cell>
          <table:table-cell/>
          <table:table-cell table:formula="of:=[.B75]" office:value-type="float" office:value="50" calcext:value-type="float">
            <text:p>50</text:p>
          </table:table-cell>
          <table:table-cell table:formula="of:=[.K75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76] &amp; &quot;A, &quot; &amp; [.C76] &amp; &quot;, &quot; &amp; [.A76]" office:value-type="string" office:string-value="63A, C Curve, iC60a" calcext:value-type="string">
            <text:p>63A, C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6]" office:value-type="string" office:string-value="C Curve" calcext:value-type="string">
            <text:p>C Curve</text:p>
          </table:table-cell>
          <table:table-cell/>
          <table:table-cell table:formula="of:=[.B76]" office:value-type="float" office:value="63" calcext:value-type="float">
            <text:p>63</text:p>
          </table:table-cell>
          <table:table-cell table:formula="of:=[.K7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D Curve</text:p>
          </table:table-cell>
          <table:table-cell table:formula="of:=[.B77] &amp; &quot;A, &quot; &amp; [.C77] &amp; &quot;, &quot; &amp; [.A77]" office:value-type="string" office:string-value="6A, D Curve, iC60a" calcext:value-type="string">
            <text:p>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7]" office:value-type="string" office:string-value="D Curve" calcext:value-type="string">
            <text:p>D Curve</text:p>
          </table:table-cell>
          <table:table-cell/>
          <table:table-cell table:formula="of:=[.B77]" office:value-type="float" office:value="6" calcext:value-type="float">
            <text:p>6</text:p>
          </table:table-cell>
          <table:table-cell table:formula="of:=[.K77]" office:value-type="float" office:value="6" calcext:value-type="float">
            <text:p>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D Curve</text:p>
          </table:table-cell>
          <table:table-cell table:formula="of:=[.B78] &amp; &quot;A, &quot; &amp; [.C78] &amp; &quot;, &quot; &amp; [.A78]" office:value-type="string" office:string-value="10A, D Curve, iC60a" calcext:value-type="string">
            <text:p>1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8]" office:value-type="string" office:string-value="D Curve" calcext:value-type="string">
            <text:p>D Curve</text:p>
          </table:table-cell>
          <table:table-cell/>
          <table:table-cell table:formula="of:=[.B78]" office:value-type="float" office:value="10" calcext:value-type="float">
            <text:p>10</text:p>
          </table:table-cell>
          <table:table-cell table:formula="of:=[.K78]" office:value-type="float" office:value="10" calcext:value-type="float">
            <text:p>1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D Curve</text:p>
          </table:table-cell>
          <table:table-cell table:formula="of:=[.B79] &amp; &quot;A, &quot; &amp; [.C79] &amp; &quot;, &quot; &amp; [.A79]" office:value-type="string" office:string-value="16A, D Curve, iC60a" calcext:value-type="string">
            <text:p>16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79]" office:value-type="string" office:string-value="D Curve" calcext:value-type="string">
            <text:p>D Curve</text:p>
          </table:table-cell>
          <table:table-cell/>
          <table:table-cell table:formula="of:=[.B79]" office:value-type="float" office:value="16" calcext:value-type="float">
            <text:p>16</text:p>
          </table:table-cell>
          <table:table-cell table:formula="of:=[.K79]" office:value-type="float" office:value="16" calcext:value-type="float">
            <text:p>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 Curve</text:p>
          </table:table-cell>
          <table:table-cell table:formula="of:=[.B80] &amp; &quot;A, &quot; &amp; [.C80] &amp; &quot;, &quot; &amp; [.A80]" office:value-type="string" office:string-value="20A, D Curve, iC60a" calcext:value-type="string">
            <text:p>2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0]" office:value-type="string" office:string-value="D Curve" calcext:value-type="string">
            <text:p>D Curve</text:p>
          </table:table-cell>
          <table:table-cell/>
          <table:table-cell table:formula="of:=[.B80]" office:value-type="float" office:value="20" calcext:value-type="float">
            <text:p>20</text:p>
          </table:table-cell>
          <table:table-cell table:formula="of:=[.K80]"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 Curve</text:p>
          </table:table-cell>
          <table:table-cell table:formula="of:=[.B81] &amp; &quot;A, &quot; &amp; [.C81] &amp; &quot;, &quot; &amp; [.A81]" office:value-type="string" office:string-value="25A, D Curve, iC60a" calcext:value-type="string">
            <text:p>25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1]" office:value-type="string" office:string-value="D Curve" calcext:value-type="string">
            <text:p>D Curve</text:p>
          </table:table-cell>
          <table:table-cell/>
          <table:table-cell table:formula="of:=[.B81]" office:value-type="float" office:value="25" calcext:value-type="float">
            <text:p>25</text:p>
          </table:table-cell>
          <table:table-cell table:formula="of:=[.K81]" office:value-type="float" office:value="25" calcext:value-type="float">
            <text:p>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 Curve</text:p>
          </table:table-cell>
          <table:table-cell table:formula="of:=[.B82] &amp; &quot;A, &quot; &amp; [.C82] &amp; &quot;, &quot; &amp; [.A82]" office:value-type="string" office:string-value="32A, D Curve, iC60a" calcext:value-type="string">
            <text:p>32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2]" office:value-type="string" office:string-value="D Curve" calcext:value-type="string">
            <text:p>D Curve</text:p>
          </table:table-cell>
          <table:table-cell/>
          <table:table-cell table:formula="of:=[.B82]" office:value-type="float" office:value="32" calcext:value-type="float">
            <text:p>32</text:p>
          </table:table-cell>
          <table:table-cell table:formula="of:=[.K82]" office:value-type="float" office:value="32" calcext:value-type="float">
            <text:p>3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 Curve</text:p>
          </table:table-cell>
          <table:table-cell table:formula="of:=[.B83] &amp; &quot;A, &quot; &amp; [.C83] &amp; &quot;, &quot; &amp; [.A83]" office:value-type="string" office:string-value="40A, D Curve, iC60a" calcext:value-type="string">
            <text:p>4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3]" office:value-type="string" office:string-value="D Curve" calcext:value-type="string">
            <text:p>D Curve</text:p>
          </table:table-cell>
          <table:table-cell/>
          <table:table-cell table:formula="of:=[.B83]" office:value-type="float" office:value="40" calcext:value-type="float">
            <text:p>40</text:p>
          </table:table-cell>
          <table:table-cell table:formula="of:=[.K83]" office:value-type="float" office:value="40" calcext:value-type="float">
            <text:p>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 Curve</text:p>
          </table:table-cell>
          <table:table-cell table:formula="of:=[.B84] &amp; &quot;A, &quot; &amp; [.C84] &amp; &quot;, &quot; &amp; [.A84]" office:value-type="string" office:string-value="50A, D Curve, iC60a" calcext:value-type="string">
            <text:p>50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4]" office:value-type="string" office:string-value="D Curve" calcext:value-type="string">
            <text:p>D Curve</text:p>
          </table:table-cell>
          <table:table-cell/>
          <table:table-cell table:formula="of:=[.B84]" office:value-type="float" office:value="50" calcext:value-type="float">
            <text:p>50</text:p>
          </table:table-cell>
          <table:table-cell table:formula="of:=[.K84]" office:value-type="float" office:value="50" calcext:value-type="float">
            <text:p>5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iC60a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85] &amp; &quot;A, &quot; &amp; [.C85] &amp; &quot;, &quot; &amp; [.A85]" office:value-type="string" office:string-value="63A, D Curve, iC60a" calcext:value-type="string">
            <text:p>63A, D Curve, iC60a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iC60a</text:p>
          </table:table-cell>
          <table:table-cell office:value-type="string" calcext:value-type="string">
            <text:p>MCB</text:p>
          </table:table-cell>
          <table:table-cell table:formula="of:=[.C85]" office:value-type="string" office:string-value="D Curve" calcext:value-type="string">
            <text:p>D Curve</text:p>
          </table:table-cell>
          <table:table-cell/>
          <table:table-cell table:formula="of:=[.B85]" office:value-type="float" office:value="63" calcext:value-type="float">
            <text:p>63</text:p>
          </table:table-cell>
          <table:table-cell table:formula="of:=[.K85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B Curve</text:p>
          </table:table-cell>
          <table:table-cell table:formula="of:=[.B86] &amp; &quot;A, &quot; &amp; [.C86] &amp; &quot;, &quot; &amp; [.A86]" office:value-type="string" office:string-value="63A, B Curve, C120" calcext:value-type="string">
            <text:p>63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6]" office:value-type="string" office:string-value="B Curve" calcext:value-type="string">
            <text:p>B Curve</text:p>
          </table:table-cell>
          <table:table-cell/>
          <table:table-cell table:formula="of:=[.B86]" office:value-type="float" office:value="63" calcext:value-type="float">
            <text:p>63</text:p>
          </table:table-cell>
          <table:table-cell table:formula="of:=[.K86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B Curve</text:p>
          </table:table-cell>
          <table:table-cell table:formula="of:=[.B87] &amp; &quot;A, &quot; &amp; [.C87] &amp; &quot;, &quot; &amp; [.A87]" office:value-type="string" office:string-value="80A, B Curve, C120" calcext:value-type="string">
            <text:p>8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7]" office:value-type="string" office:string-value="B Curve" calcext:value-type="string">
            <text:p>B Curve</text:p>
          </table:table-cell>
          <table:table-cell/>
          <table:table-cell table:formula="of:=[.B87]" office:value-type="float" office:value="80" calcext:value-type="float">
            <text:p>80</text:p>
          </table:table-cell>
          <table:table-cell table:formula="of:=[.K87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B Curve</text:p>
          </table:table-cell>
          <table:table-cell table:formula="of:=[.B88] &amp; &quot;A, &quot; &amp; [.C88] &amp; &quot;, &quot; &amp; [.A88]" office:value-type="string" office:string-value="100A, B Curve, C120" calcext:value-type="string">
            <text:p>100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8]" office:value-type="string" office:string-value="B Curve" calcext:value-type="string">
            <text:p>B Curve</text:p>
          </table:table-cell>
          <table:table-cell/>
          <table:table-cell table:formula="of:=[.B88]" office:value-type="float" office:value="100" calcext:value-type="float">
            <text:p>100</text:p>
          </table:table-cell>
          <table:table-cell table:formula="of:=[.K88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B Curve</text:p>
          </table:table-cell>
          <table:table-cell table:formula="of:=[.B89] &amp; &quot;A, &quot; &amp; [.C89] &amp; &quot;, &quot; &amp; [.A89]" office:value-type="string" office:string-value="125A, B Curve, C120" calcext:value-type="string">
            <text:p>125A, B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89]" office:value-type="string" office:string-value="B Curve" calcext:value-type="string">
            <text:p>B Curve</text:p>
          </table:table-cell>
          <table:table-cell/>
          <table:table-cell table:formula="of:=[.B89]" office:value-type="float" office:value="125" calcext:value-type="float">
            <text:p>125</text:p>
          </table:table-cell>
          <table:table-cell table:formula="of:=[.K89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b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C Curve</text:p>
          </table:table-cell>
          <table:table-cell table:formula="of:=[.B90] &amp; &quot;A, &quot; &amp; [.C90] &amp; &quot;, &quot; &amp; [.A90]" office:value-type="string" office:string-value="63A, C Curve, C120" calcext:value-type="string">
            <text:p>63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0]" office:value-type="string" office:string-value="C Curve" calcext:value-type="string">
            <text:p>C Curve</text:p>
          </table:table-cell>
          <table:table-cell/>
          <table:table-cell table:formula="of:=[.B90]" office:value-type="float" office:value="63" calcext:value-type="float">
            <text:p>63</text:p>
          </table:table-cell>
          <table:table-cell table:formula="of:=[.K90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C Curve</text:p>
          </table:table-cell>
          <table:table-cell table:formula="of:=[.B91] &amp; &quot;A, &quot; &amp; [.C91] &amp; &quot;, &quot; &amp; [.A91]" office:value-type="string" office:string-value="80A, C Curve, C120" calcext:value-type="string">
            <text:p>8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1]" office:value-type="string" office:string-value="C Curve" calcext:value-type="string">
            <text:p>C Curve</text:p>
          </table:table-cell>
          <table:table-cell/>
          <table:table-cell table:formula="of:=[.B91]" office:value-type="float" office:value="80" calcext:value-type="float">
            <text:p>80</text:p>
          </table:table-cell>
          <table:table-cell table:formula="of:=[.K91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C Curve</text:p>
          </table:table-cell>
          <table:table-cell table:formula="of:=[.B92] &amp; &quot;A, &quot; &amp; [.C92] &amp; &quot;, &quot; &amp; [.A92]" office:value-type="string" office:string-value="100A, C Curve, C120" calcext:value-type="string">
            <text:p>100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2]" office:value-type="string" office:string-value="C Curve" calcext:value-type="string">
            <text:p>C Curve</text:p>
          </table:table-cell>
          <table:table-cell/>
          <table:table-cell table:formula="of:=[.B92]" office:value-type="float" office:value="100" calcext:value-type="float">
            <text:p>100</text:p>
          </table:table-cell>
          <table:table-cell table:formula="of:=[.K92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C Curve</text:p>
          </table:table-cell>
          <table:table-cell table:formula="of:=[.B93] &amp; &quot;A, &quot; &amp; [.C93] &amp; &quot;, &quot; &amp; [.A93]" office:value-type="string" office:string-value="125A, C Curve, C120" calcext:value-type="string">
            <text:p>125A, C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3]" office:value-type="string" office:string-value="C Curve" calcext:value-type="string">
            <text:p>C Curve</text:p>
          </table:table-cell>
          <table:table-cell/>
          <table:table-cell table:formula="of:=[.B93]" office:value-type="float" office:value="125" calcext:value-type="float">
            <text:p>125</text:p>
          </table:table-cell>
          <table:table-cell table:formula="of:=[.K93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c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 Curve</text:p>
          </table:table-cell>
          <table:table-cell table:formula="of:=[.B94] &amp; &quot;A, &quot; &amp; [.C94] &amp; &quot;, &quot; &amp; [.A94]" office:value-type="string" office:string-value="63A, D Curve, C120" calcext:value-type="string">
            <text:p>63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4]" office:value-type="string" office:string-value="D Curve" calcext:value-type="string">
            <text:p>D Curve</text:p>
          </table:table-cell>
          <table:table-cell/>
          <table:table-cell table:formula="of:=[.B94]" office:value-type="float" office:value="63" calcext:value-type="float">
            <text:p>63</text:p>
          </table:table-cell>
          <table:table-cell table:formula="of:=[.K94]" office:value-type="float" office:value="63" calcext:value-type="float">
            <text:p>6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 Curve</text:p>
          </table:table-cell>
          <table:table-cell table:formula="of:=[.B95] &amp; &quot;A, &quot; &amp; [.C95] &amp; &quot;, &quot; &amp; [.A95]" office:value-type="string" office:string-value="80A, D Curve, C120" calcext:value-type="string">
            <text:p>8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5]" office:value-type="string" office:string-value="D Curve" calcext:value-type="string">
            <text:p>D Curve</text:p>
          </table:table-cell>
          <table:table-cell/>
          <table:table-cell table:formula="of:=[.B95]" office:value-type="float" office:value="80" calcext:value-type="float">
            <text:p>80</text:p>
          </table:table-cell>
          <table:table-cell table:formula="of:=[.K95]" office:value-type="float" office:value="80" calcext:value-type="float">
            <text:p>8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 Curve</text:p>
          </table:table-cell>
          <table:table-cell table:formula="of:=[.B96] &amp; &quot;A, &quot; &amp; [.C96] &amp; &quot;, &quot; &amp; [.A96]" office:value-type="string" office:string-value="100A, D Curve, C120" calcext:value-type="string">
            <text:p>100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6]" office:value-type="string" office:string-value="D Curve" calcext:value-type="string">
            <text:p>D Curve</text:p>
          </table:table-cell>
          <table:table-cell/>
          <table:table-cell table:formula="of:=[.B96]" office:value-type="float" office:value="100" calcext:value-type="float">
            <text:p>100</text:p>
          </table:table-cell>
          <table:table-cell table:formula="of:=[.K96]" office:value-type="float" office:value="100" calcext:value-type="float">
            <text:p>10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C12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 Curve</text:p>
          </table:table-cell>
          <table:table-cell table:formula="of:=[.B97] &amp; &quot;A, &quot; &amp; [.C97] &amp; &quot;, &quot; &amp; [.A97]" office:value-type="string" office:string-value="125A, D Curve, C120" calcext:value-type="string">
            <text:p>125A, D Curve, C120</text:p>
          </table:table-cell>
          <table:table-cell office:value-type="string" calcext:value-type="string">
            <text:p>MCB - Schneider Acti9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120</text:p>
          </table:table-cell>
          <table:table-cell office:value-type="string" calcext:value-type="string">
            <text:p>MCB</text:p>
          </table:table-cell>
          <table:table-cell table:formula="of:=[.C97]" office:value-type="string" office:string-value="D Curve" calcext:value-type="string">
            <text:p>D Curve</text:p>
          </table:table-cell>
          <table:table-cell/>
          <table:table-cell table:formula="of:=[.B97]" office:value-type="float" office:value="125" calcext:value-type="float">
            <text:p>125</text:p>
          </table:table-cell>
          <table:table-cell table:formula="of:=[.K97]" office:value-type="float" office:value="125" calcext:value-type="float">
            <text:p>1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('mcb_schneider', '', 'params_d_c12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DN0-TM</text:p>
          </table:table-cell>
          <table:table-cell table:formula="of:=[.B98] &amp; &quot;A, &quot; &amp; [.C98] &amp; &quot;, &quot; &amp; [.A98]" office:value-type="string" office:string-value="20A, DN0-TM, DSINE" calcext:value-type="string">
            <text:p>2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8]" office:value-type="string" office:string-value="DN0-TM" calcext:value-type="string">
            <text:p>DN0-TM</text:p>
          </table:table-cell>
          <table:table-cell/>
          <table:table-cell table:formula="of:=[.B98]" office:value-type="float" office:value="20" calcext:value-type="float">
            <text:p>20</text:p>
          </table:table-cell>
          <table:table-cell table:formula="of:=[.K98]" office:value-type="float" office:value="20" calcext:value-type="float">
            <text:p>2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N0-TM</text:p>
          </table:table-cell>
          <table:table-cell table:formula="of:=[.B99] &amp; &quot;A, &quot; &amp; [.C99] &amp; &quot;, &quot; &amp; [.A99]" office:value-type="string" office:string-value="25A, DN0-TM, DSINE" calcext:value-type="string">
            <text:p>25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99]" office:value-type="string" office:string-value="DN0-TM" calcext:value-type="string">
            <text:p>DN0-TM</text:p>
          </table:table-cell>
          <table:table-cell/>
          <table:table-cell table:formula="of:=[.B99]" office:value-type="float" office:value="25" calcext:value-type="float">
            <text:p>25</text:p>
          </table:table-cell>
          <table:table-cell table:formula="of:=[.K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DN0-TM</text:p>
          </table:table-cell>
          <table:table-cell table:formula="of:=[.B100] &amp; &quot;A, &quot; &amp; [.C100] &amp; &quot;, &quot; &amp; [.A100]" office:value-type="string" office:string-value="32A, DN0-TM, DSINE" calcext:value-type="string">
            <text:p>32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0]" office:value-type="string" office:string-value="DN0-TM" calcext:value-type="string">
            <text:p>DN0-TM</text:p>
          </table:table-cell>
          <table:table-cell/>
          <table:table-cell table:formula="of:=[.B100]" office:value-type="float" office:value="32" calcext:value-type="float">
            <text:p>32</text:p>
          </table:table-cell>
          <table:table-cell table:formula="of:=[.K1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0-TM</text:p>
          </table:table-cell>
          <table:table-cell table:formula="of:=[.B101] &amp; &quot;A, &quot; &amp; [.C101] &amp; &quot;, &quot; &amp; [.A101]" office:value-type="string" office:string-value="40A, DN0-TM, DSINE" calcext:value-type="string">
            <text:p>4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1]" office:value-type="string" office:string-value="DN0-TM" calcext:value-type="string">
            <text:p>DN0-TM</text:p>
          </table:table-cell>
          <table:table-cell/>
          <table:table-cell table:formula="of:=[.B101]" office:value-type="float" office:value="40" calcext:value-type="float">
            <text:p>40</text:p>
          </table:table-cell>
          <table:table-cell table:formula="of:=[.K1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DN0-TM</text:p>
          </table:table-cell>
          <table:table-cell table:formula="of:=[.B102] &amp; &quot;A, &quot; &amp; [.C102] &amp; &quot;, &quot; &amp; [.A102]" office:value-type="string" office:string-value="50A, DN0-TM, DSINE" calcext:value-type="string">
            <text:p>5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2]" office:value-type="string" office:string-value="DN0-TM" calcext:value-type="string">
            <text:p>DN0-TM</text:p>
          </table:table-cell>
          <table:table-cell/>
          <table:table-cell table:formula="of:=[.B102]" office:value-type="float" office:value="50" calcext:value-type="float">
            <text:p>50</text:p>
          </table:table-cell>
          <table:table-cell table:formula="of:=[.K1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0-TM</text:p>
          </table:table-cell>
          <table:table-cell table:formula="of:=[.B103] &amp; &quot;A, &quot; &amp; [.C103] &amp; &quot;, &quot; &amp; [.A103]" office:value-type="string" office:string-value="63A, DN0-TM, DSINE" calcext:value-type="string">
            <text:p>63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3]" office:value-type="string" office:string-value="DN0-TM" calcext:value-type="string">
            <text:p>DN0-TM</text:p>
          </table:table-cell>
          <table:table-cell/>
          <table:table-cell table:formula="of:=[.B103]" office:value-type="float" office:value="63" calcext:value-type="float">
            <text:p>63</text:p>
          </table:table-cell>
          <table:table-cell table:formula="of:=[.K1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0-TM</text:p>
          </table:table-cell>
          <table:table-cell table:formula="of:=[.B104] &amp; &quot;A, &quot; &amp; [.C104] &amp; &quot;, &quot; &amp; [.A104]" office:value-type="string" office:string-value="80A, DN0-TM, DSINE" calcext:value-type="string">
            <text:p>8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4]" office:value-type="string" office:string-value="DN0-TM" calcext:value-type="string">
            <text:p>DN0-TM</text:p>
          </table:table-cell>
          <table:table-cell/>
          <table:table-cell table:formula="of:=[.B104]" office:value-type="float" office:value="80" calcext:value-type="float">
            <text:p>80</text:p>
          </table:table-cell>
          <table:table-cell table:formula="of:=[.K1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0-TM</text:p>
          </table:table-cell>
          <table:table-cell table:formula="of:=[.B105] &amp; &quot;A, &quot; &amp; [.C105] &amp; &quot;, &quot; &amp; [.A105]" office:value-type="string" office:string-value="100A, DN0-TM, DSINE" calcext:value-type="string">
            <text:p>100A, DN0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5]" office:value-type="string" office:string-value="DN0-TM" calcext:value-type="string">
            <text:p>DN0-TM</text:p>
          </table:table-cell>
          <table:table-cell/>
          <table:table-cell table:formula="of:=[.B105]" office:value-type="float" office:value="100" calcext:value-type="float">
            <text:p>100</text:p>
          </table:table-cell>
          <table:table-cell table:formula="of:=[.K1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0.json')&quot;" office:value-type="string" office:string-value="('mccb_lnt', '', 'lnt_mccb_d0.json')" calcext:value-type="string">
            <text:p>('mccb_lnt', '', 'lnt_mccb_d0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1-TM</text:p>
          </table:table-cell>
          <table:table-cell table:formula="of:=[.B106] &amp; &quot;A, &quot; &amp; [.C106] &amp; &quot;, &quot; &amp; [.A106]" office:value-type="string" office:string-value="125A, DN1-TM, DSINE" calcext:value-type="string">
            <text:p>125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6]" office:value-type="string" office:string-value="DN1-TM" calcext:value-type="string">
            <text:p>DN1-TM</text:p>
          </table:table-cell>
          <table:table-cell/>
          <table:table-cell table:formula="of:=[.B106]" office:value-type="float" office:value="125" calcext:value-type="float">
            <text:p>125</text:p>
          </table:table-cell>
          <table:table-cell table:formula="of:=[.K1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1-TM</text:p>
          </table:table-cell>
          <table:table-cell table:formula="of:=[.B107] &amp; &quot;A, &quot; &amp; [.C107] &amp; &quot;, &quot; &amp; [.A107]" office:value-type="string" office:string-value="160A, DN1-TM, DSINE" calcext:value-type="string">
            <text:p>16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7]" office:value-type="string" office:string-value="DN1-TM" calcext:value-type="string">
            <text:p>DN1-TM</text:p>
          </table:table-cell>
          <table:table-cell/>
          <table:table-cell table:formula="of:=[.B107]" office:value-type="float" office:value="160" calcext:value-type="float">
            <text:p>160</text:p>
          </table:table-cell>
          <table:table-cell table:formula="of:=[.K1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1-TM</text:p>
          </table:table-cell>
          <table:table-cell table:formula="of:=[.B108] &amp; &quot;A, &quot; &amp; [.C108] &amp; &quot;, &quot; &amp; [.A108]" office:value-type="string" office:string-value="200A, DN1-TM, DSINE" calcext:value-type="string">
            <text:p>20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8]" office:value-type="string" office:string-value="DN1-TM" calcext:value-type="string">
            <text:p>DN1-TM</text:p>
          </table:table-cell>
          <table:table-cell/>
          <table:table-cell table:formula="of:=[.B108]" office:value-type="float" office:value="200" calcext:value-type="float">
            <text:p>200</text:p>
          </table:table-cell>
          <table:table-cell table:formula="of:=[.K1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1-TM</text:p>
          </table:table-cell>
          <table:table-cell table:formula="of:=[.B109] &amp; &quot;A, &quot; &amp; [.C109] &amp; &quot;, &quot; &amp; [.A109]" office:value-type="string" office:string-value="250A, DN1-TM, DSINE" calcext:value-type="string">
            <text:p>250A, DN1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09]" office:value-type="string" office:string-value="DN1-TM" calcext:value-type="string">
            <text:p>DN1-TM</text:p>
          </table:table-cell>
          <table:table-cell/>
          <table:table-cell table:formula="of:=[.B109]" office:value-type="float" office:value="250" calcext:value-type="float">
            <text:p>250</text:p>
          </table:table-cell>
          <table:table-cell table:formula="of:=[.K1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nt', '', 'lnt_mccb_d1.json')&quot;" office:value-type="string" office:string-value="('mccb_lnt', '', 'lnt_mccb_d1.json')" calcext:value-type="string">
            <text:p>('mccb_lnt', '', 'lnt_mccb_d1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TM</text:p>
          </table:table-cell>
          <table:table-cell table:formula="of:=[.B110] &amp; &quot;A, &quot; &amp; [.C110] &amp; &quot;, &quot; &amp; [.A110]" office:value-type="string" office:string-value="63A, DN2-TM, DSINE" calcext:value-type="string">
            <text:p>63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0]" office:value-type="string" office:string-value="DN2-TM" calcext:value-type="string">
            <text:p>DN2-TM</text:p>
          </table:table-cell>
          <table:table-cell/>
          <table:table-cell table:formula="of:=[.B110]" office:value-type="float" office:value="63" calcext:value-type="float">
            <text:p>63</text:p>
          </table:table-cell>
          <table:table-cell table:formula="of:=[.K110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TM</text:p>
          </table:table-cell>
          <table:table-cell table:formula="of:=[.B111] &amp; &quot;A, &quot; &amp; [.C111] &amp; &quot;, &quot; &amp; [.A111]" office:value-type="string" office:string-value="80A, DN2-TM, DSINE" calcext:value-type="string">
            <text:p>8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1]" office:value-type="string" office:string-value="DN2-TM" calcext:value-type="string">
            <text:p>DN2-TM</text:p>
          </table:table-cell>
          <table:table-cell/>
          <table:table-cell table:formula="of:=[.B111]" office:value-type="float" office:value="80" calcext:value-type="float">
            <text:p>80</text:p>
          </table:table-cell>
          <table:table-cell table:formula="of:=[.K111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TM</text:p>
          </table:table-cell>
          <table:table-cell table:formula="of:=[.B112] &amp; &quot;A, &quot; &amp; [.C112] &amp; &quot;, &quot; &amp; [.A112]" office:value-type="string" office:string-value="100A, DN2-TM, DSINE" calcext:value-type="string">
            <text:p>1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2]" office:value-type="string" office:string-value="DN2-TM" calcext:value-type="string">
            <text:p>DN2-TM</text:p>
          </table:table-cell>
          <table:table-cell/>
          <table:table-cell table:formula="of:=[.B112]" office:value-type="float" office:value="100" calcext:value-type="float">
            <text:p>100</text:p>
          </table:table-cell>
          <table:table-cell table:formula="of:=[.K112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TM</text:p>
          </table:table-cell>
          <table:table-cell table:formula="of:=[.B113] &amp; &quot;A, &quot; &amp; [.C113] &amp; &quot;, &quot; &amp; [.A113]" office:value-type="string" office:string-value="125A, DN2-TM, DSINE" calcext:value-type="string">
            <text:p>125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3]" office:value-type="string" office:string-value="DN2-TM" calcext:value-type="string">
            <text:p>DN2-TM</text:p>
          </table:table-cell>
          <table:table-cell/>
          <table:table-cell table:formula="of:=[.B113]" office:value-type="float" office:value="125" calcext:value-type="float">
            <text:p>125</text:p>
          </table:table-cell>
          <table:table-cell table:formula="of:=[.K113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TM</text:p>
          </table:table-cell>
          <table:table-cell table:formula="of:=[.B114] &amp; &quot;A, &quot; &amp; [.C114] &amp; &quot;, &quot; &amp; [.A114]" office:value-type="string" office:string-value="160A, DN2-TM, DSINE" calcext:value-type="string">
            <text:p>16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4]" office:value-type="string" office:string-value="DN2-TM" calcext:value-type="string">
            <text:p>DN2-TM</text:p>
          </table:table-cell>
          <table:table-cell/>
          <table:table-cell table:formula="of:=[.B114]" office:value-type="float" office:value="160" calcext:value-type="float">
            <text:p>160</text:p>
          </table:table-cell>
          <table:table-cell table:formula="of:=[.K114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TM</text:p>
          </table:table-cell>
          <table:table-cell table:formula="of:=[.B115] &amp; &quot;A, &quot; &amp; [.C115] &amp; &quot;, &quot; &amp; [.A115]" office:value-type="string" office:string-value="200A, DN2-TM, DSINE" calcext:value-type="string">
            <text:p>20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5]" office:value-type="string" office:string-value="DN2-TM" calcext:value-type="string">
            <text:p>DN2-TM</text:p>
          </table:table-cell>
          <table:table-cell/>
          <table:table-cell table:formula="of:=[.B115]" office:value-type="float" office:value="200" calcext:value-type="float">
            <text:p>200</text:p>
          </table:table-cell>
          <table:table-cell table:formula="of:=[.K115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TM</text:p>
          </table:table-cell>
          <table:table-cell table:formula="of:=[.B116] &amp; &quot;A, &quot; &amp; [.C116] &amp; &quot;, &quot; &amp; [.A116]" office:value-type="string" office:string-value="250A, DN2-TM, DSINE" calcext:value-type="string">
            <text:p>250A, DN2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6]" office:value-type="string" office:string-value="DN2-TM" calcext:value-type="string">
            <text:p>DN2-TM</text:p>
          </table:table-cell>
          <table:table-cell/>
          <table:table-cell table:formula="of:=[.B116]" office:value-type="float" office:value="250" calcext:value-type="float">
            <text:p>250</text:p>
          </table:table-cell>
          <table:table-cell table:formula="of:=[.K116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2.json')&quot;" office:value-type="string" office:string-value="('mccb_lnt', '', 'lnt_mccb_d2.json')" calcext:value-type="string">
            <text:p>('mccb_lnt', '', 'lnt_mccb_d2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B-TM</text:p>
          </table:table-cell>
          <table:table-cell table:formula="of:=[.B117] &amp; &quot;A, &quot; &amp; [.C117] &amp; &quot;, &quot; &amp; [.A117]" office:value-type="string" office:string-value="320A, DN3B-TM, DSINE" calcext:value-type="string">
            <text:p>32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7]" office:value-type="string" office:string-value="DN3B-TM" calcext:value-type="string">
            <text:p>DN3B-TM</text:p>
          </table:table-cell>
          <table:table-cell/>
          <table:table-cell table:formula="of:=[.B117]" office:value-type="float" office:value="320" calcext:value-type="float">
            <text:p>320</text:p>
          </table:table-cell>
          <table:table-cell table:formula="of:=[.K117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B-TM</text:p>
          </table:table-cell>
          <table:table-cell table:formula="of:=[.B118] &amp; &quot;A, &quot; &amp; [.C118] &amp; &quot;, &quot; &amp; [.A118]" office:value-type="string" office:string-value="400A, DN3B-TM, DSINE" calcext:value-type="string">
            <text:p>400A, DN3B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8]" office:value-type="string" office:string-value="DN3B-TM" calcext:value-type="string">
            <text:p>DN3B-TM</text:p>
          </table:table-cell>
          <table:table-cell/>
          <table:table-cell table:formula="of:=[.B118]" office:value-type="float" office:value="400" calcext:value-type="float">
            <text:p>400</text:p>
          </table:table-cell>
          <table:table-cell table:formula="of:=[.K118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b.json')&quot;" office:value-type="string" office:string-value="('mccb_lnt', '', 'lnt_mccb_d3b.json')" calcext:value-type="string">
            <text:p>('mccb_lnt', '', 'lnt_mccb_d3b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3-TM</text:p>
          </table:table-cell>
          <table:table-cell table:formula="of:=[.B119] &amp; &quot;A, &quot; &amp; [.C119] &amp; &quot;, &quot; &amp; [.A119]" office:value-type="string" office:string-value="320A, DN3-TM, DSINE" calcext:value-type="string">
            <text:p>32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19]" office:value-type="string" office:string-value="DN3-TM" calcext:value-type="string">
            <text:p>DN3-TM</text:p>
          </table:table-cell>
          <table:table-cell/>
          <table:table-cell table:formula="of:=[.B119]" office:value-type="float" office:value="320" calcext:value-type="float">
            <text:p>320</text:p>
          </table:table-cell>
          <table:table-cell table:formula="of:=[.K119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3-TM</text:p>
          </table:table-cell>
          <table:table-cell table:formula="of:=[.B120] &amp; &quot;A, &quot; &amp; [.C120] &amp; &quot;, &quot; &amp; [.A120]" office:value-type="string" office:string-value="400A, DN3-TM, DSINE" calcext:value-type="string">
            <text:p>4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0]" office:value-type="string" office:string-value="DN3-TM" calcext:value-type="string">
            <text:p>DN3-TM</text:p>
          </table:table-cell>
          <table:table-cell/>
          <table:table-cell table:formula="of:=[.B120]" office:value-type="float" office:value="400" calcext:value-type="float">
            <text:p>400</text:p>
          </table:table-cell>
          <table:table-cell table:formula="of:=[.K120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3-TM</text:p>
          </table:table-cell>
          <table:table-cell table:formula="of:=[.B121] &amp; &quot;A, &quot; &amp; [.C121] &amp; &quot;, &quot; &amp; [.A121]" office:value-type="string" office:string-value="500A, DN3-TM, DSINE" calcext:value-type="string">
            <text:p>50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1]" office:value-type="string" office:string-value="DN3-TM" calcext:value-type="string">
            <text:p>DN3-TM</text:p>
          </table:table-cell>
          <table:table-cell/>
          <table:table-cell table:formula="of:=[.B121]" office:value-type="float" office:value="500" calcext:value-type="float">
            <text:p>500</text:p>
          </table:table-cell>
          <table:table-cell table:formula="of:=[.K121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3-TM</text:p>
          </table:table-cell>
          <table:table-cell table:formula="of:=[.B122] &amp; &quot;A, &quot; &amp; [.C122] &amp; &quot;, &quot; &amp; [.A122]" office:value-type="string" office:string-value="630A, DN3-TM, DSINE" calcext:value-type="string">
            <text:p>630A, DN3-TM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formula="of:=[.C122]" office:value-type="string" office:string-value="DN3-TM" calcext:value-type="string">
            <text:p>DN3-TM</text:p>
          </table:table-cell>
          <table:table-cell/>
          <table:table-cell table:formula="of:=[.B122]" office:value-type="float" office:value="630" calcext:value-type="float">
            <text:p>630</text:p>
          </table:table-cell>
          <table:table-cell table:formula="of:=[.K122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lnt_mccb_d3.json')&quot;" office:value-type="string" office:string-value="('mccb_lnt', '', 'lnt_mccb_d3.json')" calcext:value-type="string">
            <text:p>('mccb_lnt', '', 'lnt_mccb_d3.json')</text:p>
          </table:table-cell>
          <table:table-cell/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DN2-MP</text:p>
          </table:table-cell>
          <table:table-cell table:formula="of:=[.B123] &amp; &quot;A, &quot; &amp; [.C123] &amp; &quot;, &quot; &amp; [.A123]" office:value-type="string" office:string-value="40A, DN2-MP, DSINE" calcext:value-type="string">
            <text:p>4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3]" office:value-type="float" office:value="40" calcext:value-type="float">
            <text:p>40</text:p>
          </table:table-cell>
          <table:table-cell table:formula="of:=[.K123]" office:value-type="float" office:value="40" calcext:value-type="float">
            <text:p>4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DN2-MP</text:p>
          </table:table-cell>
          <table:table-cell table:formula="of:=[.B124] &amp; &quot;A, &quot; &amp; [.C124] &amp; &quot;, &quot; &amp; [.A124]" office:value-type="string" office:string-value="63A, DN2-MP, DSINE" calcext:value-type="string">
            <text:p>63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4]" office:value-type="float" office:value="63" calcext:value-type="float">
            <text:p>63</text:p>
          </table:table-cell>
          <table:table-cell table:formula="of:=[.K124]" office:value-type="float" office:value="63" calcext:value-type="float">
            <text:p>63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DN2-MP</text:p>
          </table:table-cell>
          <table:table-cell table:formula="of:=[.B125] &amp; &quot;A, &quot; &amp; [.C125] &amp; &quot;, &quot; &amp; [.A125]" office:value-type="string" office:string-value="80A, DN2-MP, DSINE" calcext:value-type="string">
            <text:p>8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5]" office:value-type="float" office:value="80" calcext:value-type="float">
            <text:p>80</text:p>
          </table:table-cell>
          <table:table-cell table:formula="of:=[.K125]" office:value-type="float" office:value="80" calcext:value-type="float">
            <text:p>8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DN2-MP</text:p>
          </table:table-cell>
          <table:table-cell table:formula="of:=[.B126] &amp; &quot;A, &quot; &amp; [.C126] &amp; &quot;, &quot; &amp; [.A126]" office:value-type="string" office:string-value="100A, DN2-MP, DSINE" calcext:value-type="string">
            <text:p>1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6]" office:value-type="float" office:value="100" calcext:value-type="float">
            <text:p>100</text:p>
          </table:table-cell>
          <table:table-cell table:formula="of:=[.K126]" office:value-type="float" office:value="100" calcext:value-type="float">
            <text:p>1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N2-MP</text:p>
          </table:table-cell>
          <table:table-cell table:formula="of:=[.B127] &amp; &quot;A, &quot; &amp; [.C127] &amp; &quot;, &quot; &amp; [.A127]" office:value-type="string" office:string-value="125A, DN2-MP, DSINE" calcext:value-type="string">
            <text:p>125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7]" office:value-type="float" office:value="125" calcext:value-type="float">
            <text:p>125</text:p>
          </table:table-cell>
          <table:table-cell table:formula="of:=[.K127]" office:value-type="float" office:value="125" calcext:value-type="float">
            <text:p>125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DN2-MP</text:p>
          </table:table-cell>
          <table:table-cell table:formula="of:=[.B128] &amp; &quot;A, &quot; &amp; [.C128] &amp; &quot;, &quot; &amp; [.A128]" office:value-type="string" office:string-value="160A, DN2-MP, DSINE" calcext:value-type="string">
            <text:p>16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8]" office:value-type="float" office:value="160" calcext:value-type="float">
            <text:p>160</text:p>
          </table:table-cell>
          <table:table-cell table:formula="of:=[.K128]" office:value-type="float" office:value="160" calcext:value-type="float">
            <text:p>16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DN2-MP</text:p>
          </table:table-cell>
          <table:table-cell table:formula="of:=[.B129] &amp; &quot;A, &quot; &amp; [.C129] &amp; &quot;, &quot; &amp; [.A129]" office:value-type="string" office:string-value="200A, DN2-MP, DSINE" calcext:value-type="string">
            <text:p>2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29]" office:value-type="float" office:value="200" calcext:value-type="float">
            <text:p>200</text:p>
          </table:table-cell>
          <table:table-cell table:formula="of:=[.K129]" office:value-type="float" office:value="200" calcext:value-type="float">
            <text:p>2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DN2-MP</text:p>
          </table:table-cell>
          <table:table-cell table:formula="of:=[.B130] &amp; &quot;A, &quot; &amp; [.C130] &amp; &quot;, &quot; &amp; [.A130]" office:value-type="string" office:string-value="250A, DN2-MP, DSINE" calcext:value-type="string">
            <text:p>25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0]" office:value-type="float" office:value="250" calcext:value-type="float">
            <text:p>250</text:p>
          </table:table-cell>
          <table:table-cell table:formula="of:=[.K130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2-MP</text:p>
          </table:table-cell>
          <table:table-cell table:formula="of:=[.B131] &amp; &quot;A, &quot; &amp; [.C131] &amp; &quot;, &quot; &amp; [.A131]" office:value-type="string" office:string-value="320A, DN2-MP, DSINE" calcext:value-type="string">
            <text:p>32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1]" office:value-type="float" office:value="320" calcext:value-type="float">
            <text:p>320</text:p>
          </table:table-cell>
          <table:table-cell table:formula="of:=[.K131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2-MP</text:p>
          </table:table-cell>
          <table:table-cell table:formula="of:=[.B132] &amp; &quot;A, &quot; &amp; [.C132] &amp; &quot;, &quot; &amp; [.A132]" office:value-type="string" office:string-value="400A, DN2-MP, DSINE" calcext:value-type="string">
            <text:p>4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2]" office:value-type="float" office:value="400" calcext:value-type="float">
            <text:p>400</text:p>
          </table:table-cell>
          <table:table-cell table:formula="of:=[.K132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DN2-MP</text:p>
          </table:table-cell>
          <table:table-cell table:formula="of:=[.B133] &amp; &quot;A, &quot; &amp; [.C133] &amp; &quot;, &quot; &amp; [.A133]" office:value-type="string" office:string-value="320A, DN2-MP, DSINE" calcext:value-type="string">
            <text:p>32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3]" office:value-type="float" office:value="320" calcext:value-type="float">
            <text:p>320</text:p>
          </table:table-cell>
          <table:table-cell table:formula="of:=[.K133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DN2-MP</text:p>
          </table:table-cell>
          <table:table-cell table:formula="of:=[.B134] &amp; &quot;A, &quot; &amp; [.C134] &amp; &quot;, &quot; &amp; [.A134]" office:value-type="string" office:string-value="400A, DN2-MP, DSINE" calcext:value-type="string">
            <text:p>4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4]" office:value-type="float" office:value="400" calcext:value-type="float">
            <text:p>400</text:p>
          </table:table-cell>
          <table:table-cell table:formula="of:=[.K134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DN2-MP</text:p>
          </table:table-cell>
          <table:table-cell table:formula="of:=[.B135] &amp; &quot;A, &quot; &amp; [.C135] &amp; &quot;, &quot; &amp; [.A135]" office:value-type="string" office:string-value="500A, DN2-MP, DSINE" calcext:value-type="string">
            <text:p>50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5]" office:value-type="float" office:value="500" calcext:value-type="float">
            <text:p>500</text:p>
          </table:table-cell>
          <table:table-cell table:formula="of:=[.K135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SINE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DN2-MP</text:p>
          </table:table-cell>
          <table:table-cell table:formula="of:=[.B136] &amp; &quot;A, &quot; &amp; [.C136] &amp; &quot;, &quot; &amp; [.A136]" office:value-type="string" office:string-value="630A, DN2-MP, DSINE" calcext:value-type="string">
            <text:p>630A, DN2-MP, DSINE</text:p>
          </table:table-cell>
          <table:table-cell office:value-type="string" calcext:value-type="string">
            <text:p>MCCB - L&amp;T DSINE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DSINE</text:p>
          </table:table-cell>
          <table:table-cell office:value-type="string" calcext:value-type="string">
            <text:p>MCCB</text:p>
          </table:table-cell>
          <table:table-cell table:number-columns-repeated="2" office:value-type="string" calcext:value-type="string">
            <text:p>MTX</text:p>
          </table:table-cell>
          <table:table-cell table:formula="of:=[.B136]" office:value-type="float" office:value="630" calcext:value-type="float">
            <text:p>630</text:p>
          </table:table-cell>
          <table:table-cell table:formula="of:=[.K136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nt', '', 'mtx_1_2_l.json')&quot;" office:value-type="string" office:string-value="('mccb_lnt', '', 'mtx_1_2_l.json')" calcext:value-type="string">
            <text:p>('mccb_lnt', '', 'mtx_1_2_l.json')</text:p>
          </table:table-cell>
          <table:table-cell table:formula="of:=&quot;('mccb_lnt', '', 'mtx_1_2_g.json')&quot;" office:value-type="string" office:string-value="('mccb_lnt', '', 'mtx_1_2_g.json')" calcext:value-type="string">
            <text:p>('mccb_lnt', '', 'mtx_1_2_g.json')</text:p>
          </table:table-cell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</text:p>
          </table:table-cell>
          <table:table-cell table:formula="of:=[.B137] &amp; &quot;A, &quot; &amp; [.C137] &amp; &quot;, &quot; &amp; [.A137]" office:value-type="string" office:string-value="16A, TM, DPX3 160" calcext:value-type="string">
            <text:p>16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7]" office:value-type="string" office:string-value="TM" calcext:value-type="string">
            <text:p>TM</text:p>
          </table:table-cell>
          <table:table-cell/>
          <table:table-cell table:formula="of:=[.B137]" office:value-type="float" office:value="16" calcext:value-type="float">
            <text:p>16</text:p>
          </table:table-cell>
          <table:table-cell table:formula="of:=[.K137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16.json')&quot;" office:value-type="string" office:string-value="('mccb_legrand', '', 'legrand_dpx3_160_16.json')" calcext:value-type="string">
            <text:p>('mccb_legrand', '', 'legrand_dpx3_160_16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</text:p>
          </table:table-cell>
          <table:table-cell table:formula="of:=[.B138] &amp; &quot;A, &quot; &amp; [.C138] &amp; &quot;, &quot; &amp; [.A138]" office:value-type="string" office:string-value="25A, TM, DPX3 160" calcext:value-type="string">
            <text:p>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8]" office:value-type="string" office:string-value="TM" calcext:value-type="string">
            <text:p>TM</text:p>
          </table:table-cell>
          <table:table-cell/>
          <table:table-cell table:formula="of:=[.B138]" office:value-type="float" office:value="25" calcext:value-type="float">
            <text:p>25</text:p>
          </table:table-cell>
          <table:table-cell table:formula="of:=[.K138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_25.json')&quot;" office:value-type="string" office:string-value="('mccb_legrand', '', 'legrand_dpx3_160_25.json')" calcext:value-type="string">
            <text:p>('mccb_legrand', '', 'legrand_dpx3_160_25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</text:p>
          </table:table-cell>
          <table:table-cell table:formula="of:=[.B139] &amp; &quot;A, &quot; &amp; [.C139] &amp; &quot;, &quot; &amp; [.A139]" office:value-type="string" office:string-value="40A, TM, DPX3 160" calcext:value-type="string">
            <text:p>4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39]" office:value-type="string" office:string-value="TM" calcext:value-type="string">
            <text:p>TM</text:p>
          </table:table-cell>
          <table:table-cell/>
          <table:table-cell table:formula="of:=[.B139]" office:value-type="float" office:value="40" calcext:value-type="float">
            <text:p>40</text:p>
          </table:table-cell>
          <table:table-cell table:formula="of:=[.K139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</text:p>
          </table:table-cell>
          <table:table-cell table:formula="of:=[.B140] &amp; &quot;A, &quot; &amp; [.C140] &amp; &quot;, &quot; &amp; [.A140]" office:value-type="string" office:string-value="63A, TM, DPX3 160" calcext:value-type="string">
            <text:p>63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0]" office:value-type="string" office:string-value="TM" calcext:value-type="string">
            <text:p>TM</text:p>
          </table:table-cell>
          <table:table-cell/>
          <table:table-cell table:formula="of:=[.B140]" office:value-type="float" office:value="63" calcext:value-type="float">
            <text:p>63</text:p>
          </table:table-cell>
          <table:table-cell table:formula="of:=[.K140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</text:p>
          </table:table-cell>
          <table:table-cell table:formula="of:=[.B141] &amp; &quot;A, &quot; &amp; [.C141] &amp; &quot;, &quot; &amp; [.A141]" office:value-type="string" office:string-value="80A, TM, DPX3 160" calcext:value-type="string">
            <text:p>8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1]" office:value-type="string" office:string-value="TM" calcext:value-type="string">
            <text:p>TM</text:p>
          </table:table-cell>
          <table:table-cell/>
          <table:table-cell table:formula="of:=[.B141]" office:value-type="float" office:value="80" calcext:value-type="float">
            <text:p>80</text:p>
          </table:table-cell>
          <table:table-cell table:formula="of:=[.K141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42] &amp; &quot;A, &quot; &amp; [.C142] &amp; &quot;, &quot; &amp; [.A142]" office:value-type="string" office:string-value="100A, TM, DPX3 160" calcext:value-type="string">
            <text:p>10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2]" office:value-type="string" office:string-value="TM" calcext:value-type="string">
            <text:p>TM</text:p>
          </table:table-cell>
          <table:table-cell/>
          <table:table-cell table:formula="of:=[.B142]" office:value-type="float" office:value="100" calcext:value-type="float">
            <text:p>100</text:p>
          </table:table-cell>
          <table:table-cell table:formula="of:=[.K142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</text:p>
          </table:table-cell>
          <table:table-cell table:formula="of:=[.B143] &amp; &quot;A, &quot; &amp; [.C143] &amp; &quot;, &quot; &amp; [.A143]" office:value-type="string" office:string-value="125A, TM, DPX3 160" calcext:value-type="string">
            <text:p>125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3]" office:value-type="string" office:string-value="TM" calcext:value-type="string">
            <text:p>TM</text:p>
          </table:table-cell>
          <table:table-cell/>
          <table:table-cell table:formula="of:=[.B143]" office:value-type="float" office:value="125" calcext:value-type="float">
            <text:p>125</text:p>
          </table:table-cell>
          <table:table-cell table:formula="of:=[.K143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16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44] &amp; &quot;A, &quot; &amp; [.C144] &amp; &quot;, &quot; &amp; [.A144]" office:value-type="string" office:string-value="160A, TM, DPX3 160" calcext:value-type="string">
            <text:p>160A, T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4]" office:value-type="string" office:string-value="TM" calcext:value-type="string">
            <text:p>TM</text:p>
          </table:table-cell>
          <table:table-cell/>
          <table:table-cell table:formula="of:=[.B144]" office:value-type="float" office:value="160" calcext:value-type="float">
            <text:p>160</text:p>
          </table:table-cell>
          <table:table-cell table:formula="of:=[.K144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legrand', '', 'legrand_dpx3_160.json')&quot;" office:value-type="string" office:string-value="('mccb_legrand', '', 'legrand_dpx3_160.json')" calcext:value-type="string">
            <text:p>('mccb_legrand', '', 'legrand_dpx3_16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</text:p>
          </table:table-cell>
          <table:table-cell table:formula="of:=[.B145] &amp; &quot;A, &quot; &amp; [.C145] &amp; &quot;, &quot; &amp; [.A145]" office:value-type="string" office:string-value="100A, TM, DPX3 250" calcext:value-type="string">
            <text:p>1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5]" office:value-type="string" office:string-value="TM" calcext:value-type="string">
            <text:p>TM</text:p>
          </table:table-cell>
          <table:table-cell/>
          <table:table-cell table:formula="of:=[.B145]" office:value-type="float" office:value="100" calcext:value-type="float">
            <text:p>100</text:p>
          </table:table-cell>
          <table:table-cell table:formula="of:=[.K14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</text:p>
          </table:table-cell>
          <table:table-cell table:formula="of:=[.B146] &amp; &quot;A, &quot; &amp; [.C146] &amp; &quot;, &quot; &amp; [.A146]" office:value-type="string" office:string-value="160A, TM, DPX3 250" calcext:value-type="string">
            <text:p>16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6]" office:value-type="string" office:string-value="TM" calcext:value-type="string">
            <text:p>TM</text:p>
          </table:table-cell>
          <table:table-cell/>
          <table:table-cell table:formula="of:=[.B146]" office:value-type="float" office:value="160" calcext:value-type="float">
            <text:p>160</text:p>
          </table:table-cell>
          <table:table-cell table:formula="of:=[.K146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</text:p>
          </table:table-cell>
          <table:table-cell table:formula="of:=[.B147] &amp; &quot;A, &quot; &amp; [.C147] &amp; &quot;, &quot; &amp; [.A147]" office:value-type="string" office:string-value="200A, TM, DPX3 250" calcext:value-type="string">
            <text:p>20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7]" office:value-type="string" office:string-value="TM" calcext:value-type="string">
            <text:p>TM</text:p>
          </table:table-cell>
          <table:table-cell/>
          <table:table-cell table:formula="of:=[.B147]" office:value-type="float" office:value="200" calcext:value-type="float">
            <text:p>200</text:p>
          </table:table-cell>
          <table:table-cell table:formula="of:=[.K147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48] &amp; &quot;A, &quot; &amp; [.C148] &amp; &quot;, &quot; &amp; [.A148]" office:value-type="string" office:string-value="250A, TM, DPX3 250" calcext:value-type="string">
            <text:p>250A, T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8]" office:value-type="string" office:string-value="TM" calcext:value-type="string">
            <text:p>TM</text:p>
          </table:table-cell>
          <table:table-cell/>
          <table:table-cell table:formula="of:=[.B148]" office:value-type="float" office:value="250" calcext:value-type="float">
            <text:p>250</text:p>
          </table:table-cell>
          <table:table-cell table:formula="of:=[.K148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dpx3_250.json')&quot;" office:value-type="string" office:string-value="('mccb_legrand', '', 'legrand_dpx3_250.json')" calcext:value-type="string">
            <text:p>('mccb_legrand', '', 'legrand_dpx3_25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</text:p>
          </table:table-cell>
          <table:table-cell table:formula="of:=[.B149] &amp; &quot;A, &quot; &amp; [.C149] &amp; &quot;, &quot; &amp; [.A149]" office:value-type="string" office:string-value="250A, TM, DPX3 630" calcext:value-type="string">
            <text:p>25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49]" office:value-type="string" office:string-value="TM" calcext:value-type="string">
            <text:p>TM</text:p>
          </table:table-cell>
          <table:table-cell/>
          <table:table-cell table:formula="of:=[.B149]" office:value-type="float" office:value="250" calcext:value-type="float">
            <text:p>250</text:p>
          </table:table-cell>
          <table:table-cell table:formula="of:=[.K149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TM</text:p>
          </table:table-cell>
          <table:table-cell table:formula="of:=[.B150] &amp; &quot;A, &quot; &amp; [.C150] &amp; &quot;, &quot; &amp; [.A150]" office:value-type="string" office:string-value="320A, TM, DPX3 630" calcext:value-type="string">
            <text:p>32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0]" office:value-type="string" office:string-value="TM" calcext:value-type="string">
            <text:p>TM</text:p>
          </table:table-cell>
          <table:table-cell/>
          <table:table-cell table:formula="of:=[.B150]" office:value-type="float" office:value="320" calcext:value-type="float">
            <text:p>320</text:p>
          </table:table-cell>
          <table:table-cell table:formula="of:=[.K150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TM</text:p>
          </table:table-cell>
          <table:table-cell table:formula="of:=[.B151] &amp; &quot;A, &quot; &amp; [.C151] &amp; &quot;, &quot; &amp; [.A151]" office:value-type="string" office:string-value="400A, TM, DPX3 630" calcext:value-type="string">
            <text:p>4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1]" office:value-type="string" office:string-value="TM" calcext:value-type="string">
            <text:p>TM</text:p>
          </table:table-cell>
          <table:table-cell/>
          <table:table-cell table:formula="of:=[.B151]" office:value-type="float" office:value="400" calcext:value-type="float">
            <text:p>400</text:p>
          </table:table-cell>
          <table:table-cell table:formula="of:=[.K151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52] &amp; &quot;A, &quot; &amp; [.C152] &amp; &quot;, &quot; &amp; [.A152]" office:value-type="string" office:string-value="500A, TM, DPX3 630" calcext:value-type="string">
            <text:p>50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2]" office:value-type="string" office:string-value="TM" calcext:value-type="string">
            <text:p>TM</text:p>
          </table:table-cell>
          <table:table-cell/>
          <table:table-cell table:formula="of:=[.B152]" office:value-type="float" office:value="500" calcext:value-type="float">
            <text:p>500</text:p>
          </table:table-cell>
          <table:table-cell table:formula="of:=[.K152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53] &amp; &quot;A, &quot; &amp; [.C153] &amp; &quot;, &quot; &amp; [.A153]" office:value-type="string" office:string-value="630A, TM, DPX3 630" calcext:value-type="string">
            <text:p>630A, T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3]" office:value-type="string" office:string-value="TM" calcext:value-type="string">
            <text:p>TM</text:p>
          </table:table-cell>
          <table:table-cell/>
          <table:table-cell table:formula="of:=[.B153]" office:value-type="float" office:value="630" calcext:value-type="float">
            <text:p>630</text:p>
          </table:table-cell>
          <table:table-cell table:formula="of:=[.K153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TM</text:p>
          </table:table-cell>
          <table:table-cell table:formula="of:=[.B154] &amp; &quot;A, &quot; &amp; [.C154] &amp; &quot;, &quot; &amp; [.A154]" office:value-type="string" office:string-value="500A, TM, DPX3 1600" calcext:value-type="string">
            <text:p>5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4]" office:value-type="string" office:string-value="TM" calcext:value-type="string">
            <text:p>TM</text:p>
          </table:table-cell>
          <table:table-cell/>
          <table:table-cell table:formula="of:=[.B154]" office:value-type="float" office:value="500" calcext:value-type="float">
            <text:p>500</text:p>
          </table:table-cell>
          <table:table-cell table:formula="of:=[.K154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TM</text:p>
          </table:table-cell>
          <table:table-cell table:formula="of:=[.B155] &amp; &quot;A, &quot; &amp; [.C155] &amp; &quot;, &quot; &amp; [.A155]" office:value-type="string" office:string-value="630A, TM, DPX3 1600" calcext:value-type="string">
            <text:p>63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5]" office:value-type="string" office:string-value="TM" calcext:value-type="string">
            <text:p>TM</text:p>
          </table:table-cell>
          <table:table-cell/>
          <table:table-cell table:formula="of:=[.B155]" office:value-type="float" office:value="630" calcext:value-type="float">
            <text:p>630</text:p>
          </table:table-cell>
          <table:table-cell table:formula="of:=[.K155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M</text:p>
          </table:table-cell>
          <table:table-cell table:formula="of:=[.B156] &amp; &quot;A, &quot; &amp; [.C156] &amp; &quot;, &quot; &amp; [.A156]" office:value-type="string" office:string-value="800A, TM, DPX3 1600" calcext:value-type="string">
            <text:p>8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6]" office:value-type="string" office:string-value="TM" calcext:value-type="string">
            <text:p>TM</text:p>
          </table:table-cell>
          <table:table-cell/>
          <table:table-cell table:formula="of:=[.B156]" office:value-type="float" office:value="800" calcext:value-type="float">
            <text:p>800</text:p>
          </table:table-cell>
          <table:table-cell table:formula="of:=[.K156]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M</text:p>
          </table:table-cell>
          <table:table-cell table:formula="of:=[.B157] &amp; &quot;A, &quot; &amp; [.C157] &amp; &quot;, &quot; &amp; [.A157]" office:value-type="string" office:string-value="1000A, TM, DPX3 1600" calcext:value-type="string">
            <text:p>10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7]" office:value-type="string" office:string-value="TM" calcext:value-type="string">
            <text:p>TM</text:p>
          </table:table-cell>
          <table:table-cell/>
          <table:table-cell table:formula="of:=[.B157]" office:value-type="float" office:value="1000" calcext:value-type="float">
            <text:p>1000</text:p>
          </table:table-cell>
          <table:table-cell table:formula="of:=[.K157]"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M</text:p>
          </table:table-cell>
          <table:table-cell table:formula="of:=[.B158] &amp; &quot;A, &quot; &amp; [.C158] &amp; &quot;, &quot; &amp; [.A158]" office:value-type="string" office:string-value="1250A, TM, DPX3 1600" calcext:value-type="string">
            <text:p>125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8]" office:value-type="string" office:string-value="TM" calcext:value-type="string">
            <text:p>TM</text:p>
          </table:table-cell>
          <table:table-cell/>
          <table:table-cell table:formula="of:=[.B158]" office:value-type="float" office:value="1250" calcext:value-type="float">
            <text:p>1250</text:p>
          </table:table-cell>
          <table:table-cell table:formula="of:=[.K158]"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M</text:p>
          </table:table-cell>
          <table:table-cell table:formula="of:=[.B159] &amp; &quot;A, &quot; &amp; [.C159] &amp; &quot;, &quot; &amp; [.A159]" office:value-type="string" office:string-value="1600A, TM, DPX3 1600" calcext:value-type="string">
            <text:p>1600A, T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59]" office:value-type="string" office:string-value="TM" calcext:value-type="string">
            <text:p>TM</text:p>
          </table:table-cell>
          <table:table-cell/>
          <table:table-cell table:formula="of:=[.B159]" office:value-type="float" office:value="1600" calcext:value-type="float">
            <text:p>1600</text:p>
          </table:table-cell>
          <table:table-cell table:formula="of:=[.K159]" office:value-type="float" office:value="1600" calcext:value-type="float">
            <text:p>16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dpx3_630_1600.json')&quot;" office:value-type="string" office:string-value="('mccb_legrand', '', 'legrand_dpx3_630_1600.json')" calcext:value-type="string">
            <text:p>('mccb_legrand', '', 'legrand_dpx3_630_1600.json')</text:p>
          </table:table-cell>
          <table:table-cell/>
        </table:table-row>
        <table:table-row table:style-name="ro1">
          <table:table-cell table:formula="of:=[.A137]" office:value-type="string" office:string-value="DPX3 160" calcext:value-type="string">
            <text:p>DPX3 160</text:p>
          </table:table-cell>
          <table:table-cell table:formula="of:=[.B137]" office:value-type="float" office:value="16" calcext:value-type="float">
            <text:p>16</text:p>
          </table:table-cell>
          <table:table-cell office:value-type="string" calcext:value-type="string">
            <text:p>TM-ELM</text:p>
          </table:table-cell>
          <table:table-cell table:formula="of:=[.B160] &amp; &quot;A, &quot; &amp; [.C160] &amp; &quot;, &quot; &amp; [.A160]" office:value-type="string" office:string-value="16A, TM-ELM, DPX3 160" calcext:value-type="string">
            <text:p>16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7]" office:value-type="float" office:value="16" calcext:value-type="float">
            <text:p>16</text:p>
          </table:table-cell>
          <table:table-cell table:formula="of:=[.K160]" office:value-type="float" office:value="16" calcext:value-type="float">
            <text:p>16</text:p>
          </table:table-cell>
          <table:table-cell table:formula="of:=[.M137]" office:value-type="float" office:value="16" calcext:value-type="float">
            <text:p>16</text:p>
          </table:table-cell>
          <table:table-cell table:formula="of:=[.N137]" office:value-type="string" office:string-value="('mccb_legrand', '', 'legrand_dpx3_160_16.json')" calcext:value-type="string">
            <text:p>('mccb_legrand', '', 'legrand_dpx3_160_16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8]" office:value-type="string" office:string-value="DPX3 160" calcext:value-type="string">
            <text:p>DPX3 160</text:p>
          </table:table-cell>
          <table:table-cell table:formula="of:=[.B138]" office:value-type="float" office:value="25" calcext:value-type="float">
            <text:p>25</text:p>
          </table:table-cell>
          <table:table-cell office:value-type="string" calcext:value-type="string">
            <text:p>TM-ELM</text:p>
          </table:table-cell>
          <table:table-cell table:formula="of:=[.B161] &amp; &quot;A, &quot; &amp; [.C161] &amp; &quot;, &quot; &amp; [.A161]" office:value-type="string" office:string-value="25A, TM-ELM, DPX3 160" calcext:value-type="string">
            <text:p>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8]" office:value-type="float" office:value="25" calcext:value-type="float">
            <text:p>25</text:p>
          </table:table-cell>
          <table:table-cell table:formula="of:=[.K161]" office:value-type="float" office:value="25" calcext:value-type="float">
            <text:p>25</text:p>
          </table:table-cell>
          <table:table-cell table:formula="of:=[.M138]" office:value-type="float" office:value="16" calcext:value-type="float">
            <text:p>16</text:p>
          </table:table-cell>
          <table:table-cell table:formula="of:=[.N138]" office:value-type="string" office:string-value="('mccb_legrand', '', 'legrand_dpx3_160_25.json')" calcext:value-type="string">
            <text:p>('mccb_legrand', '', 'legrand_dpx3_160_25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39]" office:value-type="string" office:string-value="DPX3 160" calcext:value-type="string">
            <text:p>DPX3 160</text:p>
          </table:table-cell>
          <table:table-cell table:formula="of:=[.B139]" office:value-type="float" office:value="40" calcext:value-type="float">
            <text:p>40</text:p>
          </table:table-cell>
          <table:table-cell office:value-type="string" calcext:value-type="string">
            <text:p>TM-ELM</text:p>
          </table:table-cell>
          <table:table-cell table:formula="of:=[.B162] &amp; &quot;A, &quot; &amp; [.C162] &amp; &quot;, &quot; &amp; [.A162]" office:value-type="string" office:string-value="40A, TM-ELM, DPX3 160" calcext:value-type="string">
            <text:p>4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39]" office:value-type="float" office:value="40" calcext:value-type="float">
            <text:p>40</text:p>
          </table:table-cell>
          <table:table-cell table:formula="of:=[.K162]" office:value-type="float" office:value="40" calcext:value-type="float">
            <text:p>40</text:p>
          </table:table-cell>
          <table:table-cell table:formula="of:=[.M139]" office:value-type="float" office:value="16" calcext:value-type="float">
            <text:p>16</text:p>
          </table:table-cell>
          <table:table-cell table:formula="of:=[.N139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0]" office:value-type="string" office:string-value="DPX3 160" calcext:value-type="string">
            <text:p>DPX3 160</text:p>
          </table:table-cell>
          <table:table-cell table:formula="of:=[.B140]" office:value-type="float" office:value="63" calcext:value-type="float">
            <text:p>63</text:p>
          </table:table-cell>
          <table:table-cell office:value-type="string" calcext:value-type="string">
            <text:p>TM-ELM</text:p>
          </table:table-cell>
          <table:table-cell table:formula="of:=[.B163] &amp; &quot;A, &quot; &amp; [.C163] &amp; &quot;, &quot; &amp; [.A163]" office:value-type="string" office:string-value="63A, TM-ELM, DPX3 160" calcext:value-type="string">
            <text:p>63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0]" office:value-type="float" office:value="63" calcext:value-type="float">
            <text:p>63</text:p>
          </table:table-cell>
          <table:table-cell table:formula="of:=[.K163]" office:value-type="float" office:value="63" calcext:value-type="float">
            <text:p>63</text:p>
          </table:table-cell>
          <table:table-cell table:formula="of:=[.M140]" office:value-type="float" office:value="16" calcext:value-type="float">
            <text:p>16</text:p>
          </table:table-cell>
          <table:table-cell table:formula="of:=[.N140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1]" office:value-type="string" office:string-value="DPX3 160" calcext:value-type="string">
            <text:p>DPX3 160</text:p>
          </table:table-cell>
          <table:table-cell table:formula="of:=[.B141]" office:value-type="float" office:value="80" calcext:value-type="float">
            <text:p>80</text:p>
          </table:table-cell>
          <table:table-cell office:value-type="string" calcext:value-type="string">
            <text:p>TM-ELM</text:p>
          </table:table-cell>
          <table:table-cell table:formula="of:=[.B164] &amp; &quot;A, &quot; &amp; [.C164] &amp; &quot;, &quot; &amp; [.A164]" office:value-type="string" office:string-value="80A, TM-ELM, DPX3 160" calcext:value-type="string">
            <text:p>8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1]" office:value-type="float" office:value="80" calcext:value-type="float">
            <text:p>80</text:p>
          </table:table-cell>
          <table:table-cell table:formula="of:=[.K164]" office:value-type="float" office:value="80" calcext:value-type="float">
            <text:p>80</text:p>
          </table:table-cell>
          <table:table-cell table:formula="of:=[.M141]" office:value-type="float" office:value="16" calcext:value-type="float">
            <text:p>16</text:p>
          </table:table-cell>
          <table:table-cell table:formula="of:=[.N141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2]" office:value-type="string" office:string-value="DPX3 160" calcext:value-type="string">
            <text:p>DPX3 160</text:p>
          </table:table-cell>
          <table:table-cell table:formula="of:=[.B142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65] &amp; &quot;A, &quot; &amp; [.C165] &amp; &quot;, &quot; &amp; [.A165]" office:value-type="string" office:string-value="100A, TM-ELM, DPX3 160" calcext:value-type="string">
            <text:p>10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2]" office:value-type="float" office:value="100" calcext:value-type="float">
            <text:p>100</text:p>
          </table:table-cell>
          <table:table-cell table:formula="of:=[.K165]" office:value-type="float" office:value="100" calcext:value-type="float">
            <text:p>100</text:p>
          </table:table-cell>
          <table:table-cell table:formula="of:=[.M142]" office:value-type="float" office:value="16" calcext:value-type="float">
            <text:p>16</text:p>
          </table:table-cell>
          <table:table-cell table:formula="of:=[.N142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3]" office:value-type="string" office:string-value="DPX3 160" calcext:value-type="string">
            <text:p>DPX3 160</text:p>
          </table:table-cell>
          <table:table-cell table:formula="of:=[.B143]" office:value-type="float" office:value="125" calcext:value-type="float">
            <text:p>125</text:p>
          </table:table-cell>
          <table:table-cell office:value-type="string" calcext:value-type="string">
            <text:p>TM-ELM</text:p>
          </table:table-cell>
          <table:table-cell table:formula="of:=[.B166] &amp; &quot;A, &quot; &amp; [.C166] &amp; &quot;, &quot; &amp; [.A166]" office:value-type="string" office:string-value="125A, TM-ELM, DPX3 160" calcext:value-type="string">
            <text:p>125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3]" office:value-type="float" office:value="125" calcext:value-type="float">
            <text:p>125</text:p>
          </table:table-cell>
          <table:table-cell table:formula="of:=[.K166]" office:value-type="float" office:value="125" calcext:value-type="float">
            <text:p>125</text:p>
          </table:table-cell>
          <table:table-cell table:formula="of:=[.M143]" office:value-type="float" office:value="16" calcext:value-type="float">
            <text:p>16</text:p>
          </table:table-cell>
          <table:table-cell table:formula="of:=[.N143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4]" office:value-type="string" office:string-value="DPX3 160" calcext:value-type="string">
            <text:p>DPX3 160</text:p>
          </table:table-cell>
          <table:table-cell table:formula="of:=[.B144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67] &amp; &quot;A, &quot; &amp; [.C167] &amp; &quot;, &quot; &amp; [.A167]" office:value-type="string" office:string-value="160A, TM-ELM, DPX3 160" calcext:value-type="string">
            <text:p>160A, TM-ELM, DPX3 16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4]" office:value-type="float" office:value="160" calcext:value-type="float">
            <text:p>160</text:p>
          </table:table-cell>
          <table:table-cell table:formula="of:=[.K167]" office:value-type="float" office:value="160" calcext:value-type="float">
            <text:p>160</text:p>
          </table:table-cell>
          <table:table-cell table:formula="of:=[.M144]" office:value-type="float" office:value="16" calcext:value-type="float">
            <text:p>16</text:p>
          </table:table-cell>
          <table:table-cell table:formula="of:=[.N144]" office:value-type="string" office:string-value="('mccb_legrand', '', 'legrand_dpx3_160.json')" calcext:value-type="string">
            <text:p>('mccb_legrand', '', 'legrand_dpx3_16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5]" office:value-type="string" office:string-value="DPX3 250" calcext:value-type="string">
            <text:p>DPX3 250</text:p>
          </table:table-cell>
          <table:table-cell table:formula="of:=[.B145]" office:value-type="float" office:value="100" calcext:value-type="float">
            <text:p>100</text:p>
          </table:table-cell>
          <table:table-cell office:value-type="string" calcext:value-type="string">
            <text:p>TM-ELM</text:p>
          </table:table-cell>
          <table:table-cell table:formula="of:=[.B168] &amp; &quot;A, &quot; &amp; [.C168] &amp; &quot;, &quot; &amp; [.A168]" office:value-type="string" office:string-value="100A, TM-ELM, DPX3 250" calcext:value-type="string">
            <text:p>1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5]" office:value-type="float" office:value="100" calcext:value-type="float">
            <text:p>100</text:p>
          </table:table-cell>
          <table:table-cell table:formula="of:=[.K168]" office:value-type="float" office:value="100" calcext:value-type="float">
            <text:p>100</text:p>
          </table:table-cell>
          <table:table-cell table:formula="of:=[.M145]" office:value-type="float" office:value="25" calcext:value-type="float">
            <text:p>25</text:p>
          </table:table-cell>
          <table:table-cell table:formula="of:=[.N145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6]" office:value-type="string" office:string-value="DPX3 250" calcext:value-type="string">
            <text:p>DPX3 250</text:p>
          </table:table-cell>
          <table:table-cell table:formula="of:=[.B146]" office:value-type="float" office:value="160" calcext:value-type="float">
            <text:p>160</text:p>
          </table:table-cell>
          <table:table-cell office:value-type="string" calcext:value-type="string">
            <text:p>TM-ELM</text:p>
          </table:table-cell>
          <table:table-cell table:formula="of:=[.B169] &amp; &quot;A, &quot; &amp; [.C169] &amp; &quot;, &quot; &amp; [.A169]" office:value-type="string" office:string-value="160A, TM-ELM, DPX3 250" calcext:value-type="string">
            <text:p>16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6]" office:value-type="float" office:value="160" calcext:value-type="float">
            <text:p>160</text:p>
          </table:table-cell>
          <table:table-cell table:formula="of:=[.K169]" office:value-type="float" office:value="160" calcext:value-type="float">
            <text:p>160</text:p>
          </table:table-cell>
          <table:table-cell table:formula="of:=[.M146]" office:value-type="float" office:value="25" calcext:value-type="float">
            <text:p>25</text:p>
          </table:table-cell>
          <table:table-cell table:formula="of:=[.N146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7]" office:value-type="string" office:string-value="DPX3 250" calcext:value-type="string">
            <text:p>DPX3 250</text:p>
          </table:table-cell>
          <table:table-cell table:formula="of:=[.B147]" office:value-type="float" office:value="200" calcext:value-type="float">
            <text:p>200</text:p>
          </table:table-cell>
          <table:table-cell office:value-type="string" calcext:value-type="string">
            <text:p>TM-ELM</text:p>
          </table:table-cell>
          <table:table-cell table:formula="of:=[.B170] &amp; &quot;A, &quot; &amp; [.C170] &amp; &quot;, &quot; &amp; [.A170]" office:value-type="string" office:string-value="200A, TM-ELM, DPX3 250" calcext:value-type="string">
            <text:p>20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7]" office:value-type="float" office:value="200" calcext:value-type="float">
            <text:p>200</text:p>
          </table:table-cell>
          <table:table-cell table:formula="of:=[.K170]" office:value-type="float" office:value="200" calcext:value-type="float">
            <text:p>200</text:p>
          </table:table-cell>
          <table:table-cell table:formula="of:=[.M147]" office:value-type="float" office:value="25" calcext:value-type="float">
            <text:p>25</text:p>
          </table:table-cell>
          <table:table-cell table:formula="of:=[.N147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8]" office:value-type="string" office:string-value="DPX3 250" calcext:value-type="string">
            <text:p>DPX3 250</text:p>
          </table:table-cell>
          <table:table-cell table:formula="of:=[.B148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71] &amp; &quot;A, &quot; &amp; [.C171] &amp; &quot;, &quot; &amp; [.A171]" office:value-type="string" office:string-value="250A, TM-ELM, DPX3 250" calcext:value-type="string">
            <text:p>250A, TM-ELM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8]" office:value-type="float" office:value="250" calcext:value-type="float">
            <text:p>250</text:p>
          </table:table-cell>
          <table:table-cell table:formula="of:=[.K171]" office:value-type="float" office:value="250" calcext:value-type="float">
            <text:p>250</text:p>
          </table:table-cell>
          <table:table-cell table:formula="of:=[.M148]" office:value-type="float" office:value="25" calcext:value-type="float">
            <text:p>25</text:p>
          </table:table-cell>
          <table:table-cell table:formula="of:=[.N148]" office:value-type="string" office:string-value="('mccb_legrand', '', 'legrand_dpx3_250.json')" calcext:value-type="string">
            <text:p>('mccb_legrand', '', 'legrand_dpx3_25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49]" office:value-type="string" office:string-value="DPX3 630" calcext:value-type="string">
            <text:p>DPX3 630</text:p>
          </table:table-cell>
          <table:table-cell table:formula="of:=[.B149]" office:value-type="float" office:value="250" calcext:value-type="float">
            <text:p>250</text:p>
          </table:table-cell>
          <table:table-cell office:value-type="string" calcext:value-type="string">
            <text:p>TM-ELM</text:p>
          </table:table-cell>
          <table:table-cell table:formula="of:=[.B172] &amp; &quot;A, &quot; &amp; [.C172] &amp; &quot;, &quot; &amp; [.A172]" office:value-type="string" office:string-value="250A, TM-ELM, DPX3 630" calcext:value-type="string">
            <text:p>25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49]" office:value-type="float" office:value="250" calcext:value-type="float">
            <text:p>250</text:p>
          </table:table-cell>
          <table:table-cell table:formula="of:=[.K172]" office:value-type="float" office:value="250" calcext:value-type="float">
            <text:p>250</text:p>
          </table:table-cell>
          <table:table-cell table:formula="of:=[.M149]" office:value-type="float" office:value="36" calcext:value-type="float">
            <text:p>36</text:p>
          </table:table-cell>
          <table:table-cell table:formula="of:=[.N149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0]" office:value-type="string" office:string-value="DPX3 630" calcext:value-type="string">
            <text:p>DPX3 630</text:p>
          </table:table-cell>
          <table:table-cell table:formula="of:=[.B150]" office:value-type="float" office:value="320" calcext:value-type="float">
            <text:p>320</text:p>
          </table:table-cell>
          <table:table-cell office:value-type="string" calcext:value-type="string">
            <text:p>TM-ELM</text:p>
          </table:table-cell>
          <table:table-cell table:formula="of:=[.B173] &amp; &quot;A, &quot; &amp; [.C173] &amp; &quot;, &quot; &amp; [.A173]" office:value-type="string" office:string-value="320A, TM-ELM, DPX3 630" calcext:value-type="string">
            <text:p>32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0]" office:value-type="float" office:value="320" calcext:value-type="float">
            <text:p>320</text:p>
          </table:table-cell>
          <table:table-cell table:formula="of:=[.K173]" office:value-type="float" office:value="320" calcext:value-type="float">
            <text:p>320</text:p>
          </table:table-cell>
          <table:table-cell table:formula="of:=[.M150]" office:value-type="float" office:value="36" calcext:value-type="float">
            <text:p>36</text:p>
          </table:table-cell>
          <table:table-cell table:formula="of:=[.N150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1]" office:value-type="string" office:string-value="DPX3 630" calcext:value-type="string">
            <text:p>DPX3 630</text:p>
          </table:table-cell>
          <table:table-cell table:formula="of:=[.B151]" office:value-type="float" office:value="400" calcext:value-type="float">
            <text:p>400</text:p>
          </table:table-cell>
          <table:table-cell office:value-type="string" calcext:value-type="string">
            <text:p>TM-ELM</text:p>
          </table:table-cell>
          <table:table-cell table:formula="of:=[.B174] &amp; &quot;A, &quot; &amp; [.C174] &amp; &quot;, &quot; &amp; [.A174]" office:value-type="string" office:string-value="400A, TM-ELM, DPX3 630" calcext:value-type="string">
            <text:p>4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1]" office:value-type="float" office:value="400" calcext:value-type="float">
            <text:p>400</text:p>
          </table:table-cell>
          <table:table-cell table:formula="of:=[.K174]" office:value-type="float" office:value="400" calcext:value-type="float">
            <text:p>400</text:p>
          </table:table-cell>
          <table:table-cell table:formula="of:=[.M151]" office:value-type="float" office:value="36" calcext:value-type="float">
            <text:p>36</text:p>
          </table:table-cell>
          <table:table-cell table:formula="of:=[.N151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2]" office:value-type="string" office:string-value="DPX3 630" calcext:value-type="string">
            <text:p>DPX3 630</text:p>
          </table:table-cell>
          <table:table-cell table:formula="of:=[.B152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75] &amp; &quot;A, &quot; &amp; [.C175] &amp; &quot;, &quot; &amp; [.A175]" office:value-type="string" office:string-value="500A, TM-ELM, DPX3 630" calcext:value-type="string">
            <text:p>50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2]" office:value-type="float" office:value="500" calcext:value-type="float">
            <text:p>500</text:p>
          </table:table-cell>
          <table:table-cell table:formula="of:=[.K175]" office:value-type="float" office:value="500" calcext:value-type="float">
            <text:p>500</text:p>
          </table:table-cell>
          <table:table-cell table:formula="of:=[.M152]" office:value-type="float" office:value="36" calcext:value-type="float">
            <text:p>36</text:p>
          </table:table-cell>
          <table:table-cell table:formula="of:=[.N152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3]" office:value-type="string" office:string-value="DPX3 630" calcext:value-type="string">
            <text:p>DPX3 630</text:p>
          </table:table-cell>
          <table:table-cell table:formula="of:=[.B153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76] &amp; &quot;A, &quot; &amp; [.C176] &amp; &quot;, &quot; &amp; [.A176]" office:value-type="string" office:string-value="630A, TM-ELM, DPX3 630" calcext:value-type="string">
            <text:p>630A, TM-ELM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3]" office:value-type="float" office:value="630" calcext:value-type="float">
            <text:p>630</text:p>
          </table:table-cell>
          <table:table-cell table:formula="of:=[.K176]" office:value-type="float" office:value="630" calcext:value-type="float">
            <text:p>630</text:p>
          </table:table-cell>
          <table:table-cell table:formula="of:=[.M153]" office:value-type="float" office:value="36" calcext:value-type="float">
            <text:p>36</text:p>
          </table:table-cell>
          <table:table-cell table:formula="of:=[.N153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4]" office:value-type="string" office:string-value="DPX3 1600" calcext:value-type="string">
            <text:p>DPX3 1600</text:p>
          </table:table-cell>
          <table:table-cell table:formula="of:=[.B154]" office:value-type="float" office:value="500" calcext:value-type="float">
            <text:p>500</text:p>
          </table:table-cell>
          <table:table-cell office:value-type="string" calcext:value-type="string">
            <text:p>TM-ELM</text:p>
          </table:table-cell>
          <table:table-cell table:formula="of:=[.B177] &amp; &quot;A, &quot; &amp; [.C177] &amp; &quot;, &quot; &amp; [.A177]" office:value-type="string" office:string-value="500A, TM-ELM, DPX3 1600" calcext:value-type="string">
            <text:p>5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4]" office:value-type="float" office:value="500" calcext:value-type="float">
            <text:p>500</text:p>
          </table:table-cell>
          <table:table-cell table:formula="of:=[.K177]" office:value-type="float" office:value="500" calcext:value-type="float">
            <text:p>500</text:p>
          </table:table-cell>
          <table:table-cell table:formula="of:=[.M154]" office:value-type="float" office:value="36" calcext:value-type="float">
            <text:p>36</text:p>
          </table:table-cell>
          <table:table-cell table:formula="of:=[.N154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5]" office:value-type="string" office:string-value="DPX3 1600" calcext:value-type="string">
            <text:p>DPX3 1600</text:p>
          </table:table-cell>
          <table:table-cell table:formula="of:=[.B155]" office:value-type="float" office:value="630" calcext:value-type="float">
            <text:p>630</text:p>
          </table:table-cell>
          <table:table-cell office:value-type="string" calcext:value-type="string">
            <text:p>TM-ELM</text:p>
          </table:table-cell>
          <table:table-cell table:formula="of:=[.B178] &amp; &quot;A, &quot; &amp; [.C178] &amp; &quot;, &quot; &amp; [.A178]" office:value-type="string" office:string-value="630A, TM-ELM, DPX3 1600" calcext:value-type="string">
            <text:p>63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5]" office:value-type="float" office:value="630" calcext:value-type="float">
            <text:p>630</text:p>
          </table:table-cell>
          <table:table-cell table:formula="of:=[.K178]" office:value-type="float" office:value="630" calcext:value-type="float">
            <text:p>630</text:p>
          </table:table-cell>
          <table:table-cell table:formula="of:=[.M155]" office:value-type="float" office:value="36" calcext:value-type="float">
            <text:p>36</text:p>
          </table:table-cell>
          <table:table-cell table:formula="of:=[.N155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6]" office:value-type="string" office:string-value="DPX3 1600" calcext:value-type="string">
            <text:p>DPX3 1600</text:p>
          </table:table-cell>
          <table:table-cell table:formula="of:=[.B156]" office:value-type="float" office:value="800" calcext:value-type="float">
            <text:p>800</text:p>
          </table:table-cell>
          <table:table-cell office:value-type="string" calcext:value-type="string">
            <text:p>TM-ELM</text:p>
          </table:table-cell>
          <table:table-cell table:formula="of:=[.B179] &amp; &quot;A, &quot; &amp; [.C179] &amp; &quot;, &quot; &amp; [.A179]" office:value-type="string" office:string-value="800A, TM-ELM, DPX3 1600" calcext:value-type="string">
            <text:p>8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6]" office:value-type="float" office:value="800" calcext:value-type="float">
            <text:p>800</text:p>
          </table:table-cell>
          <table:table-cell table:formula="of:=[.K179]" office:value-type="float" office:value="800" calcext:value-type="float">
            <text:p>800</text:p>
          </table:table-cell>
          <table:table-cell table:formula="of:=[.M156]" office:value-type="float" office:value="36" calcext:value-type="float">
            <text:p>36</text:p>
          </table:table-cell>
          <table:table-cell table:formula="of:=[.N156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7]" office:value-type="string" office:string-value="DPX3 1600" calcext:value-type="string">
            <text:p>DPX3 1600</text:p>
          </table:table-cell>
          <table:table-cell table:formula="of:=[.B157]" office:value-type="float" office:value="1000" calcext:value-type="float">
            <text:p>1000</text:p>
          </table:table-cell>
          <table:table-cell office:value-type="string" calcext:value-type="string">
            <text:p>TM-ELM</text:p>
          </table:table-cell>
          <table:table-cell table:formula="of:=[.B180] &amp; &quot;A, &quot; &amp; [.C180] &amp; &quot;, &quot; &amp; [.A180]" office:value-type="string" office:string-value="1000A, TM-ELM, DPX3 1600" calcext:value-type="string">
            <text:p>10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7]" office:value-type="float" office:value="1000" calcext:value-type="float">
            <text:p>1000</text:p>
          </table:table-cell>
          <table:table-cell table:formula="of:=[.K180]" office:value-type="float" office:value="1000" calcext:value-type="float">
            <text:p>1000</text:p>
          </table:table-cell>
          <table:table-cell table:formula="of:=[.M157]" office:value-type="float" office:value="36" calcext:value-type="float">
            <text:p>36</text:p>
          </table:table-cell>
          <table:table-cell table:formula="of:=[.N157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8]" office:value-type="string" office:string-value="DPX3 1600" calcext:value-type="string">
            <text:p>DPX3 1600</text:p>
          </table:table-cell>
          <table:table-cell table:formula="of:=[.B158]" office:value-type="float" office:value="1250" calcext:value-type="float">
            <text:p>1250</text:p>
          </table:table-cell>
          <table:table-cell office:value-type="string" calcext:value-type="string">
            <text:p>TM-ELM</text:p>
          </table:table-cell>
          <table:table-cell table:formula="of:=[.B181] &amp; &quot;A, &quot; &amp; [.C181] &amp; &quot;, &quot; &amp; [.A181]" office:value-type="string" office:string-value="1250A, TM-ELM, DPX3 1600" calcext:value-type="string">
            <text:p>125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8]" office:value-type="float" office:value="1250" calcext:value-type="float">
            <text:p>1250</text:p>
          </table:table-cell>
          <table:table-cell table:formula="of:=[.K181]" office:value-type="float" office:value="1250" calcext:value-type="float">
            <text:p>1250</text:p>
          </table:table-cell>
          <table:table-cell table:formula="of:=[.M158]" office:value-type="float" office:value="36" calcext:value-type="float">
            <text:p>36</text:p>
          </table:table-cell>
          <table:table-cell table:formula="of:=[.N158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table:formula="of:=[.A159]" office:value-type="string" office:string-value="DPX3 1600" calcext:value-type="string">
            <text:p>DPX3 1600</text:p>
          </table:table-cell>
          <table:table-cell table:formula="of:=[.B159]" office:value-type="float" office:value="1600" calcext:value-type="float">
            <text:p>1600</text:p>
          </table:table-cell>
          <table:table-cell office:value-type="string" calcext:value-type="string">
            <text:p>TM-ELM</text:p>
          </table:table-cell>
          <table:table-cell table:formula="of:=[.B182] &amp; &quot;A, &quot; &amp; [.C182] &amp; &quot;, &quot; &amp; [.A182]" office:value-type="string" office:string-value="1600A, TM-ELM, DPX3 1600" calcext:value-type="string">
            <text:p>1600A, TM-ELM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office:value-type="string" calcext:value-type="string">
            <text:p>TM</text:p>
          </table:table-cell>
          <table:table-cell office:value-type="string" calcext:value-type="string">
            <text:p>ELM</text:p>
          </table:table-cell>
          <table:table-cell table:formula="of:=[.K159]" office:value-type="float" office:value="1600" calcext:value-type="float">
            <text:p>1600</text:p>
          </table:table-cell>
          <table:table-cell table:formula="of:=[.K182]" office:value-type="float" office:value="1600" calcext:value-type="float">
            <text:p>1600</text:p>
          </table:table-cell>
          <table:table-cell table:formula="of:=[.M159]" office:value-type="float" office:value="36" calcext:value-type="float">
            <text:p>36</text:p>
          </table:table-cell>
          <table:table-cell table:formula="of:=[.N159]" office:value-type="string" office:string-value="('mccb_legrand', '', 'legrand_dpx3_630_1600.json')" calcext:value-type="string">
            <text:p>('mccb_legrand', '', 'legrand_dpx3_630_1600.json')</text:p>
          </table:table-cell>
          <table:table-cell table:formula="of:=&quot;('mccb_legrand', '', 'legrand_dpx3_g.json')&quot;" office:value-type="string" office:string-value="('mccb_legrand', '', 'legrand_dpx3_g.json')" calcext:value-type="string">
            <text:p>('mccb_legrand', '', 'legrand_dpx3_g.json')</text:p>
          </table:table-cell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P-Sg</text:p>
          </table:table-cell>
          <table:table-cell table:formula="of:=[.B183] &amp; &quot;A, &quot; &amp; [.C183] &amp; &quot;, &quot; &amp; [.A183]" office:value-type="string" office:string-value="100A, MP-Sg, DPX3 250" calcext:value-type="string">
            <text:p>100A, MP-Sg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3]" office:value-type="string" office:string-value="MP-Sg" calcext:value-type="string">
            <text:p>MP-Sg</text:p>
          </table:table-cell>
          <table:table-cell table:formula="of:=[.I183]" office:value-type="string" office:string-value="MP-Sg" calcext:value-type="string">
            <text:p>MP-Sg</text:p>
          </table:table-cell>
          <table:table-cell table:formula="of:=[.B183]" office:value-type="float" office:value="100" calcext:value-type="float">
            <text:p>100</text:p>
          </table:table-cell>
          <table:table-cell table:formula="of:=[.K183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P-Sg</text:p>
          </table:table-cell>
          <table:table-cell table:formula="of:=[.B184] &amp; &quot;A, &quot; &amp; [.C184] &amp; &quot;, &quot; &amp; [.A184]" office:value-type="string" office:string-value="160A, MP-Sg, DPX3 250" calcext:value-type="string">
            <text:p>160A, MP-Sg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4]" office:value-type="string" office:string-value="MP-Sg" calcext:value-type="string">
            <text:p>MP-Sg</text:p>
          </table:table-cell>
          <table:table-cell table:formula="of:=[.I184]" office:value-type="string" office:string-value="MP-Sg" calcext:value-type="string">
            <text:p>MP-Sg</text:p>
          </table:table-cell>
          <table:table-cell table:formula="of:=[.B184]" office:value-type="float" office:value="160" calcext:value-type="float">
            <text:p>160</text:p>
          </table:table-cell>
          <table:table-cell table:formula="of:=[.K184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MP-Sg</text:p>
          </table:table-cell>
          <table:table-cell table:formula="of:=[.B185] &amp; &quot;A, &quot; &amp; [.C185] &amp; &quot;, &quot; &amp; [.A185]" office:value-type="string" office:string-value="200A, MP-Sg, DPX3 250" calcext:value-type="string">
            <text:p>200A, MP-Sg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5]" office:value-type="string" office:string-value="MP-Sg" calcext:value-type="string">
            <text:p>MP-Sg</text:p>
          </table:table-cell>
          <table:table-cell table:formula="of:=[.I185]" office:value-type="string" office:string-value="MP-Sg" calcext:value-type="string">
            <text:p>MP-Sg</text:p>
          </table:table-cell>
          <table:table-cell table:formula="of:=[.B185]" office:value-type="float" office:value="200" calcext:value-type="float">
            <text:p>200</text:p>
          </table:table-cell>
          <table:table-cell table:formula="of:=[.K185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25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P-Sg</text:p>
          </table:table-cell>
          <table:table-cell table:formula="of:=[.B186] &amp; &quot;A, &quot; &amp; [.C186] &amp; &quot;, &quot; &amp; [.A186]" office:value-type="string" office:string-value="250A, MP-Sg, DPX3 250" calcext:value-type="string">
            <text:p>250A, MP-Sg, DPX3 25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6]" office:value-type="string" office:string-value="MP-Sg" calcext:value-type="string">
            <text:p>MP-Sg</text:p>
          </table:table-cell>
          <table:table-cell table:formula="of:=[.I186]" office:value-type="string" office:string-value="MP-Sg" calcext:value-type="string">
            <text:p>MP-Sg</text:p>
          </table:table-cell>
          <table:table-cell table:formula="of:=[.B186]" office:value-type="float" office:value="250" calcext:value-type="float">
            <text:p>250</text:p>
          </table:table-cell>
          <table:table-cell table:formula="of:=[.K186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P-Sg</text:p>
          </table:table-cell>
          <table:table-cell table:formula="of:=[.B187] &amp; &quot;A, &quot; &amp; [.C187] &amp; &quot;, &quot; &amp; [.A187]" office:value-type="string" office:string-value="250A, MP-Sg, DPX3 630" calcext:value-type="string">
            <text:p>25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7]" office:value-type="string" office:string-value="MP-Sg" calcext:value-type="string">
            <text:p>MP-Sg</text:p>
          </table:table-cell>
          <table:table-cell table:formula="of:=[.I187]" office:value-type="string" office:string-value="MP-Sg" calcext:value-type="string">
            <text:p>MP-Sg</text:p>
          </table:table-cell>
          <table:table-cell table:formula="of:=[.B187]" office:value-type="float" office:value="250" calcext:value-type="float">
            <text:p>250</text:p>
          </table:table-cell>
          <table:table-cell table:formula="of:=[.K187]" office:value-type="float" office:value="250" calcext:value-type="float">
            <text:p>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MP-Sg</text:p>
          </table:table-cell>
          <table:table-cell table:formula="of:=[.B188] &amp; &quot;A, &quot; &amp; [.C188] &amp; &quot;, &quot; &amp; [.A188]" office:value-type="string" office:string-value="320A, MP-Sg, DPX3 630" calcext:value-type="string">
            <text:p>32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8]" office:value-type="string" office:string-value="MP-Sg" calcext:value-type="string">
            <text:p>MP-Sg</text:p>
          </table:table-cell>
          <table:table-cell table:formula="of:=[.I188]" office:value-type="string" office:string-value="MP-Sg" calcext:value-type="string">
            <text:p>MP-Sg</text:p>
          </table:table-cell>
          <table:table-cell table:formula="of:=[.B188]" office:value-type="float" office:value="320" calcext:value-type="float">
            <text:p>320</text:p>
          </table:table-cell>
          <table:table-cell table:formula="of:=[.K188]" office:value-type="float" office:value="320" calcext:value-type="float">
            <text:p>32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P-Sg</text:p>
          </table:table-cell>
          <table:table-cell table:formula="of:=[.B189] &amp; &quot;A, &quot; &amp; [.C189] &amp; &quot;, &quot; &amp; [.A189]" office:value-type="string" office:string-value="400A, MP-Sg, DPX3 630" calcext:value-type="string">
            <text:p>40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89]" office:value-type="string" office:string-value="MP-Sg" calcext:value-type="string">
            <text:p>MP-Sg</text:p>
          </table:table-cell>
          <table:table-cell table:formula="of:=[.I189]" office:value-type="string" office:string-value="MP-Sg" calcext:value-type="string">
            <text:p>MP-Sg</text:p>
          </table:table-cell>
          <table:table-cell table:formula="of:=[.B189]" office:value-type="float" office:value="400" calcext:value-type="float">
            <text:p>400</text:p>
          </table:table-cell>
          <table:table-cell table:formula="of:=[.K189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P-Sg</text:p>
          </table:table-cell>
          <table:table-cell table:formula="of:=[.B190] &amp; &quot;A, &quot; &amp; [.C190] &amp; &quot;, &quot; &amp; [.A190]" office:value-type="string" office:string-value="500A, MP-Sg, DPX3 630" calcext:value-type="string">
            <text:p>50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0]" office:value-type="string" office:string-value="MP-Sg" calcext:value-type="string">
            <text:p>MP-Sg</text:p>
          </table:table-cell>
          <table:table-cell table:formula="of:=[.I190]" office:value-type="string" office:string-value="MP-Sg" calcext:value-type="string">
            <text:p>MP-Sg</text:p>
          </table:table-cell>
          <table:table-cell table:formula="of:=[.B190]" office:value-type="float" office:value="500" calcext:value-type="float">
            <text:p>500</text:p>
          </table:table-cell>
          <table:table-cell table:formula="of:=[.K190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63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P-Sg</text:p>
          </table:table-cell>
          <table:table-cell table:formula="of:=[.B191] &amp; &quot;A, &quot; &amp; [.C191] &amp; &quot;, &quot; &amp; [.A191]" office:value-type="string" office:string-value="630A, MP-Sg, DPX3 630" calcext:value-type="string">
            <text:p>630A, MP-Sg, DPX3 63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1]" office:value-type="string" office:string-value="MP-Sg" calcext:value-type="string">
            <text:p>MP-Sg</text:p>
          </table:table-cell>
          <table:table-cell table:formula="of:=[.I191]" office:value-type="string" office:string-value="MP-Sg" calcext:value-type="string">
            <text:p>MP-Sg</text:p>
          </table:table-cell>
          <table:table-cell table:formula="of:=[.B191]" office:value-type="float" office:value="630" calcext:value-type="float">
            <text:p>630</text:p>
          </table:table-cell>
          <table:table-cell table:formula="of:=[.K191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500" calcext:value-type="float">
            <text:p>500</text:p>
          </table:table-cell>
          <table:table-cell office:value-type="string" calcext:value-type="string">
            <text:p>MP-Sg</text:p>
          </table:table-cell>
          <table:table-cell table:formula="of:=[.B192] &amp; &quot;A, &quot; &amp; [.C192] &amp; &quot;, &quot; &amp; [.A192]" office:value-type="string" office:string-value="500A, MP-Sg, DPX3 1600" calcext:value-type="string">
            <text:p>50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2]" office:value-type="string" office:string-value="MP-Sg" calcext:value-type="string">
            <text:p>MP-Sg</text:p>
          </table:table-cell>
          <table:table-cell table:formula="of:=[.I192]" office:value-type="string" office:string-value="MP-Sg" calcext:value-type="string">
            <text:p>MP-Sg</text:p>
          </table:table-cell>
          <table:table-cell table:formula="of:=[.B192]" office:value-type="float" office:value="500" calcext:value-type="float">
            <text:p>500</text:p>
          </table:table-cell>
          <table:table-cell table:formula="of:=[.K192]" office:value-type="float" office:value="500" calcext:value-type="float">
            <text:p>5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P-Sg</text:p>
          </table:table-cell>
          <table:table-cell table:formula="of:=[.B193] &amp; &quot;A, &quot; &amp; [.C193] &amp; &quot;, &quot; &amp; [.A193]" office:value-type="string" office:string-value="630A, MP-Sg, DPX3 1600" calcext:value-type="string">
            <text:p>63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3]" office:value-type="string" office:string-value="MP-Sg" calcext:value-type="string">
            <text:p>MP-Sg</text:p>
          </table:table-cell>
          <table:table-cell table:formula="of:=[.I193]" office:value-type="string" office:string-value="MP-Sg" calcext:value-type="string">
            <text:p>MP-Sg</text:p>
          </table:table-cell>
          <table:table-cell table:formula="of:=[.B193]" office:value-type="float" office:value="630" calcext:value-type="float">
            <text:p>630</text:p>
          </table:table-cell>
          <table:table-cell table:formula="of:=[.K193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P-Sg</text:p>
          </table:table-cell>
          <table:table-cell table:formula="of:=[.B194] &amp; &quot;A, &quot; &amp; [.C194] &amp; &quot;, &quot; &amp; [.A194]" office:value-type="string" office:string-value="800A, MP-Sg, DPX3 1600" calcext:value-type="string">
            <text:p>80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4]" office:value-type="string" office:string-value="MP-Sg" calcext:value-type="string">
            <text:p>MP-Sg</text:p>
          </table:table-cell>
          <table:table-cell table:formula="of:=[.I194]" office:value-type="string" office:string-value="MP-Sg" calcext:value-type="string">
            <text:p>MP-Sg</text:p>
          </table:table-cell>
          <table:table-cell table:formula="of:=[.B194]" office:value-type="float" office:value="800" calcext:value-type="float">
            <text:p>800</text:p>
          </table:table-cell>
          <table:table-cell table:formula="of:=[.K194]" office:value-type="float" office:value="800" calcext:value-type="float">
            <text:p>8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-Sg</text:p>
          </table:table-cell>
          <table:table-cell table:formula="of:=[.B195] &amp; &quot;A, &quot; &amp; [.C195] &amp; &quot;, &quot; &amp; [.A195]" office:value-type="string" office:string-value="1000A, MP-Sg, DPX3 1600" calcext:value-type="string">
            <text:p>100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5]" office:value-type="string" office:string-value="MP-Sg" calcext:value-type="string">
            <text:p>MP-Sg</text:p>
          </table:table-cell>
          <table:table-cell table:formula="of:=[.I195]" office:value-type="string" office:string-value="MP-Sg" calcext:value-type="string">
            <text:p>MP-Sg</text:p>
          </table:table-cell>
          <table:table-cell table:formula="of:=[.B195]" office:value-type="float" office:value="1000" calcext:value-type="float">
            <text:p>1000</text:p>
          </table:table-cell>
          <table:table-cell table:formula="of:=[.K195]" office:value-type="float" office:value="1000" calcext:value-type="float">
            <text:p>10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P-Sg</text:p>
          </table:table-cell>
          <table:table-cell table:formula="of:=[.B196] &amp; &quot;A, &quot; &amp; [.C196] &amp; &quot;, &quot; &amp; [.A196]" office:value-type="string" office:string-value="1250A, MP-Sg, DPX3 1600" calcext:value-type="string">
            <text:p>125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6]" office:value-type="string" office:string-value="MP-Sg" calcext:value-type="string">
            <text:p>MP-Sg</text:p>
          </table:table-cell>
          <table:table-cell table:formula="of:=[.I196]" office:value-type="string" office:string-value="MP-Sg" calcext:value-type="string">
            <text:p>MP-Sg</text:p>
          </table:table-cell>
          <table:table-cell table:formula="of:=[.B196]" office:value-type="float" office:value="1250" calcext:value-type="float">
            <text:p>1250</text:p>
          </table:table-cell>
          <table:table-cell table:formula="of:=[.K196]" office:value-type="float" office:value="1250" calcext:value-type="float">
            <text:p>125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DPX3 16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P-Sg</text:p>
          </table:table-cell>
          <table:table-cell table:formula="of:=[.B197] &amp; &quot;A, &quot; &amp; [.C197] &amp; &quot;, &quot; &amp; [.A197]" office:value-type="string" office:string-value="1600A, MP-Sg, DPX3 1600" calcext:value-type="string">
            <text:p>1600A, MP-Sg, DPX3 1600</text:p>
          </table:table-cell>
          <table:table-cell office:value-type="string" calcext:value-type="string">
            <text:p>MCCB - Legrand DP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PX3</text:p>
          </table:table-cell>
          <table:table-cell office:value-type="string" calcext:value-type="string">
            <text:p>MCCB</text:p>
          </table:table-cell>
          <table:table-cell table:formula="of:=[.C197]" office:value-type="string" office:string-value="MP-Sg" calcext:value-type="string">
            <text:p>MP-Sg</text:p>
          </table:table-cell>
          <table:table-cell table:formula="of:=[.I197]" office:value-type="string" office:string-value="MP-Sg" calcext:value-type="string">
            <text:p>MP-Sg</text:p>
          </table:table-cell>
          <table:table-cell table:formula="of:=[.B197]" office:value-type="float" office:value="1600" calcext:value-type="float">
            <text:p>1600</text:p>
          </table:table-cell>
          <table:table-cell table:formula="of:=[.K197]" office:value-type="float" office:value="1600" calcext:value-type="float">
            <text:p>1600</text:p>
          </table:table-cell>
          <table:table-cell office:value-type="float" office:value="36" calcext:value-type="float">
            <text:p>36</text:p>
          </table:table-cell>
          <table:table-cell table:formula="of:=&quot;('mccb_legrand', '', 'legrand_sg_l.json')&quot;" office:value-type="string" office:string-value="('mccb_legrand', '', 'legrand_sg_l.json')" calcext:value-type="string">
            <text:p>('mccb_legrand', '', 'legrand_sg_l.json')</text:p>
          </table:table-cell>
          <table:table-cell table:formula="of:=&quot;('mccb_legrand', '', 'legrand_sg_g.json')&quot;" office:value-type="string" office:string-value="('mccb_legrand', '', 'legrand_sg_g.json')" calcext:value-type="string">
            <text:p>('mccb_legrand', '', 'legrand_sg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198] &amp; &quot;A, &quot; &amp; [.C198] &amp; &quot;, &quot; &amp; [.A198]" office:value-type="string" office:string-value="16A, TM-D, Compact NSX" calcext:value-type="string">
            <text:p>16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8]" office:value-type="string" office:string-value="TM-D" calcext:value-type="string">
            <text:p>TM-D</text:p>
          </table:table-cell>
          <table:table-cell/>
          <table:table-cell table:formula="of:=[.B198]" office:value-type="float" office:value="16" calcext:value-type="float">
            <text:p>16</text:p>
          </table:table-cell>
          <table:table-cell table:formula="of:=[.K198]"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8]&amp;&quot;.json')&quot;" office:value-type="string" office:string-value="('mccb_schneider', '', 'params_NSX_TMD_16.json')" calcext:value-type="string">
            <text:p>('mccb_schneider', '', 'params_NSX_TMD_16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199] &amp; &quot;A, &quot; &amp; [.C199] &amp; &quot;, &quot; &amp; [.A199]" office:value-type="string" office:string-value="25A, TM-D, Compact NSX" calcext:value-type="string">
            <text:p>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199]" office:value-type="string" office:string-value="TM-D" calcext:value-type="string">
            <text:p>TM-D</text:p>
          </table:table-cell>
          <table:table-cell/>
          <table:table-cell table:formula="of:=[.B199]" office:value-type="float" office:value="25" calcext:value-type="float">
            <text:p>25</text:p>
          </table:table-cell>
          <table:table-cell table:formula="of:=[.K199]" office:value-type="float" office:value="25" calcext:value-type="float">
            <text:p>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199]&amp;&quot;.json')&quot;" office:value-type="string" office:string-value="('mccb_schneider', '', 'params_NSX_TMD_25.json')" calcext:value-type="string">
            <text:p>('mccb_schneider', '', 'params_NSX_TMD_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200] &amp; &quot;A, &quot; &amp; [.C200] &amp; &quot;, &quot; &amp; [.A200]" office:value-type="string" office:string-value="32A, TM-D, Compact NSX" calcext:value-type="string">
            <text:p>32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0]" office:value-type="string" office:string-value="TM-D" calcext:value-type="string">
            <text:p>TM-D</text:p>
          </table:table-cell>
          <table:table-cell/>
          <table:table-cell table:formula="of:=[.B200]" office:value-type="float" office:value="32" calcext:value-type="float">
            <text:p>32</text:p>
          </table:table-cell>
          <table:table-cell table:formula="of:=[.K200]"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0]&amp;&quot;.json')&quot;" office:value-type="string" office:string-value="('mccb_schneider', '', 'params_NSX_TMD_32.json')" calcext:value-type="string">
            <text:p>('mccb_schneider', '', 'params_NSX_TMD_32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201] &amp; &quot;A, &quot; &amp; [.C201] &amp; &quot;, &quot; &amp; [.A201]" office:value-type="string" office:string-value="40A, TM-D, Compact NSX" calcext:value-type="string">
            <text:p>4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1]" office:value-type="string" office:string-value="TM-D" calcext:value-type="string">
            <text:p>TM-D</text:p>
          </table:table-cell>
          <table:table-cell/>
          <table:table-cell table:formula="of:=[.B201]" office:value-type="float" office:value="40" calcext:value-type="float">
            <text:p>40</text:p>
          </table:table-cell>
          <table:table-cell table:formula="of:=[.K201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1]&amp;&quot;.json')&quot;" office:value-type="string" office:string-value="('mccb_schneider', '', 'params_NSX_TMD_40.json')" calcext:value-type="string">
            <text:p>('mccb_schneider', '', 'params_NSX_TMD_4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202] &amp; &quot;A, &quot; &amp; [.C202] &amp; &quot;, &quot; &amp; [.A202]" office:value-type="string" office:string-value="50A, TM-D, Compact NSX" calcext:value-type="string">
            <text:p>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2]" office:value-type="string" office:string-value="TM-D" calcext:value-type="string">
            <text:p>TM-D</text:p>
          </table:table-cell>
          <table:table-cell/>
          <table:table-cell table:formula="of:=[.B202]" office:value-type="float" office:value="50" calcext:value-type="float">
            <text:p>50</text:p>
          </table:table-cell>
          <table:table-cell table:formula="of:=[.K202]"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2]&amp;&quot;.json')&quot;" office:value-type="string" office:string-value="('mccb_schneider', '', 'params_NSX_TMD_50.json')" calcext:value-type="string">
            <text:p>('mccb_schneider', '', 'params_NSX_TMD_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203] &amp; &quot;A, &quot; &amp; [.C203] &amp; &quot;, &quot; &amp; [.A203]" office:value-type="string" office:string-value="63A, TM-D, Compact NSX" calcext:value-type="string">
            <text:p>63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3]" office:value-type="string" office:string-value="TM-D" calcext:value-type="string">
            <text:p>TM-D</text:p>
          </table:table-cell>
          <table:table-cell/>
          <table:table-cell table:formula="of:=[.B203]" office:value-type="float" office:value="63" calcext:value-type="float">
            <text:p>63</text:p>
          </table:table-cell>
          <table:table-cell table:formula="of:=[.K203]" office:value-type="float" office:value="63" calcext:value-type="float">
            <text:p>63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3]&amp;&quot;.json')&quot;" office:value-type="string" office:string-value="('mccb_schneider', '', 'params_NSX_TMD_63.json')" calcext:value-type="string">
            <text:p>('mccb_schneider', '', 'params_NSX_TMD_63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204] &amp; &quot;A, &quot; &amp; [.C204] &amp; &quot;, &quot; &amp; [.A204]" office:value-type="string" office:string-value="80A, TM-D, Compact NSX" calcext:value-type="string">
            <text:p>8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4]" office:value-type="string" office:string-value="TM-D" calcext:value-type="string">
            <text:p>TM-D</text:p>
          </table:table-cell>
          <table:table-cell/>
          <table:table-cell table:formula="of:=[.B204]" office:value-type="float" office:value="80" calcext:value-type="float">
            <text:p>80</text:p>
          </table:table-cell>
          <table:table-cell table:formula="of:=[.K204]" office:value-type="float" office:value="80" calcext:value-type="float">
            <text:p>8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4]&amp;&quot;.json')&quot;" office:value-type="string" office:string-value="('mccb_schneider', '', 'params_NSX_TMD_80.json')" calcext:value-type="string">
            <text:p>('mccb_schneider', '', 'params_NSX_TMD_8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205] &amp; &quot;A, &quot; &amp; [.C205] &amp; &quot;, &quot; &amp; [.A205]" office:value-type="string" office:string-value="100A, TM-D, Compact NSX" calcext:value-type="string">
            <text:p>1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5]" office:value-type="string" office:string-value="TM-D" calcext:value-type="string">
            <text:p>TM-D</text:p>
          </table:table-cell>
          <table:table-cell/>
          <table:table-cell table:formula="of:=[.B205]" office:value-type="float" office:value="100" calcext:value-type="float">
            <text:p>100</text:p>
          </table:table-cell>
          <table:table-cell table:formula="of:=[.K205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5]&amp;&quot;.json')&quot;" office:value-type="string" office:string-value="('mccb_schneider', '', 'params_NSX_TMD_100.json')" calcext:value-type="string">
            <text:p>('mccb_schneider', '', 'params_NSX_TMD_1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206] &amp; &quot;A, &quot; &amp; [.C206] &amp; &quot;, &quot; &amp; [.A206]" office:value-type="string" office:string-value="125A, TM-D, Compact NSX" calcext:value-type="string">
            <text:p>125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6]" office:value-type="string" office:string-value="TM-D" calcext:value-type="string">
            <text:p>TM-D</text:p>
          </table:table-cell>
          <table:table-cell/>
          <table:table-cell table:formula="of:=[.B206]" office:value-type="float" office:value="125" calcext:value-type="float">
            <text:p>125</text:p>
          </table:table-cell>
          <table:table-cell table:formula="of:=[.K206]" office:value-type="float" office:value="125" calcext:value-type="float">
            <text:p>125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6]&amp;&quot;.json')&quot;" office:value-type="string" office:string-value="('mccb_schneider', '', 'params_NSX_TMD_125.json')" calcext:value-type="string">
            <text:p>('mccb_schneider', '', 'params_NSX_TMD_125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207] &amp; &quot;A, &quot; &amp; [.C207] &amp; &quot;, &quot; &amp; [.A207]" office:value-type="string" office:string-value="160A, TM-D, Compact NSX" calcext:value-type="string">
            <text:p>16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7]" office:value-type="string" office:string-value="TM-D" calcext:value-type="string">
            <text:p>TM-D</text:p>
          </table:table-cell>
          <table:table-cell/>
          <table:table-cell table:formula="of:=[.B207]" office:value-type="float" office:value="160" calcext:value-type="float">
            <text:p>160</text:p>
          </table:table-cell>
          <table:table-cell table:formula="of:=[.K207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7]&amp;&quot;.json')&quot;" office:value-type="string" office:string-value="('mccb_schneider', '', 'params_NSX_TMD_160.json')" calcext:value-type="string">
            <text:p>('mccb_schneider', '', 'params_NSX_TMD_16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00" calcext:value-type="float">
            <text:p>200</text:p>
          </table:table-cell>
          <table:table-cell office:value-type="string" calcext:value-type="string">
            <text:p>TM-D</text:p>
          </table:table-cell>
          <table:table-cell table:formula="of:=[.B208] &amp; &quot;A, &quot; &amp; [.C208] &amp; &quot;, &quot; &amp; [.A208]" office:value-type="string" office:string-value="200A, TM-D, Compact NSX" calcext:value-type="string">
            <text:p>20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8]" office:value-type="string" office:string-value="TM-D" calcext:value-type="string">
            <text:p>TM-D</text:p>
          </table:table-cell>
          <table:table-cell/>
          <table:table-cell table:formula="of:=[.B208]" office:value-type="float" office:value="200" calcext:value-type="float">
            <text:p>200</text:p>
          </table:table-cell>
          <table:table-cell table:formula="of:=[.K208]" office:value-type="float" office:value="200" calcext:value-type="float">
            <text:p>2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8]&amp;&quot;.json')&quot;" office:value-type="string" office:string-value="('mccb_schneider', '', 'params_NSX_TMD_200.json')" calcext:value-type="string">
            <text:p>('mccb_schneider', '', 'params_NSX_TMD_20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TM-D</text:p>
          </table:table-cell>
          <table:table-cell table:formula="of:=[.B209] &amp; &quot;A, &quot; &amp; [.C209] &amp; &quot;, &quot; &amp; [.A209]" office:value-type="string" office:string-value="250A, TM-D, Compact NSX" calcext:value-type="string">
            <text:p>250A, TM-D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09]" office:value-type="string" office:string-value="TM-D" calcext:value-type="string">
            <text:p>TM-D</text:p>
          </table:table-cell>
          <table:table-cell/>
          <table:table-cell table:formula="of:=[.B209]" office:value-type="float" office:value="250" calcext:value-type="float">
            <text:p>250</text:p>
          </table:table-cell>
          <table:table-cell table:formula="of:=[.K209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params_NSX_TMD_&quot;&amp;[.B209]&amp;&quot;.json')&quot;" office:value-type="string" office:string-value="('mccb_schneider', '', 'params_NSX_TMD_250.json')" calcext:value-type="string">
            <text:p>('mccb_schneider', '', 'params_NSX_TMD_250.json')</text:p>
          </table:table-cell>
          <table:table-cell/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Micrologic</text:p>
          </table:table-cell>
          <table:table-cell table:formula="of:=[.B210] &amp; &quot;A, &quot; &amp; [.C210] &amp; &quot;, &quot; &amp; [.A210]" office:value-type="string" office:string-value="40A, Micrologic, Compact NSX" calcext:value-type="string">
            <text:p>4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0]" office:value-type="string" office:string-value="Micrologic" calcext:value-type="string">
            <text:p>Micrologic</text:p>
          </table:table-cell>
          <table:table-cell table:formula="of:=[.C210]" office:value-type="string" office:string-value="Micrologic" calcext:value-type="string">
            <text:p>Micrologic</text:p>
          </table:table-cell>
          <table:table-cell table:formula="of:=[.B210]" office:value-type="float" office:value="40" calcext:value-type="float">
            <text:p>40</text:p>
          </table:table-cell>
          <table:table-cell table:formula="of:=[.K210]" office:value-type="float" office:value="40" calcext:value-type="float">
            <text:p>4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Micrologic</text:p>
          </table:table-cell>
          <table:table-cell table:formula="of:=[.B211] &amp; &quot;A, &quot; &amp; [.C211] &amp; &quot;, &quot; &amp; [.A211]" office:value-type="string" office:string-value="100A, Micrologic, Compact NSX" calcext:value-type="string">
            <text:p>1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1]" office:value-type="string" office:string-value="Micrologic" calcext:value-type="string">
            <text:p>Micrologic</text:p>
          </table:table-cell>
          <table:table-cell table:formula="of:=[.C211]" office:value-type="string" office:string-value="Micrologic" calcext:value-type="string">
            <text:p>Micrologic</text:p>
          </table:table-cell>
          <table:table-cell table:formula="of:=[.B211]" office:value-type="float" office:value="100" calcext:value-type="float">
            <text:p>100</text:p>
          </table:table-cell>
          <table:table-cell table:formula="of:=[.K211]" office:value-type="float" office:value="100" calcext:value-type="float">
            <text:p>10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Micrologic</text:p>
          </table:table-cell>
          <table:table-cell table:formula="of:=[.B212] &amp; &quot;A, &quot; &amp; [.C212] &amp; &quot;, &quot; &amp; [.A212]" office:value-type="string" office:string-value="160A, Micrologic, Compact NSX" calcext:value-type="string">
            <text:p>16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2]" office:value-type="string" office:string-value="Micrologic" calcext:value-type="string">
            <text:p>Micrologic</text:p>
          </table:table-cell>
          <table:table-cell table:formula="of:=[.C212]" office:value-type="string" office:string-value="Micrologic" calcext:value-type="string">
            <text:p>Micrologic</text:p>
          </table:table-cell>
          <table:table-cell table:formula="of:=[.B212]" office:value-type="float" office:value="160" calcext:value-type="float">
            <text:p>160</text:p>
          </table:table-cell>
          <table:table-cell table:formula="of:=[.K212]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250" calcext:value-type="float">
            <text:p>250</text:p>
          </table:table-cell>
          <table:table-cell office:value-type="string" calcext:value-type="string">
            <text:p>Micrologic</text:p>
          </table:table-cell>
          <table:table-cell table:formula="of:=[.B213] &amp; &quot;A, &quot; &amp; [.C213] &amp; &quot;, &quot; &amp; [.A213]" office:value-type="string" office:string-value="250A, Micrologic, Compact NSX" calcext:value-type="string">
            <text:p>25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3]" office:value-type="string" office:string-value="Micrologic" calcext:value-type="string">
            <text:p>Micrologic</text:p>
          </table:table-cell>
          <table:table-cell table:formula="of:=[.C213]" office:value-type="string" office:string-value="Micrologic" calcext:value-type="string">
            <text:p>Micrologic</text:p>
          </table:table-cell>
          <table:table-cell table:formula="of:=[.B213]" office:value-type="float" office:value="250" calcext:value-type="float">
            <text:p>250</text:p>
          </table:table-cell>
          <table:table-cell table:formula="of:=[.K213]" office:value-type="float" office:value="250" calcext:value-type="float">
            <text:p>250</text:p>
          </table:table-cell>
          <table:table-cell office:value-type="float" office:value="25" calcext:value-type="float">
            <text:p>25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400" calcext:value-type="float">
            <text:p>400</text:p>
          </table:table-cell>
          <table:table-cell office:value-type="string" calcext:value-type="string">
            <text:p>Micrologic</text:p>
          </table:table-cell>
          <table:table-cell table:formula="of:=[.B214] &amp; &quot;A, &quot; &amp; [.C214] &amp; &quot;, &quot; &amp; [.A214]" office:value-type="string" office:string-value="400A, Micrologic, Compact NSX" calcext:value-type="string">
            <text:p>40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4]" office:value-type="string" office:string-value="Micrologic" calcext:value-type="string">
            <text:p>Micrologic</text:p>
          </table:table-cell>
          <table:table-cell table:formula="of:=[.C214]" office:value-type="string" office:string-value="Micrologic" calcext:value-type="string">
            <text:p>Micrologic</text:p>
          </table:table-cell>
          <table:table-cell table:formula="of:=[.B214]" office:value-type="float" office:value="400" calcext:value-type="float">
            <text:p>400</text:p>
          </table:table-cell>
          <table:table-cell table:formula="of:=[.K214]" office:value-type="float" office:value="400" calcext:value-type="float">
            <text:p>40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icrologic</text:p>
          </table:table-cell>
          <table:table-cell table:formula="of:=[.B215] &amp; &quot;A, &quot; &amp; [.C215] &amp; &quot;, &quot; &amp; [.A215]" office:value-type="string" office:string-value="630A, Micrologic, Compact NSX" calcext:value-type="string">
            <text:p>630A, Micrologic, Compact NSX</text:p>
          </table:table-cell>
          <table:table-cell office:value-type="string" calcext:value-type="string">
            <text:p>MCCB - Schneider Compact NSX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</text:p>
          </table:table-cell>
          <table:table-cell office:value-type="string" calcext:value-type="string">
            <text:p>MCCB</text:p>
          </table:table-cell>
          <table:table-cell table:formula="of:=[.C215]" office:value-type="string" office:string-value="Micrologic" calcext:value-type="string">
            <text:p>Micrologic</text:p>
          </table:table-cell>
          <table:table-cell table:formula="of:=[.C215]" office:value-type="string" office:string-value="Micrologic" calcext:value-type="string">
            <text:p>Micrologic</text:p>
          </table:table-cell>
          <table:table-cell table:formula="of:=[.B215]" office:value-type="float" office:value="630" calcext:value-type="float">
            <text:p>630</text:p>
          </table:table-cell>
          <table:table-cell table:formula="of:=[.K215]" office:value-type="float" office:value="630" calcext:value-type="float">
            <text:p>630</text:p>
          </table:table-cell>
          <table:table-cell office:value-type="float" office:value="36" calcext:value-type="float">
            <text:p>36</text:p>
          </table:table-cell>
          <table:table-cell table:formula="of:=&quot;('mccb_schneider', '', 'micrologic_l.json')&quot;" office:value-type="string" office:string-value="('mccb_schneider', '', 'micrologic_l.json')" calcext:value-type="string">
            <text:p>('mccb_schneider', '', 'micrologic_l.json')</text:p>
          </table:table-cell>
          <table:table-cell table:formula="of:=&quot;('mccb_schneider', '', 'micrologic_g.json')&quot;" office:value-type="string" office:string-value="('mccb_schneider', '', 'micrologic_g.json')" calcext:value-type="string">
            <text:p>('mccb_schneider', '', 'micrologic_g.json')</text:p>
          </table:table-cell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TM-D</text:p>
          </table:table-cell>
          <table:table-cell table:formula="of:=[.B216] &amp; &quot;A, &quot; &amp; [.C216] &amp; &quot;, &quot; &amp; [.A216]" office:value-type="string" office:string-value="16A, TM-D, Compact NSXm" calcext:value-type="string">
            <text:p>16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16]" office:value-type="string" office:string-value="TM-D" calcext:value-type="string">
            <text:p>TM-D</text:p>
          </table:table-cell>
          <table:table-cell/>
          <table:table-cell table:formula="of:=[.B216]" office:value-type="float" office:value="16" calcext:value-type="float">
            <text:p>16</text:p>
          </table:table-cell>
          <table:table-cell table:formula="of:=[.K216]" office:value-type="float" office:value="16" calcext:value-type="float">
            <text:p>16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16]&amp;&quot;.json')&quot;" office:value-type="string" office:string-value="('mccb_schneider', '', 'params_NSXm_TMD_16.json')" calcext:value-type="string">
            <text:p>('mccb_schneider', '', 'params_NSXm_TMD_16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TM-D</text:p>
          </table:table-cell>
          <table:table-cell table:formula="of:=[.B217] &amp; &quot;A, &quot; &amp; [.C217] &amp; &quot;, &quot; &amp; [.A217]" office:value-type="string" office:string-value="25A, TM-D, Compact NSXm" calcext:value-type="string">
            <text:p>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17]" office:value-type="string" office:string-value="TM-D" calcext:value-type="string">
            <text:p>TM-D</text:p>
          </table:table-cell>
          <table:table-cell/>
          <table:table-cell table:formula="of:=[.B217]" office:value-type="float" office:value="25" calcext:value-type="float">
            <text:p>25</text:p>
          </table:table-cell>
          <table:table-cell table:formula="of:=[.K217]" office:value-type="float" office:value="25" calcext:value-type="float">
            <text:p>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17]&amp;&quot;.json')&quot;" office:value-type="string" office:string-value="('mccb_schneider', '', 'params_NSXm_TMD_25.json')" calcext:value-type="string">
            <text:p>('mccb_schneider', '', 'params_NSXm_TMD_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TM-D</text:p>
          </table:table-cell>
          <table:table-cell table:formula="of:=[.B218] &amp; &quot;A, &quot; &amp; [.C218] &amp; &quot;, &quot; &amp; [.A218]" office:value-type="string" office:string-value="32A, TM-D, Compact NSXm" calcext:value-type="string">
            <text:p>32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18]" office:value-type="string" office:string-value="TM-D" calcext:value-type="string">
            <text:p>TM-D</text:p>
          </table:table-cell>
          <table:table-cell/>
          <table:table-cell table:formula="of:=[.B218]" office:value-type="float" office:value="32" calcext:value-type="float">
            <text:p>32</text:p>
          </table:table-cell>
          <table:table-cell table:formula="of:=[.K218]" office:value-type="float" office:value="32" calcext:value-type="float">
            <text:p>32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18]&amp;&quot;.json')&quot;" office:value-type="string" office:string-value="('mccb_schneider', '', 'params_NSXm_TMD_32.json')" calcext:value-type="string">
            <text:p>('mccb_schneider', '', 'params_NSXm_TMD_32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TM-D</text:p>
          </table:table-cell>
          <table:table-cell table:formula="of:=[.B219] &amp; &quot;A, &quot; &amp; [.C219] &amp; &quot;, &quot; &amp; [.A219]" office:value-type="string" office:string-value="40A, TM-D, Compact NSXm" calcext:value-type="string">
            <text:p>4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19]" office:value-type="string" office:string-value="TM-D" calcext:value-type="string">
            <text:p>TM-D</text:p>
          </table:table-cell>
          <table:table-cell/>
          <table:table-cell table:formula="of:=[.B219]" office:value-type="float" office:value="40" calcext:value-type="float">
            <text:p>40</text:p>
          </table:table-cell>
          <table:table-cell table:formula="of:=[.K219]" office:value-type="float" office:value="40" calcext:value-type="float">
            <text:p>4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19]&amp;&quot;.json')&quot;" office:value-type="string" office:string-value="('mccb_schneider', '', 'params_NSXm_TMD_40.json')" calcext:value-type="string">
            <text:p>('mccb_schneider', '', 'params_NSXm_TMD_4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TM-D</text:p>
          </table:table-cell>
          <table:table-cell table:formula="of:=[.B220] &amp; &quot;A, &quot; &amp; [.C220] &amp; &quot;, &quot; &amp; [.A220]" office:value-type="string" office:string-value="50A, TM-D, Compact NSXm" calcext:value-type="string">
            <text:p>5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0]" office:value-type="string" office:string-value="TM-D" calcext:value-type="string">
            <text:p>TM-D</text:p>
          </table:table-cell>
          <table:table-cell/>
          <table:table-cell table:formula="of:=[.B220]" office:value-type="float" office:value="50" calcext:value-type="float">
            <text:p>50</text:p>
          </table:table-cell>
          <table:table-cell table:formula="of:=[.K220]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0]&amp;&quot;.json')&quot;" office:value-type="string" office:string-value="('mccb_schneider', '', 'params_NSXm_TMD_50.json')" calcext:value-type="string">
            <text:p>('mccb_schneider', '', 'params_NSXm_TMD_5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TM-D</text:p>
          </table:table-cell>
          <table:table-cell table:formula="of:=[.B221] &amp; &quot;A, &quot; &amp; [.C221] &amp; &quot;, &quot; &amp; [.A221]" office:value-type="string" office:string-value="63A, TM-D, Compact NSXm" calcext:value-type="string">
            <text:p>63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1]" office:value-type="string" office:string-value="TM-D" calcext:value-type="string">
            <text:p>TM-D</text:p>
          </table:table-cell>
          <table:table-cell/>
          <table:table-cell table:formula="of:=[.B221]" office:value-type="float" office:value="63" calcext:value-type="float">
            <text:p>63</text:p>
          </table:table-cell>
          <table:table-cell table:formula="of:=[.K221]" office:value-type="float" office:value="63" calcext:value-type="float">
            <text:p>63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1]&amp;&quot;.json')&quot;" office:value-type="string" office:string-value="('mccb_schneider', '', 'params_NSXm_TMD_63.json')" calcext:value-type="string">
            <text:p>('mccb_schneider', '', 'params_NSXm_TMD_63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TM-D</text:p>
          </table:table-cell>
          <table:table-cell table:formula="of:=[.B222] &amp; &quot;A, &quot; &amp; [.C222] &amp; &quot;, &quot; &amp; [.A222]" office:value-type="string" office:string-value="80A, TM-D, Compact NSXm" calcext:value-type="string">
            <text:p>8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2]" office:value-type="string" office:string-value="TM-D" calcext:value-type="string">
            <text:p>TM-D</text:p>
          </table:table-cell>
          <table:table-cell/>
          <table:table-cell table:formula="of:=[.B222]" office:value-type="float" office:value="80" calcext:value-type="float">
            <text:p>80</text:p>
          </table:table-cell>
          <table:table-cell table:formula="of:=[.K222]" office:value-type="float" office:value="80" calcext:value-type="float">
            <text:p>8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2]&amp;&quot;.json')&quot;" office:value-type="string" office:string-value="('mccb_schneider', '', 'params_NSXm_TMD_80.json')" calcext:value-type="string">
            <text:p>('mccb_schneider', '', 'params_NSXm_TMD_8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TM-D</text:p>
          </table:table-cell>
          <table:table-cell table:formula="of:=[.B223] &amp; &quot;A, &quot; &amp; [.C223] &amp; &quot;, &quot; &amp; [.A223]" office:value-type="string" office:string-value="100A, TM-D, Compact NSXm" calcext:value-type="string">
            <text:p>10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3]" office:value-type="string" office:string-value="TM-D" calcext:value-type="string">
            <text:p>TM-D</text:p>
          </table:table-cell>
          <table:table-cell/>
          <table:table-cell table:formula="of:=[.B223]" office:value-type="float" office:value="100" calcext:value-type="float">
            <text:p>100</text:p>
          </table:table-cell>
          <table:table-cell table:formula="of:=[.K223]" office:value-type="float" office:value="100" calcext:value-type="float">
            <text:p>10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3]&amp;&quot;.json')&quot;" office:value-type="string" office:string-value="('mccb_schneider', '', 'params_NSXm_TMD_100.json')" calcext:value-type="string">
            <text:p>('mccb_schneider', '', 'params_NSXm_TMD_100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TM-D</text:p>
          </table:table-cell>
          <table:table-cell table:formula="of:=[.B224] &amp; &quot;A, &quot; &amp; [.C224] &amp; &quot;, &quot; &amp; [.A224]" office:value-type="string" office:string-value="125A, TM-D, Compact NSXm" calcext:value-type="string">
            <text:p>125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4]" office:value-type="string" office:string-value="TM-D" calcext:value-type="string">
            <text:p>TM-D</text:p>
          </table:table-cell>
          <table:table-cell/>
          <table:table-cell table:formula="of:=[.B224]" office:value-type="float" office:value="125" calcext:value-type="float">
            <text:p>125</text:p>
          </table:table-cell>
          <table:table-cell table:formula="of:=[.K224]" office:value-type="float" office:value="125" calcext:value-type="float">
            <text:p>125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4]&amp;&quot;.json')&quot;" office:value-type="string" office:string-value="('mccb_schneider', '', 'params_NSXm_TMD_125.json')" calcext:value-type="string">
            <text:p>('mccb_schneider', '', 'params_NSXm_TMD_125.json')</text:p>
          </table:table-cell>
          <table:table-cell/>
        </table:table-row>
        <table:table-row table:style-name="ro1">
          <table:table-cell office:value-type="string" calcext:value-type="string">
            <text:p>Compact NSXm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TM-D</text:p>
          </table:table-cell>
          <table:table-cell table:formula="of:=[.B225] &amp; &quot;A, &quot; &amp; [.C225] &amp; &quot;, &quot; &amp; [.A225]" office:value-type="string" office:string-value="160A, TM-D, Compact NSXm" calcext:value-type="string">
            <text:p>160A, TM-D, Compact NSXm</text:p>
          </table:table-cell>
          <table:table-cell office:value-type="string" calcext:value-type="string">
            <text:p>MCCB - Schneider Compact NSXm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Compact NSXm</text:p>
          </table:table-cell>
          <table:table-cell office:value-type="string" calcext:value-type="string">
            <text:p>MCCB</text:p>
          </table:table-cell>
          <table:table-cell table:formula="of:=[.C225]" office:value-type="string" office:string-value="TM-D" calcext:value-type="string">
            <text:p>TM-D</text:p>
          </table:table-cell>
          <table:table-cell/>
          <table:table-cell table:formula="of:=[.B225]" office:value-type="float" office:value="160" calcext:value-type="float">
            <text:p>160</text:p>
          </table:table-cell>
          <table:table-cell table:formula="of:=[.K225]" office:value-type="float" office:value="160" calcext:value-type="float">
            <text:p>160</text:p>
          </table:table-cell>
          <table:table-cell office:value-type="float" office:value="16" calcext:value-type="float">
            <text:p>16</text:p>
          </table:table-cell>
          <table:table-cell table:formula="of:=&quot;('mccb_schneider', '', 'params_NSXm_TMD_&quot;&amp;[.B225]&amp;&quot;.json')&quot;" office:value-type="string" office:string-value="('mccb_schneider', '', 'params_NSXm_TMD_160.json')" calcext:value-type="string">
            <text:p>('mccb_schneider', '', 'params_NSXm_TMD_160.json')</text:p>
          </table:table-cell>
          <table:table-cell/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TM-DN1</text:p>
          </table:table-cell>
          <table:table-cell table:formula="of:=[.B226] &amp; &quot;A, &quot; &amp; [.C226] &amp; &quot;, &quot; &amp; [.A226]" office:value-type="string" office:string-value="800A, TM-DN1, CPOWER" calcext:value-type="string">
            <text:p>8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26]" office:value-type="string" office:string-value="TM-DN1" calcext:value-type="string">
            <text:p>TM-DN1</text:p>
          </table:table-cell>
          <table:table-cell table:formula="of:=[.C226]" office:value-type="string" office:string-value="TM-DN1" calcext:value-type="string">
            <text:p>TM-DN1</text:p>
          </table:table-cell>
          <table:table-cell table:formula="of:=[.B226]" office:value-type="float" office:value="800" calcext:value-type="float">
            <text:p>800</text:p>
          </table:table-cell>
          <table:table-cell table:formula="of:=[.K226]"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TM-DN1</text:p>
          </table:table-cell>
          <table:table-cell table:formula="of:=[.B227] &amp; &quot;A, &quot; &amp; [.C227] &amp; &quot;, &quot; &amp; [.A227]" office:value-type="string" office:string-value="1000A, TM-DN1, CPOWER" calcext:value-type="string">
            <text:p>1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27]" office:value-type="string" office:string-value="TM-DN1" calcext:value-type="string">
            <text:p>TM-DN1</text:p>
          </table:table-cell>
          <table:table-cell table:formula="of:=[.C227]" office:value-type="string" office:string-value="TM-DN1" calcext:value-type="string">
            <text:p>TM-DN1</text:p>
          </table:table-cell>
          <table:table-cell table:formula="of:=[.B227]" office:value-type="float" office:value="1000" calcext:value-type="float">
            <text:p>1000</text:p>
          </table:table-cell>
          <table:table-cell table:formula="of:=[.K227]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TM-DN1</text:p>
          </table:table-cell>
          <table:table-cell table:formula="of:=[.B228] &amp; &quot;A, &quot; &amp; [.C228] &amp; &quot;, &quot; &amp; [.A228]" office:value-type="string" office:string-value="1250A, TM-DN1, CPOWER" calcext:value-type="string">
            <text:p>125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28]" office:value-type="string" office:string-value="TM-DN1" calcext:value-type="string">
            <text:p>TM-DN1</text:p>
          </table:table-cell>
          <table:table-cell table:formula="of:=[.C228]" office:value-type="string" office:string-value="TM-DN1" calcext:value-type="string">
            <text:p>TM-DN1</text:p>
          </table:table-cell>
          <table:table-cell table:formula="of:=[.B228]" office:value-type="float" office:value="1250" calcext:value-type="float">
            <text:p>1250</text:p>
          </table:table-cell>
          <table:table-cell table:formula="of:=[.K228]"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TM-DN1</text:p>
          </table:table-cell>
          <table:table-cell table:formula="of:=[.B229] &amp; &quot;A, &quot; &amp; [.C229] &amp; &quot;, &quot; &amp; [.A229]" office:value-type="string" office:string-value="1600A, TM-DN1, CPOWER" calcext:value-type="string">
            <text:p>16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29]" office:value-type="string" office:string-value="TM-DN1" calcext:value-type="string">
            <text:p>TM-DN1</text:p>
          </table:table-cell>
          <table:table-cell table:formula="of:=[.C229]" office:value-type="string" office:string-value="TM-DN1" calcext:value-type="string">
            <text:p>TM-DN1</text:p>
          </table:table-cell>
          <table:table-cell table:formula="of:=[.B229]" office:value-type="float" office:value="1600" calcext:value-type="float">
            <text:p>1600</text:p>
          </table:table-cell>
          <table:table-cell table:formula="of:=[.K229]"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TM-DN1</text:p>
          </table:table-cell>
          <table:table-cell table:formula="of:=[.B230] &amp; &quot;A, &quot; &amp; [.C230] &amp; &quot;, &quot; &amp; [.A230]" office:value-type="string" office:string-value="2000A, TM-DN1, CPOWER" calcext:value-type="string">
            <text:p>2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0]" office:value-type="string" office:string-value="TM-DN1" calcext:value-type="string">
            <text:p>TM-DN1</text:p>
          </table:table-cell>
          <table:table-cell table:formula="of:=[.C230]" office:value-type="string" office:string-value="TM-DN1" calcext:value-type="string">
            <text:p>TM-DN1</text:p>
          </table:table-cell>
          <table:table-cell table:formula="of:=[.B230]" office:value-type="float" office:value="2000" calcext:value-type="float">
            <text:p>2000</text:p>
          </table:table-cell>
          <table:table-cell table:formula="of:=[.K230]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TM-DN1</text:p>
          </table:table-cell>
          <table:table-cell table:formula="of:=[.B231] &amp; &quot;A, &quot; &amp; [.C231] &amp; &quot;, &quot; &amp; [.A231]" office:value-type="string" office:string-value="2500A, TM-DN1, CPOWER" calcext:value-type="string">
            <text:p>25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1]" office:value-type="string" office:string-value="TM-DN1" calcext:value-type="string">
            <text:p>TM-DN1</text:p>
          </table:table-cell>
          <table:table-cell table:formula="of:=[.C231]" office:value-type="string" office:string-value="TM-DN1" calcext:value-type="string">
            <text:p>TM-DN1</text:p>
          </table:table-cell>
          <table:table-cell table:formula="of:=[.B231]" office:value-type="float" office:value="2500" calcext:value-type="float">
            <text:p>2500</text:p>
          </table:table-cell>
          <table:table-cell table:formula="of:=[.K231]"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TM-DN1</text:p>
          </table:table-cell>
          <table:table-cell table:formula="of:=[.B232] &amp; &quot;A, &quot; &amp; [.C232] &amp; &quot;, &quot; &amp; [.A232]" office:value-type="string" office:string-value="3200A, TM-DN1, CPOWER" calcext:value-type="string">
            <text:p>32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2]" office:value-type="string" office:string-value="TM-DN1" calcext:value-type="string">
            <text:p>TM-DN1</text:p>
          </table:table-cell>
          <table:table-cell table:formula="of:=[.C232]" office:value-type="string" office:string-value="TM-DN1" calcext:value-type="string">
            <text:p>TM-DN1</text:p>
          </table:table-cell>
          <table:table-cell table:formula="of:=[.B232]" office:value-type="float" office:value="3200" calcext:value-type="float">
            <text:p>3200</text:p>
          </table:table-cell>
          <table:table-cell table:formula="of:=[.K232]"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TM-DN1</text:p>
          </table:table-cell>
          <table:table-cell table:formula="of:=[.B233] &amp; &quot;A, &quot; &amp; [.C233] &amp; &quot;, &quot; &amp; [.A233]" office:value-type="string" office:string-value="4000A, TM-DN1, CPOWER" calcext:value-type="string">
            <text:p>4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3]" office:value-type="string" office:string-value="TM-DN1" calcext:value-type="string">
            <text:p>TM-DN1</text:p>
          </table:table-cell>
          <table:table-cell table:formula="of:=[.C233]" office:value-type="string" office:string-value="TM-DN1" calcext:value-type="string">
            <text:p>TM-DN1</text:p>
          </table:table-cell>
          <table:table-cell table:formula="of:=[.B233]" office:value-type="float" office:value="4000" calcext:value-type="float">
            <text:p>4000</text:p>
          </table:table-cell>
          <table:table-cell table:formula="of:=[.K233]"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TM-DN1</text:p>
          </table:table-cell>
          <table:table-cell table:formula="of:=[.B234] &amp; &quot;A, &quot; &amp; [.C234] &amp; &quot;, &quot; &amp; [.A234]" office:value-type="string" office:string-value="5000A, TM-DN1, CPOWER" calcext:value-type="string">
            <text:p>50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4]" office:value-type="string" office:string-value="TM-DN1" calcext:value-type="string">
            <text:p>TM-DN1</text:p>
          </table:table-cell>
          <table:table-cell table:formula="of:=[.C234]" office:value-type="string" office:string-value="TM-DN1" calcext:value-type="string">
            <text:p>TM-DN1</text:p>
          </table:table-cell>
          <table:table-cell table:formula="of:=[.B234]" office:value-type="float" office:value="5000" calcext:value-type="float">
            <text:p>5000</text:p>
          </table:table-cell>
          <table:table-cell table:formula="of:=[.K234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TM-DN1</text:p>
          </table:table-cell>
          <table:table-cell table:formula="of:=[.B235] &amp; &quot;A, &quot; &amp; [.C235] &amp; &quot;, &quot; &amp; [.A235]" office:value-type="string" office:string-value="6300A, TM-DN1, CPOWER" calcext:value-type="string">
            <text:p>6300A, TM-DN1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formula="of:=[.C235]" office:value-type="string" office:string-value="TM-DN1" calcext:value-type="string">
            <text:p>TM-DN1</text:p>
          </table:table-cell>
          <table:table-cell table:formula="of:=[.C235]" office:value-type="string" office:string-value="TM-DN1" calcext:value-type="string">
            <text:p>TM-DN1</text:p>
          </table:table-cell>
          <table:table-cell table:formula="of:=[.B235]" office:value-type="float" office:value="6300" calcext:value-type="float">
            <text:p>6300</text:p>
          </table:table-cell>
          <table:table-cell table:formula="of:=[.K235]" office:value-type="float" office:value="6300" calcext:value-type="float">
            <text:p>6300</text:p>
          </table:table-cell>
          <table:table-cell office:value-type="float" office:value="95" calcext:value-type="float">
            <text:p>95</text:p>
          </table:table-cell>
          <table:table-cell table:formula="of:=&quot;('acb_lnt', '', 'dn1.json')&quot;" office:value-type="string" office:string-value="('acb_lnt', '', 'dn1.json')" calcext:value-type="string">
            <text:p>('acb_lnt', '', 'dn1.json')</text:p>
          </table:table-cell>
          <table:table-cell table:formula="of:=&quot;('acb_lnt', '', 'dn1_g.json')&quot;" office:value-type="string" office:string-value="('acb_lnt', '', 'dn1_g.json')" calcext:value-type="string">
            <text:p>('acb_lnt', '', 'dn1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P-SR18G</text:p>
          </table:table-cell>
          <table:table-cell table:formula="of:=[.B236] &amp; &quot;A, &quot; &amp; [.C236] &amp; &quot;, &quot; &amp; [.A236]" office:value-type="string" office:string-value="800A, MP-SR18G, CPOWER" calcext:value-type="string">
            <text:p>8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36]" office:value-type="float" office:value="800" calcext:value-type="float">
            <text:p>800</text:p>
          </table:table-cell>
          <table:table-cell table:formula="of:=[.K236]"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-SR18G</text:p>
          </table:table-cell>
          <table:table-cell table:formula="of:=[.B237] &amp; &quot;A, &quot; &amp; [.C237] &amp; &quot;, &quot; &amp; [.A237]" office:value-type="string" office:string-value="1000A, MP-SR18G, CPOWER" calcext:value-type="string">
            <text:p>1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37]" office:value-type="float" office:value="1000" calcext:value-type="float">
            <text:p>1000</text:p>
          </table:table-cell>
          <table:table-cell table:formula="of:=[.K237]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P-SR18G</text:p>
          </table:table-cell>
          <table:table-cell table:formula="of:=[.B238] &amp; &quot;A, &quot; &amp; [.C238] &amp; &quot;, &quot; &amp; [.A238]" office:value-type="string" office:string-value="1250A, MP-SR18G, CPOWER" calcext:value-type="string">
            <text:p>125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38]" office:value-type="float" office:value="1250" calcext:value-type="float">
            <text:p>1250</text:p>
          </table:table-cell>
          <table:table-cell table:formula="of:=[.K238]"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P-SR18G</text:p>
          </table:table-cell>
          <table:table-cell table:formula="of:=[.B239] &amp; &quot;A, &quot; &amp; [.C239] &amp; &quot;, &quot; &amp; [.A239]" office:value-type="string" office:string-value="1600A, MP-SR18G, CPOWER" calcext:value-type="string">
            <text:p>16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39]" office:value-type="float" office:value="1600" calcext:value-type="float">
            <text:p>1600</text:p>
          </table:table-cell>
          <table:table-cell table:formula="of:=[.K239]"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P-SR18G</text:p>
          </table:table-cell>
          <table:table-cell table:formula="of:=[.B240] &amp; &quot;A, &quot; &amp; [.C240] &amp; &quot;, &quot; &amp; [.A240]" office:value-type="string" office:string-value="2000A, MP-SR18G, CPOWER" calcext:value-type="string">
            <text:p>2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0]" office:value-type="float" office:value="2000" calcext:value-type="float">
            <text:p>2000</text:p>
          </table:table-cell>
          <table:table-cell table:formula="of:=[.K240]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P-SR18G</text:p>
          </table:table-cell>
          <table:table-cell table:formula="of:=[.B241] &amp; &quot;A, &quot; &amp; [.C241] &amp; &quot;, &quot; &amp; [.A241]" office:value-type="string" office:string-value="2500A, MP-SR18G, CPOWER" calcext:value-type="string">
            <text:p>25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1]" office:value-type="float" office:value="2500" calcext:value-type="float">
            <text:p>2500</text:p>
          </table:table-cell>
          <table:table-cell table:formula="of:=[.K241]" office:value-type="float" office:value="2500" calcext:value-type="float">
            <text:p>2500</text:p>
          </table:table-cell>
          <table:table-cell office:value-type="float" office:value="60" calcext:value-type="float">
            <text:p>60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P-SR18G</text:p>
          </table:table-cell>
          <table:table-cell table:formula="of:=[.B242] &amp; &quot;A, &quot; &amp; [.C242] &amp; &quot;, &quot; &amp; [.A242]" office:value-type="string" office:string-value="3200A, MP-SR18G, CPOWER" calcext:value-type="string">
            <text:p>32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2]" office:value-type="float" office:value="3200" calcext:value-type="float">
            <text:p>3200</text:p>
          </table:table-cell>
          <table:table-cell table:formula="of:=[.K242]" office:value-type="float" office:value="3200" calcext:value-type="float">
            <text:p>3200</text:p>
          </table:table-cell>
          <table:table-cell office:value-type="float" office:value="75" calcext:value-type="float">
            <text:p>7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P-SR18G</text:p>
          </table:table-cell>
          <table:table-cell table:formula="of:=[.B243] &amp; &quot;A, &quot; &amp; [.C243] &amp; &quot;, &quot; &amp; [.A243]" office:value-type="string" office:string-value="4000A, MP-SR18G, CPOWER" calcext:value-type="string">
            <text:p>4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3]" office:value-type="float" office:value="4000" calcext:value-type="float">
            <text:p>4000</text:p>
          </table:table-cell>
          <table:table-cell table:formula="of:=[.K243]" office:value-type="float" office:value="4000" calcext:value-type="float">
            <text:p>4000</text:p>
          </table:table-cell>
          <table:table-cell office:value-type="float" office:value="75" calcext:value-type="float">
            <text:p>7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P-SR18G</text:p>
          </table:table-cell>
          <table:table-cell table:formula="of:=[.B244] &amp; &quot;A, &quot; &amp; [.C244] &amp; &quot;, &quot; &amp; [.A244]" office:value-type="string" office:string-value="5000A, MP-SR18G, CPOWER" calcext:value-type="string">
            <text:p>50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4]" office:value-type="float" office:value="5000" calcext:value-type="float">
            <text:p>5000</text:p>
          </table:table-cell>
          <table:table-cell table:formula="of:=[.K244]" office:value-type="float" office:value="5000" calcext:value-type="float">
            <text:p>5000</text:p>
          </table:table-cell>
          <table:table-cell office:value-type="float" office:value="95" calcext:value-type="float">
            <text:p>9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CPOWER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P-SR18G</text:p>
          </table:table-cell>
          <table:table-cell table:formula="of:=[.B245] &amp; &quot;A, &quot; &amp; [.C245] &amp; &quot;, &quot; &amp; [.A245]" office:value-type="string" office:string-value="6300A, MP-SR18G, CPOWER" calcext:value-type="string">
            <text:p>6300A, MP-SR18G, CPOWER</text:p>
          </table:table-cell>
          <table:table-cell office:value-type="string" calcext:value-type="string">
            <text:p>ACB - L&amp;T CPOWER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&amp;T CPOWER</text:p>
          </table:table-cell>
          <table:table-cell office:value-type="string" calcext:value-type="string">
            <text:p>ACB</text:p>
          </table:table-cell>
          <table:table-cell table:number-columns-repeated="2" office:value-type="string" calcext:value-type="string">
            <text:p>SR18G</text:p>
          </table:table-cell>
          <table:table-cell table:formula="of:=[.B245]" office:value-type="float" office:value="6300" calcext:value-type="float">
            <text:p>6300</text:p>
          </table:table-cell>
          <table:table-cell table:formula="of:=[.K245]" office:value-type="float" office:value="6300" calcext:value-type="float">
            <text:p>6300</text:p>
          </table:table-cell>
          <table:table-cell office:value-type="float" office:value="95" calcext:value-type="float">
            <text:p>95</text:p>
          </table:table-cell>
          <table:table-cell table:formula="of:=&quot;('acb_lnt', '', 'sr18.json')&quot;" office:value-type="string" office:string-value="('acb_lnt', '', 'sr18.json')" calcext:value-type="string">
            <text:p>('acb_lnt', '', 'sr18.json')</text:p>
          </table:table-cell>
          <table:table-cell table:formula="of:=&quot;('acb_lnt', '', 'sr18_g.json')&quot;" office:value-type="string" office:string-value="('acb_lnt', '', 'sr18_g.json')" calcext:value-type="string">
            <text:p>('acb_lnt', '', 'sr18_g.json')</text:p>
          </table:table-cell>
        </table:table-row>
        <table:table-row table:style-name="ro1">
          <table:table-cell office:value-type="string" calcext:value-type="string">
            <text:p>DMX3 2500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P4</text:p>
          </table:table-cell>
          <table:table-cell table:formula="of:=[.B246] &amp; &quot;A, &quot; &amp; [.C246] &amp; &quot;, &quot; &amp; [.A246]" office:value-type="string" office:string-value="630A, MP4, DMX3 2500" calcext:value-type="string">
            <text:p>630A, MP4, DMX3 25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46]" office:value-type="string" office:string-value="MP4" calcext:value-type="string">
            <text:p>MP4</text:p>
          </table:table-cell>
          <table:table-cell table:formula="of:=[.C246]" office:value-type="string" office:string-value="MP4" calcext:value-type="string">
            <text:p>MP4</text:p>
          </table:table-cell>
          <table:table-cell table:formula="of:=[.B246]" office:value-type="float" office:value="630" calcext:value-type="float">
            <text:p>630</text:p>
          </table:table-cell>
          <table:table-cell table:formula="of:=[.K246]" office:value-type="float" office:value="630" calcext:value-type="float">
            <text:p>630</text:p>
          </table:table-cell>
          <table:table-cell office:value-type="float" office:value="50" calcext:value-type="float">
            <text:p>5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2500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P4</text:p>
          </table:table-cell>
          <table:table-cell table:formula="of:=[.B247] &amp; &quot;A, &quot; &amp; [.C247] &amp; &quot;, &quot; &amp; [.A247]" office:value-type="string" office:string-value="800A, MP4, DMX3 2500" calcext:value-type="string">
            <text:p>800A, MP4, DMX3 25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47]" office:value-type="string" office:string-value="MP4" calcext:value-type="string">
            <text:p>MP4</text:p>
          </table:table-cell>
          <table:table-cell table:formula="of:=[.C247]" office:value-type="string" office:string-value="MP4" calcext:value-type="string">
            <text:p>MP4</text:p>
          </table:table-cell>
          <table:table-cell table:formula="of:=[.B247]" office:value-type="float" office:value="800" calcext:value-type="float">
            <text:p>800</text:p>
          </table:table-cell>
          <table:table-cell table:formula="of:=[.K247]" office:value-type="float" office:value="800" calcext:value-type="float">
            <text:p>800</text:p>
          </table:table-cell>
          <table:table-cell office:value-type="float" office:value="50" calcext:value-type="float">
            <text:p>5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2500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P4</text:p>
          </table:table-cell>
          <table:table-cell table:formula="of:=[.B248] &amp; &quot;A, &quot; &amp; [.C248] &amp; &quot;, &quot; &amp; [.A248]" office:value-type="string" office:string-value="1000A, MP4, DMX3 2500" calcext:value-type="string">
            <text:p>1000A, MP4, DMX3 25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48]" office:value-type="string" office:string-value="MP4" calcext:value-type="string">
            <text:p>MP4</text:p>
          </table:table-cell>
          <table:table-cell table:formula="of:=[.C248]" office:value-type="string" office:string-value="MP4" calcext:value-type="string">
            <text:p>MP4</text:p>
          </table:table-cell>
          <table:table-cell table:formula="of:=[.B248]" office:value-type="float" office:value="1000" calcext:value-type="float">
            <text:p>1000</text:p>
          </table:table-cell>
          <table:table-cell table:formula="of:=[.K248]"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2500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P4</text:p>
          </table:table-cell>
          <table:table-cell table:formula="of:=[.B249] &amp; &quot;A, &quot; &amp; [.C249] &amp; &quot;, &quot; &amp; [.A249]" office:value-type="string" office:string-value="1250A, MP4, DMX3 2500" calcext:value-type="string">
            <text:p>1250A, MP4, DMX3 25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49]" office:value-type="string" office:string-value="MP4" calcext:value-type="string">
            <text:p>MP4</text:p>
          </table:table-cell>
          <table:table-cell table:formula="of:=[.C249]" office:value-type="string" office:string-value="MP4" calcext:value-type="string">
            <text:p>MP4</text:p>
          </table:table-cell>
          <table:table-cell table:formula="of:=[.B249]" office:value-type="float" office:value="1250" calcext:value-type="float">
            <text:p>1250</text:p>
          </table:table-cell>
          <table:table-cell table:formula="of:=[.K249]" office:value-type="float" office:value="1250" calcext:value-type="float">
            <text:p>1250</text:p>
          </table:table-cell>
          <table:table-cell office:value-type="float" office:value="50" calcext:value-type="float">
            <text:p>5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2500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P4</text:p>
          </table:table-cell>
          <table:table-cell table:formula="of:=[.B250] &amp; &quot;A, &quot; &amp; [.C250] &amp; &quot;, &quot; &amp; [.A250]" office:value-type="string" office:string-value="1600A, MP4, DMX3 2500" calcext:value-type="string">
            <text:p>1600A, MP4, DMX3 25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50]" office:value-type="string" office:string-value="MP4" calcext:value-type="string">
            <text:p>MP4</text:p>
          </table:table-cell>
          <table:table-cell table:formula="of:=[.C250]" office:value-type="string" office:string-value="MP4" calcext:value-type="string">
            <text:p>MP4</text:p>
          </table:table-cell>
          <table:table-cell table:formula="of:=[.B250]" office:value-type="float" office:value="1600" calcext:value-type="float">
            <text:p>1600</text:p>
          </table:table-cell>
          <table:table-cell table:formula="of:=[.K250]" office:value-type="float" office:value="1600" calcext:value-type="float">
            <text:p>1600</text:p>
          </table:table-cell>
          <table:table-cell office:value-type="float" office:value="50" calcext:value-type="float">
            <text:p>5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250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P4</text:p>
          </table:table-cell>
          <table:table-cell table:formula="of:=[.B251] &amp; &quot;A, &quot; &amp; [.C251] &amp; &quot;, &quot; &amp; [.A251]" office:value-type="string" office:string-value="2000A, MP4, DMX3 2500" calcext:value-type="string">
            <text:p>2000A, MP4, DMX3 25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51]" office:value-type="string" office:string-value="MP4" calcext:value-type="string">
            <text:p>MP4</text:p>
          </table:table-cell>
          <table:table-cell table:formula="of:=[.C251]" office:value-type="string" office:string-value="MP4" calcext:value-type="string">
            <text:p>MP4</text:p>
          </table:table-cell>
          <table:table-cell table:formula="of:=[.B251]" office:value-type="float" office:value="2000" calcext:value-type="float">
            <text:p>2000</text:p>
          </table:table-cell>
          <table:table-cell table:formula="of:=[.K251]" office:value-type="float" office:value="2000" calcext:value-type="float">
            <text:p>2000</text:p>
          </table:table-cell>
          <table:table-cell office:value-type="float" office:value="50" calcext:value-type="float">
            <text:p>5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2500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P4</text:p>
          </table:table-cell>
          <table:table-cell table:formula="of:=[.B252] &amp; &quot;A, &quot; &amp; [.C252] &amp; &quot;, &quot; &amp; [.A252]" office:value-type="string" office:string-value="2500A, MP4, DMX3 2500" calcext:value-type="string">
            <text:p>2500A, MP4, DMX3 25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52]" office:value-type="string" office:string-value="MP4" calcext:value-type="string">
            <text:p>MP4</text:p>
          </table:table-cell>
          <table:table-cell table:formula="of:=[.C252]" office:value-type="string" office:string-value="MP4" calcext:value-type="string">
            <text:p>MP4</text:p>
          </table:table-cell>
          <table:table-cell table:formula="of:=[.B252]" office:value-type="float" office:value="2500" calcext:value-type="float">
            <text:p>2500</text:p>
          </table:table-cell>
          <table:table-cell table:formula="of:=[.K252]" office:value-type="float" office:value="2500" calcext:value-type="float">
            <text:p>2500</text:p>
          </table:table-cell>
          <table:table-cell office:value-type="float" office:value="50" calcext:value-type="float">
            <text:p>5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4000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P4</text:p>
          </table:table-cell>
          <table:table-cell table:formula="of:=[.B253] &amp; &quot;A, &quot; &amp; [.C253] &amp; &quot;, &quot; &amp; [.A253]" office:value-type="string" office:string-value="3200A, MP4, DMX3 4000" calcext:value-type="string">
            <text:p>3200A, MP4, DMX3 40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53]" office:value-type="string" office:string-value="MP4" calcext:value-type="string">
            <text:p>MP4</text:p>
          </table:table-cell>
          <table:table-cell table:formula="of:=[.C253]" office:value-type="string" office:string-value="MP4" calcext:value-type="string">
            <text:p>MP4</text:p>
          </table:table-cell>
          <table:table-cell table:formula="of:=[.B253]" office:value-type="float" office:value="3200" calcext:value-type="float">
            <text:p>3200</text:p>
          </table:table-cell>
          <table:table-cell table:formula="of:=[.K253]" office:value-type="float" office:value="3200" calcext:value-type="float">
            <text:p>3200</text:p>
          </table:table-cell>
          <table:table-cell office:value-type="float" office:value="50" calcext:value-type="float">
            <text:p>5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4000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P4</text:p>
          </table:table-cell>
          <table:table-cell table:formula="of:=[.B254] &amp; &quot;A, &quot; &amp; [.C254] &amp; &quot;, &quot; &amp; [.A254]" office:value-type="string" office:string-value="4000A, MP4, DMX3 4000" calcext:value-type="string">
            <text:p>4000A, MP4, DMX3 40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54]" office:value-type="string" office:string-value="MP4" calcext:value-type="string">
            <text:p>MP4</text:p>
          </table:table-cell>
          <table:table-cell table:formula="of:=[.C254]" office:value-type="string" office:string-value="MP4" calcext:value-type="string">
            <text:p>MP4</text:p>
          </table:table-cell>
          <table:table-cell table:formula="of:=[.B254]" office:value-type="float" office:value="4000" calcext:value-type="float">
            <text:p>4000</text:p>
          </table:table-cell>
          <table:table-cell table:formula="of:=[.K254]" office:value-type="float" office:value="4000" calcext:value-type="float">
            <text:p>4000</text:p>
          </table:table-cell>
          <table:table-cell office:value-type="float" office:value="50" calcext:value-type="float">
            <text:p>5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6300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P4</text:p>
          </table:table-cell>
          <table:table-cell table:formula="of:=[.B255] &amp; &quot;A, &quot; &amp; [.C255] &amp; &quot;, &quot; &amp; [.A255]" office:value-type="string" office:string-value="5000A, MP4, DMX3 6300" calcext:value-type="string">
            <text:p>5000A, MP4, DMX3 63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55]" office:value-type="string" office:string-value="MP4" calcext:value-type="string">
            <text:p>MP4</text:p>
          </table:table-cell>
          <table:table-cell table:formula="of:=[.C255]" office:value-type="string" office:string-value="MP4" calcext:value-type="string">
            <text:p>MP4</text:p>
          </table:table-cell>
          <table:table-cell table:formula="of:=[.B255]" office:value-type="float" office:value="5000" calcext:value-type="float">
            <text:p>5000</text:p>
          </table:table-cell>
          <table:table-cell table:formula="of:=[.K255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DMX3 6300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P4</text:p>
          </table:table-cell>
          <table:table-cell table:formula="of:=[.B256] &amp; &quot;A, &quot; &amp; [.C256] &amp; &quot;, &quot; &amp; [.A256]" office:value-type="string" office:string-value="6300A, MP4, DMX3 6300" calcext:value-type="string">
            <text:p>6300A, MP4, DMX3 6300</text:p>
          </table:table-cell>
          <table:table-cell office:value-type="string" calcext:value-type="string">
            <text:p>ACB - Legrand DMX3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Legrand DMX3</text:p>
          </table:table-cell>
          <table:table-cell office:value-type="string" calcext:value-type="string">
            <text:p>ACB</text:p>
          </table:table-cell>
          <table:table-cell table:formula="of:=[.C256]" office:value-type="string" office:string-value="MP4" calcext:value-type="string">
            <text:p>MP4</text:p>
          </table:table-cell>
          <table:table-cell table:formula="of:=[.C256]" office:value-type="string" office:string-value="MP4" calcext:value-type="string">
            <text:p>MP4</text:p>
          </table:table-cell>
          <table:table-cell table:formula="of:=[.B256]" office:value-type="float" office:value="6300" calcext:value-type="float">
            <text:p>6300</text:p>
          </table:table-cell>
          <table:table-cell table:formula="of:=[.K256]" office:value-type="float" office:value="6300" calcext:value-type="float">
            <text:p>6300</text:p>
          </table:table-cell>
          <table:table-cell office:value-type="float" office:value="100" calcext:value-type="float">
            <text:p>100</text:p>
          </table:table-cell>
          <table:table-cell table:formula="of:=&quot;('acb_legrand', '', 'legrand_mp4_l.json')&quot;" office:value-type="string" office:string-value="('acb_legrand', '', 'legrand_mp4_l.json')" calcext:value-type="string">
            <text:p>('acb_legrand', '', 'legrand_mp4_l.json')</text:p>
          </table:table-cell>
          <table:table-cell table:formula="of:=&quot;('acb_legrand', '', 'legrand_mp4_g.json')&quot;" office:value-type="string" office:string-value="('acb_legrand', '', 'legrand_mp4_g.json')" calcext:value-type="string">
            <text:p>('acb_legrand', '', 'legrand_mp4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630" calcext:value-type="float">
            <text:p>630</text:p>
          </table:table-cell>
          <table:table-cell office:value-type="string" calcext:value-type="string">
            <text:p>Micrologic</text:p>
          </table:table-cell>
          <table:table-cell table:formula="of:=[.B257] &amp; &quot;A, &quot; &amp; [.C257] &amp; &quot;, &quot; &amp; [.A257]" office:value-type="string" office:string-value="630A, Micrologic, MasterPact" calcext:value-type="string">
            <text:p>63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7]" office:value-type="string" office:string-value="Micrologic" calcext:value-type="string">
            <text:p>Micrologic</text:p>
          </table:table-cell>
          <table:table-cell table:formula="of:=[.C257]" office:value-type="string" office:string-value="Micrologic" calcext:value-type="string">
            <text:p>Micrologic</text:p>
          </table:table-cell>
          <table:table-cell table:formula="of:=[.B257]" office:value-type="float" office:value="630" calcext:value-type="float">
            <text:p>630</text:p>
          </table:table-cell>
          <table:table-cell table:formula="of:=[.K257]" office:value-type="float" office:value="630" calcext:value-type="float">
            <text:p>630</text:p>
          </table:table-cell>
          <table:table-cell office:value-type="float" office:value="42" calcext:value-type="float">
            <text:p>42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800" calcext:value-type="float">
            <text:p>800</text:p>
          </table:table-cell>
          <table:table-cell office:value-type="string" calcext:value-type="string">
            <text:p>Micrologic</text:p>
          </table:table-cell>
          <table:table-cell table:formula="of:=[.B258] &amp; &quot;A, &quot; &amp; [.C258] &amp; &quot;, &quot; &amp; [.A258]" office:value-type="string" office:string-value="800A, Micrologic, MasterPact" calcext:value-type="string">
            <text:p>8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8]" office:value-type="string" office:string-value="Micrologic" calcext:value-type="string">
            <text:p>Micrologic</text:p>
          </table:table-cell>
          <table:table-cell table:formula="of:=[.C258]" office:value-type="string" office:string-value="Micrologic" calcext:value-type="string">
            <text:p>Micrologic</text:p>
          </table:table-cell>
          <table:table-cell table:formula="of:=[.B258]" office:value-type="float" office:value="800" calcext:value-type="float">
            <text:p>800</text:p>
          </table:table-cell>
          <table:table-cell table:formula="of:=[.K258]" office:value-type="float" office:value="800" calcext:value-type="float">
            <text:p>800</text:p>
          </table:table-cell>
          <table:table-cell office:value-type="float" office:value="42" calcext:value-type="float">
            <text:p>42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000" calcext:value-type="float">
            <text:p>1000</text:p>
          </table:table-cell>
          <table:table-cell office:value-type="string" calcext:value-type="string">
            <text:p>Micrologic</text:p>
          </table:table-cell>
          <table:table-cell table:formula="of:=[.B259] &amp; &quot;A, &quot; &amp; [.C259] &amp; &quot;, &quot; &amp; [.A259]" office:value-type="string" office:string-value="1000A, Micrologic, MasterPact" calcext:value-type="string">
            <text:p>1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59]" office:value-type="string" office:string-value="Micrologic" calcext:value-type="string">
            <text:p>Micrologic</text:p>
          </table:table-cell>
          <table:table-cell table:formula="of:=[.C259]" office:value-type="string" office:string-value="Micrologic" calcext:value-type="string">
            <text:p>Micrologic</text:p>
          </table:table-cell>
          <table:table-cell table:formula="of:=[.B259]" office:value-type="float" office:value="1000" calcext:value-type="float">
            <text:p>1000</text:p>
          </table:table-cell>
          <table:table-cell table:formula="of:=[.K259]" office:value-type="float" office:value="1000" calcext:value-type="float">
            <text:p>1000</text:p>
          </table:table-cell>
          <table:table-cell office:value-type="float" office:value="42" calcext:value-type="float">
            <text:p>42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250" calcext:value-type="float">
            <text:p>1250</text:p>
          </table:table-cell>
          <table:table-cell office:value-type="string" calcext:value-type="string">
            <text:p>Micrologic</text:p>
          </table:table-cell>
          <table:table-cell table:formula="of:=[.B260] &amp; &quot;A, &quot; &amp; [.C260] &amp; &quot;, &quot; &amp; [.A260]" office:value-type="string" office:string-value="1250A, Micrologic, MasterPact" calcext:value-type="string">
            <text:p>125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60]" office:value-type="string" office:string-value="Micrologic" calcext:value-type="string">
            <text:p>Micrologic</text:p>
          </table:table-cell>
          <table:table-cell table:formula="of:=[.C260]" office:value-type="string" office:string-value="Micrologic" calcext:value-type="string">
            <text:p>Micrologic</text:p>
          </table:table-cell>
          <table:table-cell table:formula="of:=[.B260]" office:value-type="float" office:value="1250" calcext:value-type="float">
            <text:p>1250</text:p>
          </table:table-cell>
          <table:table-cell table:formula="of:=[.K260]" office:value-type="float" office:value="1250" calcext:value-type="float">
            <text:p>1250</text:p>
          </table:table-cell>
          <table:table-cell office:value-type="float" office:value="42" calcext:value-type="float">
            <text:p>42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1600" calcext:value-type="float">
            <text:p>1600</text:p>
          </table:table-cell>
          <table:table-cell office:value-type="string" calcext:value-type="string">
            <text:p>Micrologic</text:p>
          </table:table-cell>
          <table:table-cell table:formula="of:=[.B261] &amp; &quot;A, &quot; &amp; [.C261] &amp; &quot;, &quot; &amp; [.A261]" office:value-type="string" office:string-value="1600A, Micrologic, MasterPact" calcext:value-type="string">
            <text:p>16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61]" office:value-type="string" office:string-value="Micrologic" calcext:value-type="string">
            <text:p>Micrologic</text:p>
          </table:table-cell>
          <table:table-cell table:formula="of:=[.C261]" office:value-type="string" office:string-value="Micrologic" calcext:value-type="string">
            <text:p>Micrologic</text:p>
          </table:table-cell>
          <table:table-cell table:formula="of:=[.B261]" office:value-type="float" office:value="1600" calcext:value-type="float">
            <text:p>1600</text:p>
          </table:table-cell>
          <table:table-cell table:formula="of:=[.K261]" office:value-type="float" office:value="1600" calcext:value-type="float">
            <text:p>1600</text:p>
          </table:table-cell>
          <table:table-cell office:value-type="float" office:value="42" calcext:value-type="float">
            <text:p>42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Micrologic</text:p>
          </table:table-cell>
          <table:table-cell table:formula="of:=[.B262] &amp; &quot;A, &quot; &amp; [.C262] &amp; &quot;, &quot; &amp; [.A262]" office:value-type="string" office:string-value="2000A, Micrologic, MasterPact" calcext:value-type="string">
            <text:p>2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62]" office:value-type="string" office:string-value="Micrologic" calcext:value-type="string">
            <text:p>Micrologic</text:p>
          </table:table-cell>
          <table:table-cell table:formula="of:=[.C262]" office:value-type="string" office:string-value="Micrologic" calcext:value-type="string">
            <text:p>Micrologic</text:p>
          </table:table-cell>
          <table:table-cell table:formula="of:=[.B262]" office:value-type="float" office:value="2000" calcext:value-type="float">
            <text:p>2000</text:p>
          </table:table-cell>
          <table:table-cell table:formula="of:=[.K262]" office:value-type="float" office:value="2000" calcext:value-type="float">
            <text:p>2000</text:p>
          </table:table-cell>
          <table:table-cell office:value-type="float" office:value="42" calcext:value-type="float">
            <text:p>42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2500" calcext:value-type="float">
            <text:p>2500</text:p>
          </table:table-cell>
          <table:table-cell office:value-type="string" calcext:value-type="string">
            <text:p>Micrologic</text:p>
          </table:table-cell>
          <table:table-cell table:formula="of:=[.B263] &amp; &quot;A, &quot; &amp; [.C263] &amp; &quot;, &quot; &amp; [.A263]" office:value-type="string" office:string-value="2500A, Micrologic, MasterPact" calcext:value-type="string">
            <text:p>25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63]" office:value-type="string" office:string-value="Micrologic" calcext:value-type="string">
            <text:p>Micrologic</text:p>
          </table:table-cell>
          <table:table-cell table:formula="of:=[.C263]" office:value-type="string" office:string-value="Micrologic" calcext:value-type="string">
            <text:p>Micrologic</text:p>
          </table:table-cell>
          <table:table-cell table:formula="of:=[.B263]" office:value-type="float" office:value="2500" calcext:value-type="float">
            <text:p>2500</text:p>
          </table:table-cell>
          <table:table-cell table:formula="of:=[.K263]" office:value-type="float" office:value="2500" calcext:value-type="float">
            <text:p>2500</text:p>
          </table:table-cell>
          <table:table-cell office:value-type="float" office:value="65" calcext:value-type="float">
            <text:p>65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3200" calcext:value-type="float">
            <text:p>3200</text:p>
          </table:table-cell>
          <table:table-cell office:value-type="string" calcext:value-type="string">
            <text:p>Micrologic</text:p>
          </table:table-cell>
          <table:table-cell table:formula="of:=[.B264] &amp; &quot;A, &quot; &amp; [.C264] &amp; &quot;, &quot; &amp; [.A264]" office:value-type="string" office:string-value="3200A, Micrologic, MasterPact" calcext:value-type="string">
            <text:p>32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64]" office:value-type="string" office:string-value="Micrologic" calcext:value-type="string">
            <text:p>Micrologic</text:p>
          </table:table-cell>
          <table:table-cell table:formula="of:=[.C264]" office:value-type="string" office:string-value="Micrologic" calcext:value-type="string">
            <text:p>Micrologic</text:p>
          </table:table-cell>
          <table:table-cell table:formula="of:=[.B264]" office:value-type="float" office:value="3200" calcext:value-type="float">
            <text:p>3200</text:p>
          </table:table-cell>
          <table:table-cell table:formula="of:=[.K264]" office:value-type="float" office:value="3200" calcext:value-type="float">
            <text:p>3200</text:p>
          </table:table-cell>
          <table:table-cell office:value-type="float" office:value="65" calcext:value-type="float">
            <text:p>65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4000" calcext:value-type="float">
            <text:p>4000</text:p>
          </table:table-cell>
          <table:table-cell office:value-type="string" calcext:value-type="string">
            <text:p>Micrologic</text:p>
          </table:table-cell>
          <table:table-cell table:formula="of:=[.B265] &amp; &quot;A, &quot; &amp; [.C265] &amp; &quot;, &quot; &amp; [.A265]" office:value-type="string" office:string-value="4000A, Micrologic, MasterPact" calcext:value-type="string">
            <text:p>4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65]" office:value-type="string" office:string-value="Micrologic" calcext:value-type="string">
            <text:p>Micrologic</text:p>
          </table:table-cell>
          <table:table-cell table:formula="of:=[.C265]" office:value-type="string" office:string-value="Micrologic" calcext:value-type="string">
            <text:p>Micrologic</text:p>
          </table:table-cell>
          <table:table-cell table:formula="of:=[.B265]" office:value-type="float" office:value="4000" calcext:value-type="float">
            <text:p>4000</text:p>
          </table:table-cell>
          <table:table-cell table:formula="of:=[.K265]" office:value-type="float" office:value="4000" calcext:value-type="float">
            <text:p>4000</text:p>
          </table:table-cell>
          <table:table-cell office:value-type="float" office:value="100" calcext:value-type="float">
            <text:p>100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5000" calcext:value-type="float">
            <text:p>5000</text:p>
          </table:table-cell>
          <table:table-cell office:value-type="string" calcext:value-type="string">
            <text:p>Micrologic</text:p>
          </table:table-cell>
          <table:table-cell table:formula="of:=[.B266] &amp; &quot;A, &quot; &amp; [.C266] &amp; &quot;, &quot; &amp; [.A266]" office:value-type="string" office:string-value="5000A, Micrologic, MasterPact" calcext:value-type="string">
            <text:p>50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66]" office:value-type="string" office:string-value="Micrologic" calcext:value-type="string">
            <text:p>Micrologic</text:p>
          </table:table-cell>
          <table:table-cell table:formula="of:=[.C266]" office:value-type="string" office:string-value="Micrologic" calcext:value-type="string">
            <text:p>Micrologic</text:p>
          </table:table-cell>
          <table:table-cell table:formula="of:=[.B266]" office:value-type="float" office:value="5000" calcext:value-type="float">
            <text:p>5000</text:p>
          </table:table-cell>
          <table:table-cell table:formula="of:=[.K266]" office:value-type="float" office:value="5000" calcext:value-type="float">
            <text:p>5000</text:p>
          </table:table-cell>
          <table:table-cell office:value-type="float" office:value="100" calcext:value-type="float">
            <text:p>100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  <table:table-row table:style-name="ro1">
          <table:table-cell office:value-type="string" calcext:value-type="string">
            <text:p>MasterPact</text:p>
          </table:table-cell>
          <table:table-cell office:value-type="float" office:value="6300" calcext:value-type="float">
            <text:p>6300</text:p>
          </table:table-cell>
          <table:table-cell office:value-type="string" calcext:value-type="string">
            <text:p>Micrologic</text:p>
          </table:table-cell>
          <table:table-cell table:formula="of:=[.B267] &amp; &quot;A, &quot; &amp; [.C267] &amp; &quot;, &quot; &amp; [.A267]" office:value-type="string" office:string-value="6300A, Micrologic, MasterPact" calcext:value-type="string">
            <text:p>6300A, Micrologic, MasterPact</text:p>
          </table:table-cell>
          <table:table-cell office:value-type="string" calcext:value-type="string">
            <text:p>ACB - Schneider MasterPact</text:p>
          </table:table-cell>
          <table:table-cell office:value-type="string" calcext:value-type="string">
            <text:p>True</text:p>
          </table:table-cell>
          <table:table-cell office:value-type="string" calcext:value-type="string">
            <text:p>Schneider MasterPact</text:p>
          </table:table-cell>
          <table:table-cell office:value-type="string" calcext:value-type="string">
            <text:p>ACB</text:p>
          </table:table-cell>
          <table:table-cell table:formula="of:=[.C267]" office:value-type="string" office:string-value="Micrologic" calcext:value-type="string">
            <text:p>Micrologic</text:p>
          </table:table-cell>
          <table:table-cell table:formula="of:=[.C267]" office:value-type="string" office:string-value="Micrologic" calcext:value-type="string">
            <text:p>Micrologic</text:p>
          </table:table-cell>
          <table:table-cell table:formula="of:=[.B267]" office:value-type="float" office:value="6300" calcext:value-type="float">
            <text:p>6300</text:p>
          </table:table-cell>
          <table:table-cell table:formula="of:=[.K267]" office:value-type="float" office:value="6300" calcext:value-type="float">
            <text:p>6300</text:p>
          </table:table-cell>
          <table:table-cell office:value-type="float" office:value="100" calcext:value-type="float">
            <text:p>100</text:p>
          </table:table-cell>
          <table:table-cell table:formula="of:=&quot;('acb_schneider', '', 'micrologic_l.json')&quot;" office:value-type="string" office:string-value="('acb_schneider', '', 'micrologic_l.json')" calcext:value-type="string">
            <text:p>('acb_schneider', '', 'micrologic_l.json')</text:p>
          </table:table-cell>
          <table:table-cell table:formula="of:=&quot;('acb_schneider', '', 'micrologic_g.json')&quot;" office:value-type="string" office:string-value="('acb_schneider', '', 'micrologic_g.json')" calcext:value-type="string">
            <text:p>('acb_schneider', '', 'micrologic_g.json')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Arabic UI" svg:font-family="'Noto Sans Arabic U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date>2023-10-07T17:18:24.188292067</dc:date>
    <dc:creator>Manu Varkey</dc:creator>
    <meta:editing-duration>PT3H43M45S</meta:editing-duration>
    <meta:editing-cycles>274</meta:editing-cycles>
    <meta:document-statistic meta:table-count="1" meta:cell-count="3613" meta:object-count="0"/>
  </office:meta>
</office:document-meta>
</file>